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Times New RomanPSMT" svg:font-family="'Times New RomanPSMT'" style:font-family-generic="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4"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5" style:family="paragraph" style:parent-style-name="Standard">
      <style:paragraph-properties fo:margin-left="0cm" fo:margin-right="0cm" fo:text-align="justify" style:justify-single-word="false" fo:text-indent="0cm" style:auto-text-indent="false"/>
      <style:text-properties style:font-name="Times New RomanPSMT" fo:font-size="9.5pt" fo:font-weight="normal" style:font-size-asian="9.5pt" style:font-weight-asian="normal" style:font-size-complex="9.5pt" style:font-weight-complex="normal"/>
    </style:style>
    <style:style style:name="P6" style:family="paragraph" style:parent-style-name="Standard">
      <style:paragraph-properties fo:margin-left="0cm" fo:margin-right="0cm" fo:text-align="justify" style:justify-single-word="false" fo:text-indent="0cm" style:auto-text-indent="false"/>
      <style:text-properties style:font-name="Times New RomanPSMT" fo:font-size="10.1000003814697pt" fo:font-weight="normal" style:font-size-asian="10.1000003814697pt" style:font-weight-asian="normal" style:font-size-complex="10.1000003814697pt" style:font-weight-complex="normal"/>
    </style:style>
    <style:style style:name="P7" style:family="paragraph" style:parent-style-name="Standard">
      <style:paragraph-properties fo:margin-left="0cm" fo:margin-right="0cm" fo:text-align="justify" style:justify-single-word="false" fo:text-indent="0cm" style:auto-text-indent="false" fo:break-before="page"/>
      <style:text-properties style:font-name="Times New Roman" fo:font-size="10.1000003814697pt" fo:font-weight="normal" style:font-size-asian="10.1000003814697pt" style:font-weight-asian="normal" style:font-size-complex="10.1000003814697pt" style:font-weight-complex="normal"/>
    </style:style>
    <style:style style:name="P8"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9"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0" style:family="paragraph" style:parent-style-name="Standard">
      <style:paragraph-properties fo:margin-left="0cm" fo:margin-right="0cm" fo:text-align="justify" style:justify-single-word="false" fo:text-indent="0.499cm" style:auto-text-indent="false"/>
      <style:text-properties style:font-name="Times New RomanPSMT" fo:font-size="10.1000003814697pt" fo:font-weight="normal" style:font-size-asian="10.1000003814697pt" style:font-weight-asian="normal" style:font-size-complex="10.1000003814697pt" style:font-weight-complex="normal"/>
    </style:style>
    <style:style style:name="P11" style:family="paragraph" style:parent-style-name="Standard" style:master-page-name="">
      <style:paragraph-properties fo:margin-left="0.921cm" fo:margin-right="0.921cm" fo:text-align="justify" style:justify-single-word="false" fo:text-indent="0cm"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12"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3" style:family="paragraph" style:parent-style-name="Standard" style:list-style-name="L1">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4"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style:font-name="Times New Roman" fo:font-size="10.1000003814697pt" fo:font-weight="normal" style:font-size-asian="10.1000003814697pt" style:font-weight-asian="normal" style:font-size-complex="10.1000003814697pt" style:font-weight-complex="normal"/>
    </style:style>
    <style:style style:name="P15"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16"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fo:font-size="9pt" style:font-size-asian="9pt" style:font-size-complex="9pt"/>
    </style:style>
    <style:style style:name="P17"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8" style:family="paragraph" style:parent-style-name="Heading_20_1">
      <style:paragraph-properties fo:margin-top="0cm" fo:margin-bottom="0cm" fo:text-align="center" style:justify-single-word="false"/>
      <style:text-properties style:font-name="Century Schoolbook L" fo:font-size="14pt" style:font-size-asian="14pt" style:font-size-complex="14pt"/>
    </style:style>
    <style:style style:name="P19" style:family="paragraph" style:parent-style-name="Heading_20_2">
      <style:text-properties fo:font-size="12pt" fo:font-style="normal" style:font-size-asian="12pt" style:font-style-asian="normal" style:font-size-complex="12pt" style:font-style-complex="normal"/>
    </style:style>
    <style:style style:name="P20" style:family="paragraph" style:parent-style-name="Heading_20_2">
      <style:paragraph-properties fo:margin-left="0cm" fo:margin-right="0cm" fo:text-align="justify" style:justify-single-word="false" fo:text-indent="0cm"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21" style:family="paragraph">
      <style:paragraph-properties fo:text-align="start" style:writing-mode="lr-tb"/>
    </style:style>
    <style:style style:name="P22" style:family="paragraph">
      <style:paragraph-properties fo:text-align="start" style:writing-mode="lr-tb"/>
      <style:text-properties fo:font-size="24pt"/>
    </style:style>
    <style:style style:name="P23" style:family="paragraph">
      <style:paragraph-properties fo:text-align="start" style:writing-mode="lr-tb"/>
      <style:text-properties fo:font-size="6.5pt" style:font-size-asian="6.5pt" style:font-size-complex="6.5pt"/>
    </style:style>
    <style:style style:name="P24" style:family="paragraph">
      <style:paragraph-properties fo:text-align="start" style:writing-mode="lr-tb"/>
      <style:text-properties fo:font-size="6.69999980926514pt" style:font-size-asian="6.69999980926514pt" style:font-size-complex="6.69999980926514pt"/>
    </style:style>
    <style:style style:name="P25" style:family="paragraph">
      <style:paragraph-properties fo:text-align="start" style:writing-mode="lr-tb"/>
      <style:text-properties fo:font-size="6.40000009536743pt" style:font-size-asian="6.40000009536743pt" style:font-size-complex="6.40000009536743pt"/>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tyle="italic" fo:font-weight="normal" style:font-style-asian="italic" style:font-weight-asian="normal" style:font-style-complex="italic" style:font-weight-complex="normal"/>
    </style:style>
    <style:style style:name="T3" style:family="text">
      <style:text-properties style:font-name="Century Schoolbook L"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6pt" fo:font-style="italic" style:font-size-asian="6pt" style:font-style-asian="italic" style:font-size-complex="6pt" style:font-style-complex="italic"/>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style:use-window-font-color="true"/>
    </style:style>
    <style:style style:name="T9" style:family="text">
      <style:text-properties fo:color="#ff0000"/>
    </style:style>
    <style:style style:name="T10" style:family="text">
      <style:text-properties fo:color="#800000"/>
    </style:style>
    <style:style style:name="T11" style:family="text">
      <style:text-properties fo:color="#000000" style:font-name="Arial1" fo:font-size="7.19999980926514pt" style:font-size-asian="7.19999980926514pt" style:font-name-complex="Arial1" style:font-size-complex="7.19999980926514pt"/>
    </style:style>
    <style:style style:name="T12" style:family="text">
      <style:text-properties fo:color="#000000" style:font-name="Arial1" fo:font-size="6.5pt" style:font-size-asian="6.5pt" style:font-name-complex="Arial1" style:font-size-complex="6.5pt"/>
    </style:style>
    <style:style style:name="T13" style:family="text">
      <style:text-properties fo:color="#000000" style:font-name="Arial1" fo:font-size="6.90000009536743pt" style:font-size-asian="6.90000009536743pt" style:font-name-complex="Arial1" style:font-size-complex="6.90000009536743pt"/>
    </style:style>
    <style:style style:name="T14" style:family="text">
      <style:text-properties fo:color="#000000" style:font-name="Arial1" fo:font-size="6.69999980926514pt" style:font-size-asian="6.69999980926514pt" style:font-name-complex="Arial1" style:font-size-complex="6.69999980926514pt"/>
    </style:style>
    <style:style style:name="T15" style:family="text">
      <style:text-properties fo:color="#000000" style:font-name="Arial1" fo:font-size="6.40000009536743pt" style:font-size-asian="6.40000009536743pt" style:font-name-complex="Arial1" style:font-size-complex="6.40000009536743pt"/>
    </style:style>
    <style:style style:name="T16" style:family="text">
      <style:text-properties fo:color="#000000" style:font-name="Arial1" fo:font-size="7.09999990463257pt" style:font-size-asian="7.09999990463257pt" style:font-name-complex="Arial1" style:font-size-complex="7.09999990463257pt"/>
    </style:style>
    <style:style style:name="T17" style:family="text">
      <style:text-properties fo:color="#000000" style:font-name="Arial1" fo:font-size="6.09999990463257pt" style:font-size-asian="6.09999990463257pt" style:font-name-complex="Arial1" style:font-size-complex="6.09999990463257pt"/>
    </style:style>
    <style:style style:name="T18" style:family="text">
      <style:text-properties fo:color="#000000" style:font-name="Times New Roman1" fo:font-size="11pt" fo:font-style="italic" style:font-size-asian="11pt" style:font-name-complex="Times New Roman1" style:font-size-complex="11pt" style:font-style-complex="italic"/>
    </style:style>
    <style:style style:name="T19"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20" style:family="text">
      <style:text-properties fo:color="#000000" style:font-name="OpenSymbol" fo:font-size="11pt" style:font-size-asian="11pt" style:font-name-complex="OpenSymbol" style:font-size-complex="11pt"/>
    </style:style>
    <style:style style:name="T21" style:family="text">
      <style:text-properties fo:color="#000000" style:font-name="OpenSymbol" fo:font-size="29.8999996185303pt" style:font-size-asian="29.8999996185303pt" style:font-name-complex="OpenSymbol" style:font-size-complex="29.8999996185303pt"/>
    </style:style>
    <style:style style:name="T22" style:family="text">
      <style:text-properties fo:color="#000000" style:font-name="Times New Roman1" fo:font-size="11pt" style:font-size-asian="11pt" style:font-name-complex="Times New Roman1" style:font-size-complex="11pt"/>
    </style:style>
    <style:style style:name="T23" style:family="text">
      <style:text-properties fo:color="#000000" style:font-name="OpenSymbol" fo:font-size="16pt" style:font-size-asian="16pt" style:font-name-complex="OpenSymbol" style:font-size-complex="16pt"/>
    </style:style>
    <style:style style:name="T24" style:family="text">
      <style:text-properties fo:color="#000000" style:font-name="OpenSymbol" fo:font-size="6.59999990463257pt" style:font-size-asian="6.59999990463257pt" style:font-name-complex="OpenSymbol" style:font-size-complex="6.59999990463257pt"/>
    </style:style>
    <style:style style:name="T25" style:family="text">
      <style:text-properties fo:color="#000000" style:font-name="Times New Roman1" fo:font-size="6.59999990463257pt" style:font-size-asian="6.59999990463257pt" style:font-name-complex="Times New Roman1" style:font-size-complex="6.59999990463257pt"/>
    </style:style>
    <style:style style:name="T26" style:family="text">
      <style:text-properties fo:color="#000000" style:font-name="OpenSymbol" fo:font-size="14.6000003814697pt" style:font-size-asian="14.6000003814697pt" style:font-name-complex="OpenSymbol" style:font-size-complex="14.6000003814697pt"/>
    </style:style>
    <style:style style:name="T27" style:family="text">
      <style:text-properties fo:color="#000000" style:font-name="Courier New" fo:font-size="8pt" style:font-size-asian="8pt" style:font-name-complex="Courier New" style:font-size-complex="8pt"/>
    </style:style>
    <style:style style:name="T28" style:family="text">
      <style:text-properties fo:color="#000000" style:font-name="Arial1" fo:font-size="7pt" style:font-size-asian="7pt" style:font-name-complex="Arial1" style:font-size-complex="7pt"/>
    </style:style>
    <text:list-style style:name="L1">
      <text:list-level-style-number text:level="1"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color="#000000" draw:marker-start="" draw:marker-end="" draw:fill="solid" draw:fill-color="#ffffff" style:run-through="foreground"/>
    </style:style>
    <style:style style:name="gr3" style:family="graphic">
      <style:graphic-properties draw:stroke="solid" svg:stroke-width="0.004cm" svg:stroke-color="#000000" draw:marker-start="" draw:marker-end="" draw:fill="solid" draw:fill-color="#ffffff" fo:padding-top="0.002cm" fo:padding-bottom="0.002cm" fo:padding-left="0.002cm" fo:padding-right="0.002cm" style:run-through="foreground"/>
    </style:style>
    <style:style style:name="gr4" style:family="graphic">
      <style:graphic-properties draw:stroke="solid" svg:stroke-color="#000000" draw:marker-start="" draw:marker-end="" draw:fill="none"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252cm" fo:min-width="0.497cm" fo:padding-top="0cm" fo:padding-bottom="0cm" fo:padding-left="0cm" fo:padding-right="0cm"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254cm" fo:min-width="1.044cm" fo:padding-top="0cm" fo:padding-bottom="0cm" fo:padding-left="0cm" fo:padding-right="0cm"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254cm" fo:min-width="0.596cm" fo:padding-top="0cm" fo:padding-bottom="0cm" fo:padding-left="0cm" fo:padding-right="0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252cm" fo:min-width="0.152cm" fo:padding-top="0cm" fo:padding-bottom="0cm" fo:padding-left="0cm" fo:padding-right="0cm" style:run-through="foreground"/>
    </style:style>
    <style:style style:name="gr9" style:family="graphic">
      <style:graphic-properties draw:stroke="solid" svg:stroke-width="0.004cm" svg:stroke-color="#000000" draw:marker-start="" draw:marker-end="" draw:fill="solid" draw:fill-color="#000000" fo:padding-top="0.002cm" fo:padding-bottom="0.002cm" fo:padding-left="0.002cm" fo:padding-right="0.002cm" style:run-through="foreground"/>
    </style:style>
    <style:style style:name="gr10" style:family="graphic">
      <style:graphic-properties draw:stroke="solid" svg:stroke-width="0.004cm" svg:stroke-color="#000000" draw:marker-start="" draw:marker-end="" draw:fill="none" fo:padding-top="0.002cm" fo:padding-bottom="0.002cm" fo:padding-left="0.002cm" fo:padding-right="0.002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252cm" fo:min-width="0.141cm" fo:padding-top="0cm" fo:padding-bottom="0cm" fo:padding-left="0cm" fo:padding-right="0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252cm" fo:min-width="0.145cm" fo:padding-top="0cm" fo:padding-bottom="0cm" fo:padding-left="0cm" fo:padding-right="0cm" style:run-through="foreground"/>
    </style:style>
    <style:style style:name="gr13" style:family="graphic">
      <style:graphic-properties draw:stroke="solid" svg:stroke-color="#000000" draw:marker-start="" draw:marker-end="" draw:fill="solid" draw:fill-color="#ffffff" style:run-through="foreground" style:vertical-pos="from-top" style:vertical-rel="page" style:horizontal-pos="from-left" style:horizontal-rel="paragraph" draw:wrap-influence-on-position="once-concurrent" style:flow-with-text="false"/>
    </style:style>
    <style:style style:name="gr14" style:family="graphic">
      <style:graphic-properties draw:stroke="none" draw:marker-start="" draw:marker-end="" draw:fill="none" draw:textarea-horizontal-align="left" draw:textarea-vertical-align="top" draw:auto-grow-height="true" draw:auto-grow-width="true" fo:min-height="0.243cm" fo:min-width="0.47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15" style:family="graphic">
      <style:graphic-properties draw:stroke="solid" svg:stroke-width="0.004cm" svg:stroke-color="#000000" draw:marker-start="" draw:marker-end="" draw:fill="solid" draw:fill-color="#ffffff"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16" style:family="graphic">
      <style:graphic-properties draw:stroke="solid" svg:stroke-color="#000000" draw:marker-start="" draw:marker-end="" draw:fill="none" style:run-through="foreground" style:vertical-pos="from-top" style:vertical-rel="page" style:horizontal-pos="from-left" style:horizontal-rel="paragraph" draw:wrap-influence-on-position="once-concurrent" style:flow-with-text="false"/>
    </style:style>
    <style:style style:name="gr17" style:family="graphic">
      <style:graphic-properties draw:stroke="none" draw:marker-start="" draw:marker-end="" draw:fill="none" draw:textarea-horizontal-align="left" draw:textarea-vertical-align="top" draw:auto-grow-height="true" draw:auto-grow-width="true" fo:min-height="0.243cm" fo:min-width="2.85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18" style:family="graphic">
      <style:graphic-properties draw:stroke="none" draw:marker-start="" draw:marker-end="" draw:fill="none" draw:textarea-horizontal-align="left" draw:textarea-vertical-align="top" draw:auto-grow-height="true" draw:auto-grow-width="true" fo:min-height="0.243cm" fo:min-width="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19" style:family="graphic">
      <style:graphic-properties draw:stroke="dash" svg:stroke-color="#4c4c4c" draw:marker-start="" draw:marker-end="" draw:fill="none" style:run-through="foreground" style:vertical-pos="from-top" style:vertical-rel="page" style:horizontal-pos="from-left" style:horizontal-rel="paragraph" draw:wrap-influence-on-position="once-concurrent" style:flow-with-text="false"/>
    </style:style>
    <style:style style:name="gr20" style:family="graphic">
      <style:graphic-properties draw:stroke="none" draw:marker-start="" draw:marker-end="" draw:fill="none" draw:textarea-horizontal-align="left" draw:textarea-vertical-align="top" draw:auto-grow-height="true" draw:auto-grow-width="true" fo:min-height="0.243cm" fo:min-width="0.56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21" style:family="graphic">
      <style:graphic-properties draw:stroke="solid" svg:stroke-width="0.004cm" svg:stroke-color="#4c4c4c" draw:marker-start="" draw:marker-end="" draw:fill="solid" draw:fill-color="#ffffff"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22" style:family="graphic">
      <style:graphic-properties draw:stroke="none" draw:marker-start="" draw:marker-end="" draw:fill="none" draw:textarea-horizontal-align="left" draw:textarea-vertical-align="top" draw:auto-grow-height="true" draw:auto-grow-width="true" fo:min-height="0.243cm" fo:min-width="0.70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23" style:family="graphic">
      <style:graphic-properties draw:stroke="none" draw:marker-start="" draw:marker-end="" draw:fill="none" draw:textarea-horizontal-align="left" draw:textarea-vertical-align="top" draw:auto-grow-height="true" draw:auto-grow-width="true" fo:min-height="0.243cm" fo:min-width="0.57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24" style:family="graphic">
      <style:graphic-properties draw:stroke="solid" svg:stroke-width="0.004cm" svg:stroke-color="#4c4c4c" draw:marker-start="" draw:marker-end="" draw:fill="solid" draw:fill-color="#000000"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25" style:family="graphic">
      <style:graphic-properties draw:stroke="solid" svg:stroke-width="0.004cm" svg:stroke-color="#000000" draw:marker-start="" draw:marker-end="" draw:fill="none"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26" style:family="graphic">
      <style:graphic-properties draw:stroke="solid" svg:stroke-width="0.004cm" svg:stroke-color="#000000" draw:marker-start="" draw:marker-end="" draw:fill="solid" draw:fill-color="#000000"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27" style:family="graphic">
      <style:graphic-properties draw:stroke="none" draw:marker-start="" draw:marker-end="" draw:fill="solid" draw:fill-color="#000000" style:run-through="foreground" style:vertical-pos="from-top" style:vertical-rel="page" style:horizontal-pos="from-left" style:horizontal-rel="paragraph" draw:wrap-influence-on-position="once-concurrent" style:flow-with-text="false"/>
    </style:style>
    <style:style style:name="gr28" style:family="graphic">
      <style:graphic-properties draw:stroke="none" draw:marker-start="" draw:marker-end="" draw:fill="none" draw:textarea-horizontal-align="left" draw:textarea-vertical-align="top" draw:auto-grow-height="true" draw:auto-grow-width="true" fo:min-height="0.243cm" fo:min-width="0.70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29" style:family="graphic">
      <style:graphic-properties draw:stroke="none" draw:marker-start="" draw:marker-end="" draw:fill="none" draw:textarea-horizontal-align="left" draw:textarea-vertical-align="top" draw:auto-grow-height="true" draw:auto-grow-width="true" fo:min-height="0.243cm" fo:min-width="1.0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0" style:family="graphic">
      <style:graphic-properties draw:stroke="none" draw:marker-start="" draw:marker-end="" draw:fill="none" draw:textarea-horizontal-align="left" draw:textarea-vertical-align="top" draw:auto-grow-height="true" draw:auto-grow-width="true" fo:min-height="0.243cm" fo:min-width="0.265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1" style:family="graphic">
      <style:graphic-properties draw:stroke="none" draw:marker-start="" draw:marker-end="" draw:fill="none" draw:textarea-horizontal-align="left" draw:textarea-vertical-align="top" draw:auto-grow-height="true" draw:auto-grow-width="true" fo:min-height="0.243cm" fo:min-width="2.85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2" style:family="graphic">
      <style:graphic-properties draw:stroke="none" draw:marker-start="" draw:marker-end="" draw:fill="none" draw:textarea-horizontal-align="left" draw:textarea-vertical-align="top" draw:auto-grow-height="true" draw:auto-grow-width="true" fo:min-height="0.243cm" fo:min-width="3.985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3" style:family="graphic">
      <style:graphic-properties draw:stroke="none" draw:marker-start="" draw:marker-end="" draw:fill="none" draw:textarea-horizontal-align="left" draw:textarea-vertical-align="top" draw:auto-grow-height="true" draw:auto-grow-width="true" fo:min-height="0.243cm" fo:min-width="3.61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4" style:family="graphic">
      <style:graphic-properties draw:stroke="none" draw:marker-start="" draw:marker-end="" draw:fill="none" draw:textarea-horizontal-align="left" draw:textarea-vertical-align="top" draw:auto-grow-height="true" draw:auto-grow-width="true" fo:min-height="0.243cm" fo:min-width="1.00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5" style:family="graphic">
      <style:graphic-properties draw:stroke="none" draw:marker-start="" draw:marker-end="" draw:fill="none" draw:textarea-horizontal-align="left" draw:textarea-vertical-align="top" draw:auto-grow-height="true" draw:auto-grow-width="true" fo:min-height="0.243cm" fo:min-width="0.25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6" style:family="graphic">
      <style:graphic-properties draw:stroke="none" draw:marker-start="" draw:marker-end="" draw:fill="none" draw:textarea-horizontal-align="left" draw:textarea-vertical-align="top" draw:auto-grow-height="true" draw:auto-grow-width="true" fo:min-height="0.25cm" fo:min-width="0.72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7" style:family="graphic">
      <style:graphic-properties draw:stroke="none" draw:marker-start="" draw:marker-end="" draw:fill="none" draw:textarea-horizontal-align="left" draw:textarea-vertical-align="top" draw:auto-grow-height="true" draw:auto-grow-width="true" fo:min-height="0.25cm" fo:min-width="0.58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8" style:family="graphic">
      <style:graphic-properties draw:stroke="none" draw:marker-start="" draw:marker-end="" draw:fill="none" draw:textarea-horizontal-align="left" draw:textarea-vertical-align="top" draw:auto-grow-height="true" draw:auto-grow-width="true" fo:min-height="0.25cm" fo:min-width="0.58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9" style:family="graphic">
      <style:graphic-properties draw:stroke="none" draw:marker-start="" draw:marker-end="" draw:fill="none" draw:textarea-horizontal-align="left" draw:textarea-vertical-align="top" draw:auto-grow-height="true" draw:auto-grow-width="true" fo:min-height="0.25cm" fo:min-width="1.42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0" style:family="graphic">
      <style:graphic-properties draw:stroke="none" draw:marker-start="" draw:marker-end="" draw:fill="none" draw:textarea-horizontal-align="left" draw:textarea-vertical-align="top" draw:auto-grow-height="true" draw:auto-grow-width="true" fo:min-height="0.25cm" fo:min-width="1.28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1" style:family="graphic">
      <style:graphic-properties draw:stroke="none" draw:marker-start="" draw:marker-end="" draw:fill="none" draw:textarea-horizontal-align="left" draw:textarea-vertical-align="top" draw:auto-grow-height="true" draw:auto-grow-width="true" fo:min-height="0.25cm" fo:min-width="1.03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2" style:family="graphic">
      <style:graphic-properties draw:stroke="none" draw:marker-start="" draw:marker-end="" draw:fill="none" draw:textarea-horizontal-align="left" draw:textarea-vertical-align="top" draw:auto-grow-height="true" draw:auto-grow-width="true" fo:min-height="0.291cm" fo:min-width="0.72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3" style:family="graphic">
      <style:graphic-properties draw:stroke="none" draw:marker-start="" draw:marker-end="" draw:fill="none" draw:textarea-horizontal-align="left" draw:textarea-vertical-align="top" draw:auto-grow-height="true" draw:auto-grow-width="true" fo:min-height="0.266cm" fo:min-width="0.66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4" style:family="graphic">
      <style:graphic-properties draw:stroke="none" draw:marker-start="" draw:marker-end="" draw:fill="none" draw:textarea-horizontal-align="left" draw:textarea-vertical-align="top" draw:auto-grow-height="true" draw:auto-grow-width="true" fo:min-height="0.25cm" fo:min-width="2.32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5" style:family="graphic">
      <style:graphic-properties draw:stroke="none" draw:marker-start="" draw:marker-end="" draw:fill="none" draw:textarea-horizontal-align="left" draw:textarea-vertical-align="top" draw:auto-grow-height="true" draw:auto-grow-width="true" fo:min-height="0.25cm" fo:min-width="3.13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6" style:family="graphic">
      <style:graphic-properties draw:stroke="none" draw:marker-start="" draw:marker-end="" draw:fill="none" draw:textarea-horizontal-align="left" draw:textarea-vertical-align="top" draw:auto-grow-height="true" draw:auto-grow-width="true" fo:min-height="0.25cm" fo:min-width="0.26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7" style:family="graphic">
      <style:graphic-properties draw:stroke="none" draw:marker-start="" draw:marker-end="" draw:fill="none" draw:textarea-horizontal-align="left" draw:textarea-vertical-align="top" draw:auto-grow-height="true" draw:auto-grow-width="true" fo:min-height="0.273cm" fo:min-width="1.229cm" fo:padding-top="0cm" fo:padding-bottom="0cm" fo:padding-left="0cm" fo:padding-right="0cm"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273cm" fo:min-width="0.199cm" fo:padding-top="0cm" fo:padding-bottom="0cm" fo:padding-left="0cm" fo:padding-right="0cm"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273cm" fo:min-width="0.383cm" fo:padding-top="0cm" fo:padding-bottom="0cm" fo:padding-left="0cm" fo:padding-right="0cm"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215cm" fo:min-width="0.76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1" style:family="graphic">
      <style:graphic-properties draw:stroke="none" draw:marker-start="" draw:marker-end="" draw:fill="none" draw:textarea-horizontal-align="left" draw:textarea-vertical-align="top" draw:auto-grow-height="true" draw:auto-grow-width="true" fo:min-height="0.215cm" fo:min-width="1.12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2" style:family="graphic">
      <style:graphic-properties draw:stroke="none" draw:marker-start="" draw:marker-end="" draw:fill="none" draw:textarea-horizontal-align="left" draw:textarea-vertical-align="top" draw:auto-grow-height="true" draw:auto-grow-width="true" fo:min-height="0.215cm" fo:min-width="0.60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3" style:family="graphic">
      <style:graphic-properties draw:stroke="none" draw:marker-start="" draw:marker-end="" draw:fill="none" draw:textarea-horizontal-align="left" draw:textarea-vertical-align="top" draw:auto-grow-height="true" draw:auto-grow-width="true" fo:min-height="0.215cm" fo:min-width="0.953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4" style:family="graphic">
      <style:graphic-properties draw:stroke="none" draw:marker-start="" draw:marker-end="" draw:fill="none" draw:textarea-horizontal-align="left" draw:textarea-vertical-align="top" draw:auto-grow-height="true" draw:auto-grow-width="true" fo:min-height="0.215cm" fo:min-width="1.15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5" style:family="graphic">
      <style:graphic-properties draw:stroke="none" draw:marker-start="" draw:marker-end="" draw:fill="none" draw:textarea-horizontal-align="left" draw:textarea-vertical-align="top" draw:auto-grow-height="true" draw:auto-grow-width="true" fo:min-height="0.215cm" fo:min-width="0.483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6" style:family="graphic">
      <style:graphic-properties draw:stroke="none" draw:marker-start="" draw:marker-end="" draw:fill="none" draw:textarea-horizontal-align="left" draw:textarea-vertical-align="top" draw:auto-grow-height="true" draw:auto-grow-width="true" fo:min-height="0.215cm" fo:min-width="1.803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7" style:family="graphic">
      <style:graphic-properties draw:stroke="none" draw:marker-start="" draw:marker-end="" draw:fill="none" draw:textarea-horizontal-align="left" draw:textarea-vertical-align="top" draw:auto-grow-height="true" draw:auto-grow-width="true" fo:min-height="0.215cm" fo:min-width="2.38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8" style:family="graphic">
      <style:graphic-properties style:run-through="foreground" style:vertical-pos="middle" style:vertical-rel="baseline" style:horizontal-pos="from-left" style:horizontal-rel="paragraph" draw:wrap-influence-on-position="once-concurrent" style:flow-with-text="false"/>
    </style:style>
    <style:style style:name="gr59" style:family="graphic">
      <style:graphic-properties draw:stroke="none" draw:marker-start="" draw:marker-end="" draw:fill="none" draw:textarea-horizontal-align="left" draw:textarea-vertical-align="top" draw:auto-grow-height="true" draw:auto-grow-width="true" fo:min-height="0.388cm" fo:min-width="0cm" fo:padding-top="0cm" fo:padding-bottom="0cm" fo:padding-left="0cm" fo:padding-right="0cm"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233cm" fo:min-width="0cm" fo:padding-top="0cm" fo:padding-bottom="0cm" fo:padding-left="0cm" fo:padding-right="0cm"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1.055cm" fo:min-width="0cm" fo:padding-top="0cm" fo:padding-bottom="0cm" fo:padding-left="0cm" fo:padding-right="0cm"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388cm" fo:min-width="0.106cm" fo:padding-top="0cm" fo:padding-bottom="0cm" fo:padding-left="0cm" fo:padding-right="0cm" style:run-through="foreground"/>
    </style:style>
    <style:style style:name="gr63" style:family="graphic">
      <style:graphic-properties style:run-through="foreground" style:vertical-pos="from-top" style:horizontal-pos="from-left" style:horizontal-rel="paragraph" draw:wrap-influence-on-position="once-concurrent" style:flow-with-text="false"/>
    </style:style>
    <style:style style:name="gr64" style:family="graphic">
      <style:graphic-properties draw:stroke="none" draw:marker-start="" draw:marker-end="" draw:fill="none" draw:textarea-horizontal-align="left" draw:textarea-vertical-align="top" draw:auto-grow-height="true" draw:auto-grow-width="true" fo:min-height="0.388cm" fo:min-width="0.212cm" fo:padding-top="0cm" fo:padding-bottom="0cm" fo:padding-left="0cm" fo:padding-right="0cm"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564cm" fo:min-width="0cm" fo:padding-top="0cm" fo:padding-bottom="0cm" fo:padding-left="0cm" fo:padding-right="0cm"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233cm" fo:min-width="0.183cm" fo:padding-top="0cm" fo:padding-bottom="0cm" fo:padding-left="0cm" fo:padding-right="0cm"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388cm" fo:min-width="0.342cm" fo:padding-top="0cm" fo:padding-bottom="0cm" fo:padding-left="0cm" fo:padding-right="0cm"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233cm" fo:min-width="0.185cm" fo:padding-top="0cm" fo:padding-bottom="0cm" fo:padding-left="0cm" fo:padding-right="0cm"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515cm" fo:min-width="0cm" fo:padding-top="0cm" fo:padding-bottom="0cm" fo:padding-left="0cm" fo:padding-right="0cm"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388cm" fo:min-width="0.312cm" fo:padding-top="0cm" fo:padding-bottom="0cm" fo:padding-left="0cm" fo:padding-right="0cm" style:run-through="foreground"/>
    </style:style>
    <style:style style:name="gr7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2" style:family="graphic">
      <style:graphic-properties draw:stroke="none" draw:marker-start="" draw:marker-end="" draw:fill="none" draw:textarea-horizontal-align="left" draw:textarea-vertical-align="top" draw:auto-grow-height="true" draw:auto-grow-width="true" fo:min-height="0.282cm" fo:min-width="0.677cm" fo:padding-top="0cm" fo:padding-bottom="0cm" fo:padding-left="0cm" fo:padding-right="0cm"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282cm" fo:min-width="2.879cm" fo:padding-top="0cm" fo:padding-bottom="0cm" fo:padding-left="0cm" fo:padding-right="0cm"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282cm" fo:min-width="1.355cm" fo:padding-top="0cm" fo:padding-bottom="0cm" fo:padding-left="0cm" fo:padding-right="0cm"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282cm" fo:min-width="1.863cm" fo:padding-top="0cm" fo:padding-bottom="0cm" fo:padding-left="0cm" fo:padding-right="0cm"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282cm" fo:min-width="2.032cm" fo:padding-top="0cm" fo:padding-bottom="0cm" fo:padding-left="0cm" fo:padding-right="0cm"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282cm" fo:min-width="2.201cm" fo:padding-top="0cm" fo:padding-bottom="0cm" fo:padding-left="0cm" fo:padding-right="0cm"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245cm" fo:min-width="1.14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79" style:family="graphic">
      <style:graphic-properties draw:stroke="none" draw:marker-start="" draw:marker-end="" draw:fill="none" draw:textarea-horizontal-align="left" draw:textarea-vertical-align="top" draw:auto-grow-height="true" draw:auto-grow-width="true" fo:min-height="0.245cm" fo:min-width="0.97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0" style:family="graphic">
      <style:graphic-properties draw:stroke="none" draw:marker-start="" draw:marker-end="" draw:fill="none" draw:textarea-horizontal-align="left" draw:textarea-vertical-align="top" draw:auto-grow-height="true" draw:auto-grow-width="true" fo:min-height="0.245cm" fo:min-width="1.04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1" style:family="graphic">
      <style:graphic-properties draw:stroke="none" draw:marker-start="" draw:marker-end="" draw:fill="none" draw:textarea-horizontal-align="left" draw:textarea-vertical-align="top" draw:auto-grow-height="true" draw:auto-grow-width="true" fo:min-height="0.245cm" fo:min-width="0.92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2" style:family="graphic">
      <style:graphic-properties draw:stroke="dash" svg:stroke-color="#000000" draw:marker-start="" draw:marker-end="" draw:fill="none" style:run-through="foreground" style:vertical-pos="from-top" style:vertical-rel="page" style:horizontal-pos="from-left" style:horizontal-rel="paragraph" draw:wrap-influence-on-position="once-concurrent" style:flow-with-text="false"/>
    </style:style>
    <style:style style:name="gr83" style:family="graphic">
      <style:graphic-properties draw:stroke="none" draw:marker-start="" draw:marker-end="" draw:fill="none" draw:textarea-horizontal-align="left" draw:textarea-vertical-align="top" draw:auto-grow-height="true" draw:auto-grow-width="true" fo:min-height="0.245cm" fo:min-width="0.43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4" style:family="graphic">
      <style:graphic-properties draw:stroke="none" draw:marker-start="" draw:marker-end="" draw:fill="none" draw:textarea-horizontal-align="left" draw:textarea-vertical-align="top" draw:auto-grow-height="true" draw:auto-grow-width="true" fo:min-height="0.245cm" fo:min-width="1.04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5" style:family="graphic">
      <style:graphic-properties draw:stroke="none" draw:marker-start="" draw:marker-end="" draw:fill="none" draw:textarea-horizontal-align="left" draw:textarea-vertical-align="top" draw:auto-grow-height="true" draw:auto-grow-width="true" fo:min-height="0.049cm" fo:min-width="0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6" style:family="graphic">
      <style:graphic-properties draw:stroke="none" draw:marker-start="" draw:marker-end="" draw:fill="none" draw:textarea-horizontal-align="left" draw:textarea-vertical-align="top" draw:auto-grow-height="true" draw:auto-grow-width="true" fo:min-height="0.122cm" fo:min-width="0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7" style:family="graphic">
      <style:graphic-properties draw:stroke="none" draw:marker-start="" draw:marker-end="" draw:fill="none" draw:textarea-horizontal-align="left" draw:textarea-vertical-align="top" draw:auto-grow-height="true" draw:auto-grow-width="true" fo:min-height="0.245cm" fo:min-width="1.13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8" style:family="graphic">
      <style:graphic-properties draw:stroke="none" draw:marker-start="" draw:marker-end="" draw:fill="none" draw:textarea-horizontal-align="left" draw:textarea-vertical-align="top" draw:auto-grow-height="true" draw:auto-grow-width="true" fo:min-height="0.245cm" fo:min-width="0.9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9" style:family="graphic">
      <style:graphic-properties draw:stroke="none" draw:marker-start="" draw:marker-end="" draw:fill="none" draw:textarea-horizontal-align="left" draw:textarea-vertical-align="top" draw:auto-grow-height="true" draw:auto-grow-width="true" fo:min-height="0.065cm" fo:min-width="0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0" style:family="graphic">
      <style:graphic-properties draw:stroke="none" draw:marker-start="" draw:marker-end="" draw:fill="none" draw:textarea-horizontal-align="left" draw:textarea-vertical-align="top" draw:auto-grow-height="true" draw:auto-grow-width="true" fo:min-height="0.157cm" fo:min-width="0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1" style:family="graphic">
      <style:graphic-properties draw:stroke="none" draw:marker-start="" draw:marker-end="" draw:fill="none" draw:textarea-horizontal-align="left" draw:textarea-vertical-align="top" draw:auto-grow-height="true" draw:auto-grow-width="true" fo:min-height="0.252cm" fo:min-width="0.4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2" style:family="graphic">
      <style:graphic-properties draw:stroke="none" draw:marker-start="" draw:marker-end="" draw:fill="none" draw:textarea-horizontal-align="left" draw:textarea-vertical-align="top" draw:auto-grow-height="true" draw:auto-grow-width="true" fo:min-height="0.252cm" fo:min-width="0.27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3" style:family="graphic">
      <style:graphic-properties draw:stroke="none" draw:marker-start="" draw:marker-end="" draw:fill="none" draw:textarea-horizontal-align="left" draw:textarea-vertical-align="top" draw:auto-grow-height="true" draw:auto-grow-width="true" fo:min-height="0.252cm" fo:min-width="0.28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4" style:family="graphic">
      <style:graphic-properties draw:stroke="none" draw:marker-start="" draw:marker-end="" draw:fill="none" draw:textarea-horizontal-align="left" draw:textarea-vertical-align="top" draw:auto-grow-height="true" draw:auto-grow-width="true" fo:min-height="0.252cm" fo:min-width="0.14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5" style:family="graphic">
      <style:graphic-properties draw:stroke="none" draw:marker-start="" draw:marker-end="" draw:fill="none" draw:textarea-horizontal-align="left" draw:textarea-vertical-align="top" draw:auto-grow-height="true" draw:auto-grow-width="true" fo:min-height="0.254cm" fo:min-width="0.44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6" style:family="graphic">
      <style:graphic-properties draw:stroke="none" draw:marker-start="" draw:marker-end="" draw:fill="none" draw:textarea-horizontal-align="left" draw:textarea-vertical-align="top" draw:auto-grow-height="true" draw:auto-grow-width="true" fo:min-height="0.282cm" fo:min-width="2.709cm" fo:padding-top="0cm" fo:padding-bottom="0cm" fo:padding-left="0cm" fo:padding-right="0cm"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282cm" fo:min-width="8.297cm" fo:padding-top="0cm" fo:padding-bottom="0cm" fo:padding-left="0cm" fo:padding-right="0cm" style:run-through="foreground"/>
    </style:style>
    <style:style style:name="gr98" style:family="graphic">
      <style:graphic-properties draw:stroke="none" draw:marker-start="" draw:marker-end="" draw:fill="none" draw:textarea-horizontal-align="left" draw:textarea-vertical-align="top" draw:auto-grow-height="true" draw:auto-grow-width="true" fo:min-height="0.282cm" fo:min-width="0cm" fo:padding-top="0cm" fo:padding-bottom="0cm" fo:padding-left="0cm" fo:padding-right="0cm" style:run-through="foreground"/>
    </style:style>
    <style:style style:name="gr99" style:family="graphic">
      <style:graphic-properties draw:stroke="none" draw:marker-start="" draw:marker-end="" draw:fill="none" draw:textarea-horizontal-align="left" draw:textarea-vertical-align="top" draw:auto-grow-height="true" draw:auto-grow-width="true" fo:min-height="0.282cm" fo:min-width="3.725cm" fo:padding-top="0cm" fo:padding-bottom="0cm" fo:padding-left="0cm" fo:padding-right="0cm" style:run-through="foreground"/>
    </style:style>
    <style:style style:name="gr100" style:family="graphic">
      <style:graphic-properties draw:stroke="none" draw:marker-start="" draw:marker-end="" draw:fill="none" draw:textarea-horizontal-align="left" draw:textarea-vertical-align="top" draw:auto-grow-height="true" draw:auto-grow-width="true" fo:min-height="0.282cm" fo:min-width="5.249cm" fo:padding-top="0cm" fo:padding-bottom="0cm" fo:padding-left="0cm" fo:padding-right="0cm" style:run-through="foreground"/>
    </style:style>
    <style:style style:name="gr101" style:family="graphic">
      <style:graphic-properties draw:stroke="none" draw:marker-start="" draw:marker-end="" draw:fill="none" draw:textarea-horizontal-align="left" draw:textarea-vertical-align="top" draw:auto-grow-height="true" draw:auto-grow-width="true" fo:min-height="0.282cm" fo:min-width="3.387cm" fo:padding-top="0cm" fo:padding-bottom="0cm" fo:padding-left="0cm" fo:padding-right="0cm" style:run-through="foreground"/>
    </style:style>
    <style:style style:name="gr102" style:family="graphic">
      <style:graphic-properties draw:stroke="none" draw:marker-start="" draw:marker-end="" draw:fill="none" draw:textarea-horizontal-align="left" draw:textarea-vertical-align="top" draw:auto-grow-height="true" draw:auto-grow-width="true" fo:min-height="0.282cm" fo:min-width="4.572cm" fo:padding-top="0cm" fo:padding-bottom="0cm" fo:padding-left="0cm" fo:padding-right="0cm" style:run-through="foreground"/>
    </style:style>
    <style:style style:name="gr103" style:family="graphic">
      <style:graphic-properties draw:stroke="none" draw:marker-start="" draw:marker-end="" draw:fill="none" draw:textarea-horizontal-align="left" draw:textarea-vertical-align="top" draw:auto-grow-height="true" draw:auto-grow-width="true" fo:min-height="0.282cm" fo:min-width="6.265cm" fo:padding-top="0cm" fo:padding-bottom="0cm" fo:padding-left="0cm" fo:padding-right="0cm" style:run-through="foreground"/>
    </style:style>
    <style:style style:name="gr104" style:family="graphic">
      <style:graphic-properties draw:stroke="none" draw:marker-start="" draw:marker-end="" draw:fill="none" draw:textarea-horizontal-align="left" draw:textarea-vertical-align="top" draw:auto-grow-height="true" draw:auto-grow-width="true" fo:min-height="0.282cm" fo:min-width="5.588cm" fo:padding-top="0cm" fo:padding-bottom="0cm" fo:padding-left="0cm" fo:padding-right="0cm" style:run-through="foreground"/>
    </style:style>
    <style:style style:name="gr105" style:family="graphic">
      <style:graphic-properties draw:stroke="none" draw:marker-start="" draw:marker-end="" draw:fill="none" draw:textarea-horizontal-align="left" draw:textarea-vertical-align="top" draw:auto-grow-height="true" draw:auto-grow-width="true" fo:min-height="0.282cm" fo:min-width="8.128cm" fo:padding-top="0cm" fo:padding-bottom="0cm" fo:padding-left="0cm" fo:padding-right="0cm" style:run-through="foreground"/>
    </style:style>
    <style:style style:name="gr106" style:family="graphic">
      <style:graphic-properties draw:stroke="none" draw:marker-start="" draw:marker-end="" draw:fill="none" draw:textarea-horizontal-align="left" draw:textarea-vertical-align="top" draw:auto-grow-height="true" draw:auto-grow-width="true" fo:min-height="0.282cm" fo:min-width="2.371cm" fo:padding-top="0cm" fo:padding-bottom="0cm" fo:padding-left="0cm" fo:padding-right="0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3" draw:z-index="0" draw:style-name="gr1">
        <draw:polygon draw:style-name="gr2" svg:width="3.453cm" svg:height="1.83cm" svg:x="7.44cm" svg:y="8.345cm" svg:viewBox="0 0 3454 1831" draw:points="1729,1831 0,1831 0,0 3454,0 3454,1831">
          <text:p/>
        </draw:polygon>
        <draw:polygon draw:style-name="gr3" svg:width="1.625cm" svg:height="0.404cm" svg:x="7.844cm" svg:y="8.956cm" svg:viewBox="0 0 1626 405" draw:points="815,405 0,405 0,0 1626,0 1626,405">
          <text:p/>
        </draw:polygon>
        <draw:polygon draw:style-name="gr4" svg:width="1.625cm" svg:height="0.404cm" svg:x="7.844cm" svg:y="8.956cm" svg:viewBox="0 0 1626 405" draw:points="815,405 0,405 0,0 1626,0 1626,405">
          <text:p/>
        </draw:polygon>
        <draw:frame draw:style-name="gr5" draw:text-style-name="P22" svg:width="0.625cm" svg:height="0.295cm" svg:x="7.646cm" svg:y="8.493cm">
          <draw:text-box>
            <text:p text:style-name="P21"><text:span text:style-name="T11">Block</text:span></text:p>
          </draw:text-box>
        </draw:frame>
        <draw:polygon draw:style-name="gr3" svg:width="1.015cm" svg:height="0.404cm" svg:x="9.678cm" svg:y="8.956cm" svg:viewBox="0 0 1016 405" draw:points="508,405 0,405 0,0 1016,0 1016,405">
          <text:p/>
        </draw:polygon>
        <draw:polygon draw:style-name="gr4" svg:width="1.015cm" svg:height="0.404cm" svg:x="9.678cm" svg:y="8.956cm" svg:viewBox="0 0 1016 405" draw:points="508,405 0,405 0,0 1016,0 1016,405">
          <text:p/>
        </draw:polygon>
        <draw:frame draw:style-name="gr6" draw:text-style-name="P23" svg:width="1.428cm" svg:height="0.267cm" svg:x="8.069cm" svg:y="9.045cm">
          <draw:text-box>
            <text:p text:style-name="P21"><text:span text:style-name="T12">Föreg. Hashv.</text:span></text:p>
          </draw:text-box>
        </draw:frame>
        <draw:polygon draw:style-name="gr3" svg:width="0.814cm" svg:height="0.405cm" svg:x="7.844cm" svg:y="9.567cm" svg:viewBox="0 0 815 406" draw:points="409,406 0,406 0,0 815,0 815,406">
          <text:p/>
        </draw:polygon>
        <draw:polygon draw:style-name="gr4" svg:width="0.814cm" svg:height="0.405cm" svg:x="7.844cm" svg:y="9.567cm" svg:viewBox="0 0 815 406" draw:points="409,406 0,406 0,0 815,0 815,406">
          <text:p/>
        </draw:polygon>
        <draw:frame draw:style-name="gr7" draw:text-style-name="P22" svg:width="0.74cm" svg:height="0.295cm" svg:x="9.826cm" svg:y="9.045cm">
          <draw:text-box>
            <text:p text:style-name="P21"><text:span text:style-name="T11">Nonce</text:span></text:p>
          </draw:text-box>
        </draw:frame>
        <draw:polygon draw:style-name="gr3" svg:width="0.814cm" svg:height="0.405cm" svg:x="8.86cm" svg:y="9.567cm" svg:viewBox="0 0 815 406" draw:points="409,406 0,406 0,0 815,0 815,406">
          <text:p/>
        </draw:polygon>
        <draw:polygon draw:style-name="gr4" svg:width="0.814cm" svg:height="0.405cm" svg:x="8.86cm" svg:y="9.567cm" svg:viewBox="0 0 815 406" draw:points="409,406 0,406 0,0 815,0 815,406">
          <text:p/>
        </draw:polygon>
        <draw:frame draw:style-name="gr8" draw:text-style-name="P22" svg:width="0.287cm" svg:height="0.295cm" svg:x="8.112cm" svg:y="9.657cm">
          <draw:text-box>
            <text:p text:style-name="P21"><text:span text:style-name="T11">Tx</text:span></text:p>
          </draw:text-box>
        </draw:frame>
        <draw:polygon draw:style-name="gr3" svg:width="0.814cm" svg:height="0.405cm" svg:x="9.876cm" svg:y="9.567cm" svg:viewBox="0 0 815 406" draw:points="406,406 0,406 0,0 815,0 815,406">
          <text:p/>
        </draw:polygon>
        <draw:polygon draw:style-name="gr4" svg:width="0.814cm" svg:height="0.405cm" svg:x="9.876cm" svg:y="9.567cm" svg:viewBox="0 0 815 406" draw:points="406,406 0,406 0,0 815,0 815,406">
          <text:p/>
        </draw:polygon>
        <draw:frame draw:style-name="gr8" draw:text-style-name="P22" svg:width="0.287cm" svg:height="0.295cm" svg:x="9.128cm" svg:y="9.657cm">
          <draw:text-box>
            <text:p text:style-name="P21"><text:span text:style-name="T11">Tx</text:span></text:p>
          </draw:text-box>
        </draw:frame>
        <draw:polygon draw:style-name="gr9" svg:width="0.239cm" svg:height="0.161cm" svg:x="7.605cm" svg:y="9.082cm" svg:viewBox="0 0 240 162" draw:points="240,81 0,162 0,0">
          <text:p/>
        </draw:polygon>
        <draw:line draw:style-name="gr10" svg:x1="6.63cm" svg:y1="9.163cm" svg:x2="7.653cm" svg:y2="9.163cm">
          <text:p/>
        </draw:line>
        <draw:polygon draw:style-name="gr2" svg:width="3.453cm" svg:height="1.83cm" svg:x="11.504cm" svg:y="8.345cm" svg:viewBox="0 0 3454 1831" draw:points="1725,1831 0,1831 0,0 3454,0 3454,1831">
          <text:p/>
        </draw:polygon>
        <draw:frame draw:style-name="gr11" draw:text-style-name="P22" svg:width="0.216cm" svg:height="0.295cm" svg:x="10.186cm" svg:y="9.657cm">
          <draw:text-box>
            <text:p text:style-name="P21"><text:span text:style-name="T11">...</text:span></text:p>
          </draw:text-box>
        </draw:frame>
        <draw:polygon draw:style-name="gr3" svg:width="1.625cm" svg:height="0.404cm" svg:x="11.908cm" svg:y="8.956cm" svg:viewBox="0 0 1626 405" draw:points="811,405 0,405 0,0 1626,0 1626,405">
          <text:p/>
        </draw:polygon>
        <draw:polygon draw:style-name="gr4" svg:width="1.625cm" svg:height="0.404cm" svg:x="11.908cm" svg:y="8.956cm" svg:viewBox="0 0 1626 405" draw:points="811,405 0,405 0,0 1626,0 1626,405">
          <text:p/>
        </draw:polygon>
        <draw:frame draw:style-name="gr5" draw:text-style-name="P22" svg:width="0.625cm" svg:height="0.295cm" svg:x="11.71cm" svg:y="8.493cm">
          <draw:text-box>
            <text:p text:style-name="P21"><text:span text:style-name="T11">Block</text:span></text:p>
          </draw:text-box>
        </draw:frame>
        <draw:polygon draw:style-name="gr3" svg:width="1.015cm" svg:height="0.404cm" svg:x="13.737cm" svg:y="8.956cm" svg:viewBox="0 0 1016 405" draw:points="508,405 0,405 0,0 1016,0 1016,405">
          <text:p/>
        </draw:polygon>
        <draw:polygon draw:style-name="gr4" svg:width="1.015cm" svg:height="0.404cm" svg:x="13.737cm" svg:y="8.956cm" svg:viewBox="0 0 1016 405" draw:points="508,405 0,405 0,0 1016,0 1016,405">
          <text:p/>
        </draw:polygon>
        <draw:frame draw:style-name="gr6" draw:text-style-name="P23" svg:width="1.428cm" svg:height="0.267cm" svg:x="12.13cm" svg:y="9.045cm">
          <draw:text-box>
            <text:p text:style-name="P21"><text:span text:style-name="T12">Föreg. Hashv.</text:span></text:p>
          </draw:text-box>
        </draw:frame>
        <draw:polygon draw:style-name="gr3" svg:width="0.81cm" svg:height="0.405cm" svg:x="11.908cm" svg:y="9.567cm" svg:viewBox="0 0 811 406" draw:points="406,406 0,406 0,0 811,0 811,406">
          <text:p/>
        </draw:polygon>
        <draw:polygon draw:style-name="gr4" svg:width="0.81cm" svg:height="0.405cm" svg:x="11.908cm" svg:y="9.567cm" svg:viewBox="0 0 811 406" draw:points="406,406 0,406 0,0 811,0 811,406">
          <text:p/>
        </draw:polygon>
        <draw:frame draw:style-name="gr7" draw:text-style-name="P22" svg:width="0.74cm" svg:height="0.295cm" svg:x="13.887cm" svg:y="9.045cm">
          <draw:text-box>
            <text:p text:style-name="P21"><text:span text:style-name="T11">Nonce</text:span></text:p>
          </draw:text-box>
        </draw:frame>
        <draw:polygon draw:style-name="gr3" svg:width="0.81cm" svg:height="0.405cm" svg:x="12.924cm" svg:y="9.567cm" svg:viewBox="0 0 811 406" draw:points="406,406 0,406 0,0 811,0 811,406">
          <text:p/>
        </draw:polygon>
        <draw:polygon draw:style-name="gr4" svg:width="0.81cm" svg:height="0.405cm" svg:x="12.924cm" svg:y="9.567cm" svg:viewBox="0 0 811 406" draw:points="406,406 0,406 0,0 811,0 811,406">
          <text:p/>
        </draw:polygon>
        <draw:frame draw:style-name="gr8" draw:text-style-name="P22" svg:width="0.287cm" svg:height="0.295cm" svg:x="12.172cm" svg:y="9.657cm">
          <draw:text-box>
            <text:p text:style-name="P21"><text:span text:style-name="T11">Tx</text:span></text:p>
          </draw:text-box>
        </draw:frame>
        <draw:polygon draw:style-name="gr3" svg:width="0.81cm" svg:height="0.405cm" svg:x="13.94cm" svg:y="9.567cm" svg:viewBox="0 0 811 406" draw:points="406,406 0,406 0,0 811,0 811,406">
          <text:p/>
        </draw:polygon>
        <draw:polygon draw:style-name="gr4" svg:width="0.81cm" svg:height="0.405cm" svg:x="13.94cm" svg:y="9.567cm" svg:viewBox="0 0 811 406" draw:points="406,406 0,406 0,0 811,0 811,406">
          <text:p/>
        </draw:polygon>
        <draw:frame draw:style-name="gr8" draw:text-style-name="P22" svg:width="0.287cm" svg:height="0.295cm" svg:x="13.188cm" svg:y="9.657cm">
          <draw:text-box>
            <text:p text:style-name="P21"><text:span text:style-name="T11">Tx</text:span></text:p>
          </draw:text-box>
        </draw:frame>
        <draw:polygon draw:style-name="gr9" svg:width="0.243cm" svg:height="0.161cm" svg:x="11.667cm" svg:y="9.082cm" svg:viewBox="0 0 244 162" draw:points="244,81 0,162 0,0">
          <text:p/>
        </draw:polygon>
        <draw:line draw:style-name="gr10" svg:x1="10.892cm" svg:y1="9.163cm" svg:x2="11.714cm" svg:y2="9.163cm">
          <text:p/>
        </draw:line>
        <draw:frame draw:style-name="gr12" draw:text-style-name="P22" svg:width="0.216cm" svg:height="0.295cm" svg:x="14.245cm" svg:y="9.657cm">
          <draw:text-box>
            <text:p text:style-name="P21"><text:span text:style-name="T11">...</text:span></text:p>
          </draw:text-box>
        </draw:frame>
      </draw:g>
      <draw:polygon text:anchor-type="page" text:anchor-page-number="4" draw:z-index="1" draw:style-name="gr13" svg:width="4.825cm" svg:height="5.234cm" svg:x="11.203cm" svg:y="16.386cm" svg:viewBox="0 0 4826 5235" draw:points="2413,5235 0,5235 0,0 4826,0 4826,5235">
        <text:p/>
      </draw:polygon>
      <draw:polygon text:anchor-type="page" text:anchor-page-number="4" draw:z-index="2" draw:style-name="gr13" svg:width="4.86cm" svg:height="5.234cm" svg:x="5.562cm" svg:y="16.386cm" svg:viewBox="0 0 4861 5235" draw:points="2430,5235 0,5235 0,0 4861,0 4861,5235">
        <text:p/>
      </draw:polygon>
      <draw:frame text:anchor-type="page" text:anchor-page-number="4" draw:z-index="3" draw:style-name="gr14" draw:text-style-name="P22" svg:width="0.599cm" svg:height="0.283cm" svg:x="11.396cm" svg:y="16.503cm">
        <draw:text-box>
          <text:p text:style-name="P21"><text:span text:style-name="T13">Block</text:span></text:p>
        </draw:text-box>
      </draw:frame>
      <draw:polygon text:anchor-type="page" text:anchor-page-number="4" draw:z-index="4" draw:style-name="gr13" svg:width="3.499cm" svg:height="1.745cm" svg:x="6.535cm" svg:y="16.58cm" svg:viewBox="0 0 3500 1746" draw:points="1750,1746 0,1746 0,0 3500,0 3500,1746">
        <text:p/>
      </draw:polygon>
      <draw:frame text:anchor-type="page" text:anchor-page-number="4" draw:z-index="5" draw:style-name="gr14" draw:text-style-name="P22" svg:width="0.599cm" svg:height="0.283cm" svg:x="5.743cm" svg:y="16.503cm">
        <draw:text-box>
          <text:p text:style-name="P21"><text:span text:style-name="T13">Block</text:span></text:p>
        </draw:text-box>
      </draw:frame>
      <draw:polygon text:anchor-type="page" text:anchor-page-number="4" draw:z-index="6" draw:style-name="gr15" svg:width="1.554cm" svg:height="0.387cm" svg:x="6.924cm" svg:y="17.161cm" svg:viewBox="0 0 1555 388" draw:points="776,388 0,388 0,0 1555,0 1555,388">
        <text:p/>
      </draw:polygon>
      <draw:polygon text:anchor-type="page" text:anchor-page-number="4" draw:z-index="7" draw:style-name="gr16" svg:width="1.554cm" svg:height="0.387cm" svg:x="6.924cm" svg:y="17.161cm" svg:viewBox="0 0 1555 388" draw:points="776,388 0,388 0,0 1555,0 1555,388">
        <text:p/>
      </draw:polygon>
      <draw:frame text:anchor-type="page" text:anchor-page-number="4" draw:z-index="8" draw:style-name="gr17" draw:text-style-name="P23" svg:width="3.509cm" svg:height="0.267cm" svg:x="6.535cm" svg:y="16.704cm">
        <draw:text-box>
          <text:p text:style-name="P21"><text:span text:style-name="T12"><text:s/></text:span><text:span text:style-name="T12">Blockhuvud (Blockets Hashvärde)</text:span></text:p>
        </draw:text-box>
      </draw:frame>
      <draw:polygon text:anchor-type="page" text:anchor-page-number="4" draw:z-index="9" draw:style-name="gr15" svg:width="1.167cm" svg:height="0.387cm" svg:x="8.673cm" svg:y="17.161cm" svg:viewBox="0 0 1168 388" draw:points="582,388 0,388 0,0 1168,0 1168,388">
        <text:p/>
      </draw:polygon>
      <draw:polygon text:anchor-type="page" text:anchor-page-number="4" draw:z-index="10" draw:style-name="gr16" svg:width="1.167cm" svg:height="0.387cm" svg:x="8.673cm" svg:y="17.161cm" svg:viewBox="0 0 1168 388" draw:points="582,388 0,388 0,0 1168,0 1168,388">
        <text:p/>
      </draw:polygon>
      <draw:frame text:anchor-type="page" text:anchor-page-number="4" draw:z-index="11" draw:style-name="gr18" draw:text-style-name="P24" svg:width="1.47cm" svg:height="0.272cm" svg:x="6.923cm" svg:y="17.277cm">
        <draw:text-box>
          <text:p text:style-name="P21"><text:span text:style-name="T14">Föreg. Hashv.</text:span></text:p>
        </draw:text-box>
      </draw:frame>
      <draw:polygon text:anchor-type="page" text:anchor-page-number="4" draw:z-index="12" draw:style-name="gr15" svg:width="1.164cm" svg:height="0.387cm" svg:x="6.341cm" svg:y="18.909cm" svg:viewBox="0 0 1165 388" draw:points="583,388 0,388 0,0 1165,0 1165,388">
        <text:p/>
      </draw:polygon>
      <draw:polygon text:anchor-type="page" text:anchor-page-number="4" draw:z-index="13" draw:style-name="gr19" svg:width="1.164cm" svg:height="0.387cm" svg:x="6.341cm" svg:y="18.909cm" svg:viewBox="0 0 1165 388" draw:points="583,388 0,388 0,0 1165,0 1165,388">
        <text:p/>
      </draw:polygon>
      <draw:frame text:anchor-type="page" text:anchor-page-number="4" draw:z-index="14" draw:style-name="gr20" draw:text-style-name="P22" svg:width="0.708cm" svg:height="0.283cm" svg:x="8.904cm" svg:y="17.231cm">
        <draw:text-box>
          <text:p text:style-name="P21"><text:span text:style-name="T13">Nonce</text:span></text:p>
        </draw:text-box>
      </draw:frame>
      <draw:polygon text:anchor-type="page" text:anchor-page-number="4" draw:z-index="15" draw:style-name="gr21" svg:width="0.779cm" svg:height="0.387cm" svg:x="5.95cm" svg:y="20.069cm" svg:viewBox="0 0 780 388" draw:points="391,388 0,388 0,0 780,0 780,388">
        <text:p/>
      </draw:polygon>
      <draw:polygon text:anchor-type="page" text:anchor-page-number="4" draw:z-index="16" draw:style-name="gr19" svg:width="0.779cm" svg:height="0.387cm" svg:x="5.95cm" svg:y="20.069cm" svg:viewBox="0 0 780 388" draw:points="391,388 0,388 0,0 780,0 780,388">
        <text:p/>
      </draw:polygon>
      <draw:frame text:anchor-type="page" text:anchor-page-number="4" draw:z-index="17" draw:style-name="gr22" draw:text-style-name="P23" svg:width="0.795cm" svg:height="0.267cm" svg:x="6.491cm" svg:y="18.988cm">
        <draw:text-box>
          <text:p text:style-name="P21"><text:span text:style-name="T12">Hash01</text:span></text:p>
        </draw:text-box>
      </draw:frame>
      <draw:polygon text:anchor-type="page" text:anchor-page-number="4" draw:z-index="18" draw:style-name="gr21" svg:width="0.778cm" svg:height="0.387cm" svg:x="7.118cm" svg:y="20.069cm" svg:viewBox="0 0 779 388" draw:points="388,388 0,388 0,0 779,0 779,388">
        <text:p/>
      </draw:polygon>
      <draw:polygon text:anchor-type="page" text:anchor-page-number="4" draw:z-index="19" draw:style-name="gr19" svg:width="0.778cm" svg:height="0.387cm" svg:x="7.118cm" svg:y="20.069cm" svg:viewBox="0 0 779 388" draw:points="388,388 0,388 0,0 779,0 779,388">
        <text:p/>
      </draw:polygon>
      <draw:frame text:anchor-type="page" text:anchor-page-number="4" draw:z-index="20" draw:style-name="gr20" draw:text-style-name="P22" svg:width="0.708cm" svg:height="0.283cm" svg:x="5.988cm" svg:y="20.138cm">
        <draw:text-box>
          <text:p text:style-name="P21"><text:span text:style-name="T13">Hash0</text:span></text:p>
        </draw:text-box>
      </draw:frame>
      <draw:polygon text:anchor-type="page" text:anchor-page-number="4" draw:z-index="21" draw:style-name="gr21" svg:width="0.775cm" svg:height="0.387cm" svg:x="8.285cm" svg:y="20.069cm" svg:viewBox="0 0 776 388" draw:points="388,388 0,388 0,0 776,0 776,388">
        <text:p/>
      </draw:polygon>
      <draw:polygon text:anchor-type="page" text:anchor-page-number="4" draw:z-index="22" draw:style-name="gr19" svg:width="0.775cm" svg:height="0.387cm" svg:x="8.285cm" svg:y="20.069cm" svg:viewBox="0 0 776 388" draw:points="388,388 0,388 0,0 776,0 776,388">
        <text:p/>
      </draw:polygon>
      <draw:frame text:anchor-type="page" text:anchor-page-number="4" draw:z-index="23" draw:style-name="gr20" draw:text-style-name="P22" svg:width="0.708cm" svg:height="0.283cm" svg:x="7.161cm" svg:y="20.138cm">
        <draw:text-box>
          <text:p text:style-name="P21"><text:span text:style-name="T13">Hash1</text:span></text:p>
        </draw:text-box>
      </draw:frame>
      <draw:polygon text:anchor-type="page" text:anchor-page-number="4" draw:z-index="24" draw:style-name="gr21" svg:width="0.775cm" svg:height="0.387cm" svg:x="9.452cm" svg:y="20.069cm" svg:viewBox="0 0 776 388" draw:points="388,388 0,388 0,0 776,0 776,388">
        <text:p/>
      </draw:polygon>
      <draw:polygon text:anchor-type="page" text:anchor-page-number="4" draw:z-index="25" draw:style-name="gr19" svg:width="0.775cm" svg:height="0.387cm" svg:x="9.452cm" svg:y="20.069cm" svg:viewBox="0 0 776 388" draw:points="388,388 0,388 0,0 776,0 776,388">
        <text:p/>
      </draw:polygon>
      <draw:frame text:anchor-type="page" text:anchor-page-number="4" draw:z-index="26" draw:style-name="gr23" draw:text-style-name="P22" svg:width="0.708cm" svg:height="0.283cm" svg:x="8.315cm" svg:y="20.138cm">
        <draw:text-box>
          <text:p text:style-name="P21"><text:span text:style-name="T13">Hash2</text:span></text:p>
        </draw:text-box>
      </draw:frame>
      <draw:polygon text:anchor-type="page" text:anchor-page-number="4" draw:z-index="27" draw:style-name="gr21" svg:width="1.167cm" svg:height="0.387cm" svg:x="8.673cm" svg:y="18.909cm" svg:viewBox="0 0 1168 388" draw:points="582,388 0,388 0,0 1168,0 1168,388">
        <text:p/>
      </draw:polygon>
      <draw:polygon text:anchor-type="page" text:anchor-page-number="4" draw:z-index="28" draw:style-name="gr19" svg:width="1.167cm" svg:height="0.387cm" svg:x="8.673cm" svg:y="18.909cm" svg:viewBox="0 0 1168 388" draw:points="582,388 0,388 0,0 1168,0 1168,388">
        <text:p/>
      </draw:polygon>
      <draw:frame text:anchor-type="page" text:anchor-page-number="4" draw:z-index="29" draw:style-name="gr23" draw:text-style-name="P22" svg:width="0.708cm" svg:height="0.283cm" svg:x="9.491cm" svg:y="20.138cm">
        <draw:text-box>
          <text:p text:style-name="P21"><text:span text:style-name="T13">Hash3</text:span></text:p>
        </draw:text-box>
      </draw:frame>
      <draw:polygon text:anchor-type="page" text:anchor-page-number="4" draw:z-index="30" draw:style-name="gr24" svg:width="0.172cm" svg:height="0.239cm" svg:x="6.557cm" svg:y="19.297cm" svg:viewBox="0 0 173 240" draw:points="173,0 137,240 0,173">
        <text:p/>
      </draw:polygon>
      <draw:line text:anchor-type="page" text:anchor-page-number="4" draw:z-index="31" draw:style-name="gr25" svg:x1="6.341cm" svg:y1="20.068cm" svg:x2="6.645cm" svg:y2="19.461cm">
        <text:p/>
      </draw:line>
      <draw:polygon text:anchor-type="page" text:anchor-page-number="4" draw:z-index="32" draw:style-name="gr26" svg:width="0.171cm" svg:height="0.239cm" svg:x="7.118cm" svg:y="19.297cm" svg:viewBox="0 0 172 240" draw:points="0,0 172,173 35,240">
        <text:p/>
      </draw:polygon>
      <draw:line text:anchor-type="page" text:anchor-page-number="4" draw:z-index="33" draw:style-name="gr25" svg:x1="7.506cm" svg:y1="20.068cm" svg:x2="7.202cm" svg:y2="19.461cm">
        <text:p/>
      </draw:line>
      <draw:polygon text:anchor-type="page" text:anchor-page-number="4" draw:z-index="34" draw:style-name="gr26" svg:width="0.171cm" svg:height="0.239cm" svg:x="8.889cm" svg:y="19.297cm" svg:viewBox="0 0 172 240" draw:points="172,0 141,240 0,173">
        <text:p/>
      </draw:polygon>
      <draw:line text:anchor-type="page" text:anchor-page-number="4" draw:z-index="35" draw:style-name="gr25" svg:x1="8.673cm" svg:y1="20.068cm" svg:x2="8.98cm" svg:y2="19.461cm">
        <text:p/>
      </draw:line>
      <draw:polygon text:anchor-type="page" text:anchor-page-number="4" draw:z-index="36" draw:style-name="gr27" svg:width="0.172cm" svg:height="0.239cm" svg:x="9.452cm" svg:y="19.297cm" svg:viewBox="0 0 173 240" draw:points="0,0 173,173 32,240">
        <text:p/>
      </draw:polygon>
      <draw:polygon text:anchor-type="page" text:anchor-page-number="4" draw:z-index="37" draw:style-name="gr25" svg:width="0.172cm" svg:height="0.239cm" svg:x="9.452cm" svg:y="19.297cm" svg:viewBox="0 0 173 240" draw:points="0,0 173,173 32,240">
        <text:p/>
      </draw:polygon>
      <draw:line text:anchor-type="page" text:anchor-page-number="4" draw:z-index="38" draw:style-name="gr25" svg:x1="9.841cm" svg:y1="20.068cm" svg:x2="9.534cm" svg:y2="19.461cm">
        <text:p/>
      </draw:line>
      <draw:polygon text:anchor-type="page" text:anchor-page-number="4" draw:z-index="39" draw:style-name="gr15" svg:width="1.554cm" svg:height="0.387cm" svg:x="7.312cm" svg:y="17.743cm" svg:viewBox="0 0 1555 388" draw:points="779,388 0,388 0,0 1555,0 1555,388">
        <text:p/>
      </draw:polygon>
      <draw:polygon text:anchor-type="page" text:anchor-page-number="4" draw:z-index="40" draw:style-name="gr16" svg:width="1.554cm" svg:height="0.387cm" svg:x="7.312cm" svg:y="17.743cm" svg:viewBox="0 0 1555 388" draw:points="779,388 0,388 0,0 1555,0 1555,388">
        <text:p/>
      </draw:polygon>
      <draw:frame text:anchor-type="page" text:anchor-page-number="4" draw:z-index="41" draw:style-name="gr28" draw:text-style-name="P23" svg:width="0.795cm" svg:height="0.267cm" svg:x="8.842cm" svg:y="18.988cm">
        <draw:text-box>
          <text:p text:style-name="P21"><text:span text:style-name="T12">Hash23</text:span></text:p>
        </draw:text-box>
      </draw:frame>
      <draw:polygon text:anchor-type="page" text:anchor-page-number="4" draw:z-index="42" draw:style-name="gr26" svg:width="0.2cm" svg:height="0.232cm" svg:x="7.499cm" svg:y="18.131cm" svg:viewBox="0 0 201 233" draw:points="201,0 127,233 0,138">
        <text:p/>
      </draw:polygon>
      <draw:line text:anchor-type="page" text:anchor-page-number="4" draw:z-index="43" draw:style-name="gr25" svg:x1="7.118cm" svg:y1="18.909cm" svg:x2="7.59cm" svg:y2="18.281cm">
        <text:p/>
      </draw:line>
      <draw:polygon text:anchor-type="page" text:anchor-page-number="4" draw:z-index="44" draw:style-name="gr26" svg:width="0.2cm" svg:height="0.232cm" svg:x="8.479cm" svg:y="18.131cm" svg:viewBox="0 0 201 233" draw:points="0,0 201,138 78,233">
        <text:p/>
      </draw:polygon>
      <draw:line text:anchor-type="page" text:anchor-page-number="4" draw:z-index="45" draw:style-name="gr25" svg:x1="9.061cm" svg:y1="18.909cm" svg:x2="8.592cm" svg:y2="18.281cm">
        <text:p/>
      </draw:line>
      <draw:polygon text:anchor-type="page" text:anchor-page-number="4" draw:z-index="46" draw:style-name="gr15" svg:width="1.166cm" svg:height="0.387cm" svg:x="11.944cm" svg:y="18.909cm" svg:viewBox="0 0 1167 388" draw:points="585,388 0,388 0,0 1167,0 1167,388">
        <text:p/>
      </draw:polygon>
      <draw:polygon text:anchor-type="page" text:anchor-page-number="4" draw:z-index="47" draw:style-name="gr16" svg:width="1.166cm" svg:height="0.387cm" svg:x="11.944cm" svg:y="18.909cm" svg:viewBox="0 0 1167 388" draw:points="585,388 0,388 0,0 1167,0 1167,388">
        <text:p/>
      </draw:polygon>
      <draw:frame text:anchor-type="page" text:anchor-page-number="4" draw:z-index="48" draw:style-name="gr29" draw:text-style-name="P25" svg:width="1.532cm" svg:height="0.262cm" svg:x="7.311cm" svg:y="17.87cm">
        <draw:text-box>
          <text:p text:style-name="P21"><text:span text:style-name="T15"><text:s/></text:span><text:span text:style-name="T15">Rotens Hashv.</text:span></text:p>
        </draw:text-box>
      </draw:frame>
      <draw:polygon text:anchor-type="page" text:anchor-page-number="4" draw:z-index="49" draw:style-name="gr15" svg:width="0.775cm" svg:height="0.387cm" svg:x="13.926cm" svg:y="20.069cm" svg:viewBox="0 0 776 388" draw:points="388,388 0,388 0,0 776,0 776,388">
        <text:p/>
      </draw:polygon>
      <draw:polygon text:anchor-type="page" text:anchor-page-number="4" draw:z-index="50" draw:style-name="gr16" svg:width="0.775cm" svg:height="0.387cm" svg:x="13.926cm" svg:y="20.069cm" svg:viewBox="0 0 776 388" draw:points="388,388 0,388 0,0 776,0 776,388">
        <text:p/>
      </draw:polygon>
      <draw:frame text:anchor-type="page" text:anchor-page-number="4" draw:z-index="51" draw:style-name="gr22" draw:text-style-name="P22" svg:width="0.842cm" svg:height="0.283cm" svg:x="12.106cm" svg:y="18.988cm">
        <draw:text-box>
          <text:p text:style-name="P21"><text:span text:style-name="T13">Hash01</text:span></text:p>
        </draw:text-box>
      </draw:frame>
      <draw:polygon text:anchor-type="page" text:anchor-page-number="4" draw:z-index="52" draw:style-name="gr15" svg:width="0.779cm" svg:height="0.387cm" svg:x="15.09cm" svg:y="21.038cm" svg:viewBox="0 0 780 388" draw:points="392,388 0,388 0,0 780,0 780,388">
        <text:p/>
      </draw:polygon>
      <draw:polygon text:anchor-type="page" text:anchor-page-number="4" draw:z-index="53" draw:style-name="gr16" svg:width="0.779cm" svg:height="0.387cm" svg:x="15.09cm" svg:y="21.038cm" svg:viewBox="0 0 780 388" draw:points="392,388 0,388 0,0 780,0 780,388">
        <text:p/>
      </draw:polygon>
      <draw:frame text:anchor-type="page" text:anchor-page-number="4" draw:z-index="54" draw:style-name="gr23" draw:text-style-name="P22" svg:width="0.708cm" svg:height="0.283cm" svg:x="13.968cm" svg:y="20.138cm">
        <draw:text-box>
          <text:p text:style-name="P21"><text:span text:style-name="T13">Hash2</text:span></text:p>
        </draw:text-box>
      </draw:frame>
      <draw:polygon text:anchor-type="page" text:anchor-page-number="4" draw:z-index="55" draw:style-name="gr15" svg:width="1.167cm" svg:height="0.387cm" svg:x="14.278cm" svg:y="18.909cm" svg:viewBox="0 0 1168 388" draw:points="582,388 0,388 0,0 1168,0 1168,388">
        <text:p/>
      </draw:polygon>
      <draw:polygon text:anchor-type="page" text:anchor-page-number="4" draw:z-index="56" draw:style-name="gr19" svg:width="1.167cm" svg:height="0.387cm" svg:x="14.278cm" svg:y="18.909cm" svg:viewBox="0 0 1168 388" draw:points="582,388 0,388 0,0 1168,0 1168,388">
        <text:p/>
      </draw:polygon>
      <draw:frame text:anchor-type="page" text:anchor-page-number="4" draw:z-index="57" draw:style-name="gr30" draw:text-style-name="P22" svg:width="0.41cm" svg:height="0.283cm" svg:x="15.282cm" svg:y="21.108cm">
        <draw:text-box>
          <text:p text:style-name="P21"><text:span text:style-name="T13">Tx3</text:span></text:p>
        </draw:text-box>
      </draw:frame>
      <draw:polygon text:anchor-type="page" text:anchor-page-number="4" draw:z-index="58" draw:style-name="gr24" svg:width="0.172cm" svg:height="0.239cm" svg:x="14.494cm" svg:y="19.297cm" svg:viewBox="0 0 173 240" draw:points="173,0 138,240 0,173">
        <text:p/>
      </draw:polygon>
      <draw:line text:anchor-type="page" text:anchor-page-number="4" draw:z-index="59" draw:style-name="gr25" svg:x1="14.278cm" svg:y1="20.068cm" svg:x2="14.581cm" svg:y2="19.461cm">
        <text:p/>
      </draw:line>
      <draw:polygon text:anchor-type="page" text:anchor-page-number="4" draw:z-index="60" draw:style-name="gr26" svg:width="0.175cm" svg:height="0.239cm" svg:x="15.054cm" svg:y="19.297cm" svg:viewBox="0 0 176 240" draw:points="0,0 176,173 35,240">
        <text:p/>
      </draw:polygon>
      <draw:line text:anchor-type="page" text:anchor-page-number="4" draw:z-index="61" draw:style-name="gr25" svg:x1="15.447cm" svg:y1="20.068cm" svg:x2="15.14cm" svg:y2="19.461cm">
        <text:p/>
      </draw:line>
      <draw:polygon text:anchor-type="page" text:anchor-page-number="4" draw:z-index="62" draw:style-name="gr13" svg:width="3.502cm" svg:height="1.745cm" svg:x="12.173cm" svg:y="16.58cm" svg:viewBox="0 0 3503 1746" draw:points="1753,1746 0,1746 0,0 3503,0 3503,1746">
        <text:p/>
      </draw:polygon>
      <draw:frame text:anchor-type="page" text:anchor-page-number="4" draw:z-index="63" draw:style-name="gr28" draw:text-style-name="P22" svg:width="0.842cm" svg:height="0.283cm" svg:x="14.432cm" svg:y="18.988cm">
        <draw:text-box>
          <text:p text:style-name="P21"><text:span text:style-name="T13">Hash23</text:span></text:p>
        </draw:text-box>
      </draw:frame>
      <draw:polygon text:anchor-type="page" text:anchor-page-number="4" draw:z-index="64" draw:style-name="gr15" svg:width="1.554cm" svg:height="0.387cm" svg:x="12.953cm" svg:y="17.743cm" svg:viewBox="0 0 1555 388" draw:points="776,388 0,388 0,0 1555,0 1555,388">
        <text:p/>
      </draw:polygon>
      <draw:polygon text:anchor-type="page" text:anchor-page-number="4" draw:z-index="65" draw:style-name="gr16" svg:width="1.554cm" svg:height="0.387cm" svg:x="12.953cm" svg:y="17.743cm" svg:viewBox="0 0 1555 388" draw:points="776,388 0,388 0,0 1555,0 1555,388">
        <text:p/>
      </draw:polygon>
      <draw:frame text:anchor-type="page" text:anchor-page-number="4" draw:z-index="66" draw:style-name="gr31" draw:text-style-name="P23" svg:width="3.409cm" svg:height="0.267cm" svg:x="12.268cm" svg:y="16.704cm">
        <draw:text-box>
          <text:p text:style-name="P21"><text:span text:style-name="T12">Blockhuvud (Blockets hashvärde)</text:span></text:p>
        </draw:text-box>
      </draw:frame>
      <draw:polygon text:anchor-type="page" text:anchor-page-number="4" draw:z-index="67" draw:style-name="gr26" svg:width="0.2cm" svg:height="0.232cm" svg:x="13.104cm" svg:y="18.131cm" svg:viewBox="0 0 201 233" draw:points="201,0 124,233 0,138">
        <text:p/>
      </draw:polygon>
      <draw:line text:anchor-type="page" text:anchor-page-number="4" draw:z-index="68" draw:style-name="gr25" svg:x1="12.723cm" svg:y1="18.909cm" svg:x2="13.196cm" svg:y2="18.281cm">
        <text:p/>
      </draw:line>
      <draw:polygon text:anchor-type="page" text:anchor-page-number="4" draw:z-index="69" draw:style-name="gr26" svg:width="0.2cm" svg:height="0.232cm" svg:x="14.084cm" svg:y="18.131cm" svg:viewBox="0 0 201 233" draw:points="0,0 201,138 78,233">
        <text:p/>
      </draw:polygon>
      <draw:line text:anchor-type="page" text:anchor-page-number="4" draw:z-index="70" draw:style-name="gr25" svg:x1="14.667cm" svg:y1="18.909cm" svg:x2="14.194cm" svg:y2="18.281cm">
        <text:p/>
      </draw:line>
      <draw:frame text:anchor-type="page" text:anchor-page-number="4" draw:z-index="71" draw:style-name="gr29" draw:text-style-name="P25" svg:width="1.532cm" svg:height="0.262cm" svg:x="12.952cm" svg:y="17.817cm">
        <draw:text-box>
          <text:p text:style-name="P21"><text:span text:style-name="T15"><text:s/></text:span><text:span text:style-name="T15">Rotens Hashv.</text:span></text:p>
        </draw:text-box>
      </draw:frame>
      <draw:frame text:anchor-type="page" text:anchor-page-number="4" draw:z-index="72" draw:style-name="gr32" draw:text-style-name="P22" svg:width="4.296cm" svg:height="0.283cm" svg:x="5.944cm" svg:y="21.837cm">
        <draw:text-box>
          <text:p text:style-name="P21"><text:span text:style-name="T13">Transaktioner hashade i ett Merkle Träd</text:span></text:p>
        </draw:text-box>
      </draw:frame>
      <draw:polygon text:anchor-type="page" text:anchor-page-number="4" draw:z-index="73" draw:style-name="gr15" svg:width="1.555cm" svg:height="0.387cm" svg:x="12.564cm" svg:y="17.161cm" svg:viewBox="0 0 1556 388" draw:points="777,388 0,388 0,0 1556,0 1556,388">
        <text:p/>
      </draw:polygon>
      <draw:polygon text:anchor-type="page" text:anchor-page-number="4" draw:z-index="74" draw:style-name="gr16" svg:width="1.555cm" svg:height="0.387cm" svg:x="12.564cm" svg:y="17.161cm" svg:viewBox="0 0 1556 388" draw:points="777,388 0,388 0,0 1556,0 1556,388">
        <text:p/>
      </draw:polygon>
      <draw:frame text:anchor-type="page" text:anchor-page-number="4" draw:z-index="75" draw:style-name="gr33" draw:text-style-name="P22" svg:width="4.139cm" svg:height="0.283cm" svg:x="11.8cm" svg:y="21.837cm">
        <draw:text-box>
          <text:p text:style-name="P21"><text:span text:style-name="T13">Efter borttagning av Tx0-2 från blocket</text:span></text:p>
        </draw:text-box>
      </draw:frame>
      <draw:polygon text:anchor-type="page" text:anchor-page-number="4" draw:z-index="76" draw:style-name="gr15" svg:width="1.167cm" svg:height="0.387cm" svg:x="14.314cm" svg:y="17.161cm" svg:viewBox="0 0 1168 388" draw:points="582,388 0,388 0,0 1168,0 1168,388">
        <text:p/>
      </draw:polygon>
      <draw:polygon text:anchor-type="page" text:anchor-page-number="4" draw:z-index="77" draw:style-name="gr16" svg:width="1.167cm" svg:height="0.387cm" svg:x="14.314cm" svg:y="17.161cm" svg:viewBox="0 0 1168 388" draw:points="582,388 0,388 0,0 1168,0 1168,388">
        <text:p/>
      </draw:polygon>
      <draw:frame text:anchor-type="page" text:anchor-page-number="4" draw:z-index="78" draw:style-name="gr34" draw:text-style-name="P24" svg:width="1.47cm" svg:height="0.272cm" svg:x="12.651cm" svg:y="17.231cm">
        <draw:text-box>
          <text:p text:style-name="P21"><text:span text:style-name="T14">Föreg. Hashv.</text:span></text:p>
        </draw:text-box>
      </draw:frame>
      <draw:polygon text:anchor-type="page" text:anchor-page-number="4" draw:z-index="79" draw:style-name="gr15" svg:width="0.744cm" svg:height="0.387cm" svg:x="15.09cm" svg:y="20.069cm" svg:viewBox="0 0 745 388" draw:points="374,388 0,388 0,0 745,0 745,388">
        <text:p/>
      </draw:polygon>
      <draw:polygon text:anchor-type="page" text:anchor-page-number="4" draw:z-index="80" draw:style-name="gr19" svg:width="0.744cm" svg:height="0.387cm" svg:x="15.09cm" svg:y="20.069cm" svg:viewBox="0 0 745 388" draw:points="374,388 0,388 0,0 745,0 745,388">
        <text:p/>
      </draw:polygon>
      <draw:frame text:anchor-type="page" text:anchor-page-number="4" draw:z-index="81" draw:style-name="gr23" draw:text-style-name="P22" svg:width="0.708cm" svg:height="0.283cm" svg:x="14.534cm" svg:y="17.231cm">
        <draw:text-box>
          <text:p text:style-name="P21"><text:span text:style-name="T13">Nonce</text:span></text:p>
        </draw:text-box>
      </draw:frame>
      <draw:polygon text:anchor-type="page" text:anchor-page-number="4" draw:z-index="82" draw:style-name="gr21" svg:width="0.779cm" svg:height="0.387cm" svg:x="5.95cm" svg:y="21.038cm" svg:viewBox="0 0 780 388" draw:points="391,388 0,388 0,0 780,0 780,388">
        <text:p/>
      </draw:polygon>
      <draw:polygon text:anchor-type="page" text:anchor-page-number="4" draw:z-index="83" draw:style-name="gr16" svg:width="0.779cm" svg:height="0.387cm" svg:x="5.95cm" svg:y="21.038cm" svg:viewBox="0 0 780 388" draw:points="391,388 0,388 0,0 780,0 780,388">
        <text:p/>
      </draw:polygon>
      <draw:frame text:anchor-type="page" text:anchor-page-number="4" draw:z-index="84" draw:style-name="gr20" draw:text-style-name="P22" svg:width="0.708cm" svg:height="0.283cm" svg:x="15.102cm" svg:y="20.138cm">
        <draw:text-box>
          <text:p text:style-name="P21"><text:span text:style-name="T13">Hash3</text:span></text:p>
        </draw:text-box>
      </draw:frame>
      <draw:polygon text:anchor-type="page" text:anchor-page-number="4" draw:z-index="85" draw:style-name="gr15" svg:width="0.778cm" svg:height="0.387cm" svg:x="7.118cm" svg:y="21.038cm" svg:viewBox="0 0 779 388" draw:points="388,388 0,388 0,0 779,0 779,388">
        <text:p/>
      </draw:polygon>
      <draw:polygon text:anchor-type="page" text:anchor-page-number="4" draw:z-index="86" draw:style-name="gr16" svg:width="0.778cm" svg:height="0.387cm" svg:x="7.118cm" svg:y="21.038cm" svg:viewBox="0 0 779 388" draw:points="388,388 0,388 0,0 779,0 779,388">
        <text:p/>
      </draw:polygon>
      <draw:frame text:anchor-type="page" text:anchor-page-number="4" draw:z-index="87" draw:style-name="gr30" draw:text-style-name="P22" svg:width="0.41cm" svg:height="0.283cm" svg:x="6.149cm" svg:y="21.108cm">
        <draw:text-box>
          <text:p text:style-name="P21"><text:span text:style-name="T13">Tx0</text:span></text:p>
        </draw:text-box>
      </draw:frame>
      <draw:polygon text:anchor-type="page" text:anchor-page-number="4" draw:z-index="88" draw:style-name="gr15" svg:width="0.775cm" svg:height="0.387cm" svg:x="8.285cm" svg:y="21.038cm" svg:viewBox="0 0 776 388" draw:points="388,388 0,388 0,0 776,0 776,388">
        <text:p/>
      </draw:polygon>
      <draw:polygon text:anchor-type="page" text:anchor-page-number="4" draw:z-index="89" draw:style-name="gr16" svg:width="0.775cm" svg:height="0.387cm" svg:x="8.285cm" svg:y="21.038cm" svg:viewBox="0 0 776 388" draw:points="388,388 0,388 0,0 776,0 776,388">
        <text:p/>
      </draw:polygon>
      <draw:frame text:anchor-type="page" text:anchor-page-number="4" draw:z-index="90" draw:style-name="gr35" draw:text-style-name="P22" svg:width="0.41cm" svg:height="0.283cm" svg:x="7.304cm" svg:y="21.108cm">
        <draw:text-box>
          <text:p text:style-name="P21"><text:span text:style-name="T13">Tx1</text:span></text:p>
        </draw:text-box>
      </draw:frame>
      <draw:polygon text:anchor-type="page" text:anchor-page-number="4" draw:z-index="91" draw:style-name="gr15" svg:width="0.775cm" svg:height="0.387cm" svg:x="9.452cm" svg:y="21.038cm" svg:viewBox="0 0 776 388" draw:points="388,388 0,388 0,0 776,0 776,388">
        <text:p/>
      </draw:polygon>
      <draw:polygon text:anchor-type="page" text:anchor-page-number="4" draw:z-index="92" draw:style-name="gr16" svg:width="0.775cm" svg:height="0.387cm" svg:x="9.452cm" svg:y="21.038cm" svg:viewBox="0 0 776 388" draw:points="388,388 0,388 0,0 776,0 776,388">
        <text:p/>
      </draw:polygon>
      <draw:frame text:anchor-type="page" text:anchor-page-number="4" draw:z-index="93" draw:style-name="gr35" draw:text-style-name="P22" svg:width="0.41cm" svg:height="0.283cm" svg:x="8.477cm" svg:y="21.108cm">
        <draw:text-box>
          <text:p text:style-name="P21"><text:span text:style-name="T13">Tx2</text:span></text:p>
        </draw:text-box>
      </draw:frame>
      <draw:polygon text:anchor-type="page" text:anchor-page-number="4" draw:z-index="94" draw:style-name="gr26" svg:width="0.154cm" svg:height="0.232cm" svg:x="6.264cm" svg:y="20.457cm" svg:viewBox="0 0 155 233" draw:points="77,0 155,233 0,233">
        <text:p/>
      </draw:polygon>
      <draw:line text:anchor-type="page" text:anchor-page-number="4" draw:z-index="95" draw:style-name="gr25" svg:x1="6.341cm" svg:y1="21.039cm" svg:x2="6.341cm" svg:y2="20.644cm">
        <text:p/>
      </draw:line>
      <draw:polygon text:anchor-type="page" text:anchor-page-number="4" draw:z-index="96" draw:style-name="gr26" svg:width="0.154cm" svg:height="0.232cm" svg:x="7.427cm" svg:y="20.457cm" svg:viewBox="0 0 155 233" draw:points="78,0 155,233 0,233">
        <text:p/>
      </draw:polygon>
      <draw:line text:anchor-type="page" text:anchor-page-number="4" draw:z-index="97" draw:style-name="gr25" svg:x1="7.506cm" svg:y1="21.039cm" svg:x2="7.506cm" svg:y2="20.644cm">
        <text:p/>
      </draw:line>
      <draw:polygon text:anchor-type="page" text:anchor-page-number="4" draw:z-index="98" draw:style-name="gr26" svg:width="0.154cm" svg:height="0.232cm" svg:x="8.596cm" svg:y="20.457cm" svg:viewBox="0 0 155 233" draw:points="77,0 155,233 0,233">
        <text:p/>
      </draw:polygon>
      <draw:line text:anchor-type="page" text:anchor-page-number="4" draw:z-index="99" draw:style-name="gr25" svg:x1="8.673cm" svg:y1="21.039cm" svg:x2="8.673cm" svg:y2="20.644cm">
        <text:p/>
      </draw:line>
      <draw:polygon text:anchor-type="page" text:anchor-page-number="4" draw:z-index="100" draw:style-name="gr26" svg:width="0.155cm" svg:height="0.232cm" svg:x="9.763cm" svg:y="20.457cm" svg:viewBox="0 0 156 233" draw:points="78,0 156,233 0,233">
        <text:p/>
      </draw:polygon>
      <draw:line text:anchor-type="page" text:anchor-page-number="4" draw:z-index="101" draw:style-name="gr25" svg:x1="9.84cm" svg:y1="21.039cm" svg:x2="9.84cm" svg:y2="20.644cm">
        <text:p/>
      </draw:line>
      <draw:polygon text:anchor-type="page" text:anchor-page-number="4" draw:z-index="102" draw:style-name="gr26" svg:width="0.155cm" svg:height="0.232cm" svg:x="15.404cm" svg:y="20.457cm" svg:viewBox="0 0 156 233" draw:points="78,0 156,233 0,233">
        <text:p/>
      </draw:polygon>
      <draw:line text:anchor-type="page" text:anchor-page-number="4" draw:z-index="103" draw:style-name="gr25" svg:x1="15.481cm" svg:y1="21.039cm" svg:x2="15.481cm" svg:y2="20.644cm">
        <text:p/>
      </draw:line>
      <draw:frame text:anchor-type="page" text:anchor-page-number="4" draw:z-index="104" draw:style-name="gr30" draw:text-style-name="P22" svg:width="0.41cm" svg:height="0.283cm" svg:x="9.633cm" svg:y="21.108cm">
        <draw:text-box>
          <text:p text:style-name="P21"><text:span text:style-name="T13">Tx3</text:span></text:p>
        </draw:text-box>
      </draw:frame>
      <draw:polygon text:anchor-type="page" text:anchor-page-number="5" draw:z-index="105" draw:style-name="gr15" svg:width="1.202cm" svg:height="0.401cm" svg:x="8.696cm" svg:y="9.914cm" svg:viewBox="0 0 1203 402" draw:points="603,402 0,402 0,0 1203,0 1203,402">
        <text:p/>
      </draw:polygon>
      <draw:polygon text:anchor-type="page" text:anchor-page-number="5" draw:z-index="106" draw:style-name="gr16" svg:width="1.202cm" svg:height="0.401cm" svg:x="8.696cm" svg:y="9.914cm" svg:viewBox="0 0 1203 402" draw:points="603,402 0,402 0,0 1203,0 1203,402">
        <text:p/>
      </draw:polygon>
      <draw:polygon text:anchor-type="page" text:anchor-page-number="5" draw:z-index="107" draw:style-name="gr15" svg:width="1.001cm" svg:height="0.401cm" svg:x="10.502cm" svg:y="11.117cm" svg:viewBox="0 0 1002 402" draw:points="501,402 0,402 0,0 1002,0 1002,402">
        <text:p/>
      </draw:polygon>
      <draw:polygon text:anchor-type="page" text:anchor-page-number="5" draw:z-index="108" draw:style-name="gr16" svg:width="1.001cm" svg:height="0.401cm" svg:x="10.502cm" svg:y="11.117cm" svg:viewBox="0 0 1002 402" draw:points="501,402 0,402 0,0 1002,0 1002,402">
        <text:p/>
      </draw:polygon>
      <draw:frame text:anchor-type="page" text:anchor-page-number="5" draw:z-index="109" draw:style-name="gr36" draw:text-style-name="P22" svg:width="0.869cm" svg:height="0.292cm" svg:x="8.869cm" svg:y="9.994cm">
        <draw:text-box>
          <text:p text:style-name="P21"><text:span text:style-name="T16">Hash01</text:span></text:p>
        </draw:text-box>
      </draw:frame>
      <draw:polygon text:anchor-type="page" text:anchor-page-number="5" draw:z-index="110" draw:style-name="gr15" svg:width="1.005cm" svg:height="0.401cm" svg:x="11.902cm" svg:y="11.117cm" svg:viewBox="0 0 1006 402" draw:points="505,402 0,402 0,0 1006,0 1006,402">
        <text:p/>
      </draw:polygon>
      <draw:polygon text:anchor-type="page" text:anchor-page-number="5" draw:z-index="111" draw:style-name="gr19" svg:width="1.005cm" svg:height="0.401cm" svg:x="11.902cm" svg:y="11.117cm" svg:viewBox="0 0 1006 402" draw:points="505,402 0,402 0,0 1006,0 1006,402">
        <text:p/>
      </draw:polygon>
      <draw:frame text:anchor-type="page" text:anchor-page-number="5" draw:z-index="112" draw:style-name="gr37" draw:text-style-name="P22" svg:width="0.729cm" svg:height="0.292cm" svg:x="10.643cm" svg:y="11.208cm">
        <draw:text-box>
          <text:p text:style-name="P21"><text:span text:style-name="T16">Hash2</text:span></text:p>
        </draw:text-box>
      </draw:frame>
      <draw:polygon text:anchor-type="page" text:anchor-page-number="5" draw:z-index="113" draw:style-name="gr21" svg:width="1.202cm" svg:height="0.401cm" svg:x="11.102cm" svg:y="9.914cm" svg:viewBox="0 0 1203 402" draw:points="603,402 0,402 0,0 1203,0 1203,402">
        <text:p/>
      </draw:polygon>
      <draw:polygon text:anchor-type="page" text:anchor-page-number="5" draw:z-index="114" draw:style-name="gr19" svg:width="1.202cm" svg:height="0.401cm" svg:x="11.102cm" svg:y="9.914cm" svg:viewBox="0 0 1203 402" draw:points="603,402 0,402 0,0 1203,0 1203,402">
        <text:p/>
      </draw:polygon>
      <draw:frame text:anchor-type="page" text:anchor-page-number="5" draw:z-index="115" draw:style-name="gr38" draw:text-style-name="P22" svg:width="0.729cm" svg:height="0.292cm" svg:x="12.044cm" svg:y="11.208cm">
        <draw:text-box>
          <text:p text:style-name="P21"><text:span text:style-name="T16">Hash3</text:span></text:p>
        </draw:text-box>
      </draw:frame>
      <draw:polygon text:anchor-type="page" text:anchor-page-number="5" draw:z-index="116" draw:style-name="gr24" svg:width="0.179cm" svg:height="0.25cm" svg:x="11.324cm" svg:y="10.317cm" svg:viewBox="0 0 180 251" draw:points="180,0 145,251 0,180">
        <text:p/>
      </draw:polygon>
      <draw:line text:anchor-type="page" text:anchor-page-number="5" draw:z-index="117" draw:style-name="gr25" svg:x1="11.102cm" svg:y1="11.117cm" svg:x2="11.416cm" svg:y2="10.489cm">
        <text:p/>
      </draw:line>
      <draw:polygon text:anchor-type="page" text:anchor-page-number="5" draw:z-index="118" draw:style-name="gr26" svg:width="0.179cm" svg:height="0.25cm" svg:x="11.902cm" svg:y="10.317cm" svg:viewBox="0 0 180 251" draw:points="0,0 180,180 39,251">
        <text:p/>
      </draw:polygon>
      <draw:line text:anchor-type="page" text:anchor-page-number="5" draw:z-index="119" draw:style-name="gr25" svg:x1="12.305cm" svg:y1="11.117cm" svg:x2="11.991cm" svg:y2="10.489cm">
        <text:p/>
      </draw:line>
      <draw:polygon text:anchor-type="page" text:anchor-page-number="5" draw:z-index="120" draw:style-name="gr13" svg:width="3.608cm" svg:height="1.805cm" svg:x="8.897cm" svg:y="7.508cm" svg:viewBox="0 0 3609 1806" draw:points="1803,1806 0,1806 0,0 3609,0 3609,1806">
        <text:p/>
      </draw:polygon>
      <draw:frame text:anchor-type="page" text:anchor-page-number="5" draw:z-index="121" draw:style-name="gr36" draw:text-style-name="P22" svg:width="0.869cm" svg:height="0.292cm" svg:x="11.271cm" svg:y="9.994cm">
        <draw:text-box>
          <text:p text:style-name="P21"><text:span text:style-name="T16">Hash23</text:span></text:p>
        </draw:text-box>
      </draw:frame>
      <draw:polygon text:anchor-type="page" text:anchor-page-number="5" draw:z-index="122" draw:style-name="gr15" svg:width="1.604cm" svg:height="0.401cm" svg:x="9.662cm" svg:y="8.711cm" svg:viewBox="0 0 1605 402" draw:points="801,402 0,402 0,0 1605,0 1605,402">
        <text:p/>
      </draw:polygon>
      <draw:polygon text:anchor-type="page" text:anchor-page-number="5" draw:z-index="123" draw:style-name="gr16" svg:width="1.604cm" svg:height="0.401cm" svg:x="9.662cm" svg:y="8.711cm" svg:viewBox="0 0 1605 402" draw:points="801,402 0,402 0,0 1605,0 1605,402">
        <text:p/>
      </draw:polygon>
      <draw:frame text:anchor-type="page" text:anchor-page-number="5" draw:z-index="124" draw:style-name="gr39" draw:text-style-name="P22" svg:width="1.43cm" svg:height="0.292cm" svg:x="9.098cm" svg:y="7.659cm">
        <draw:text-box>
          <text:p text:style-name="P21"><text:span text:style-name="T16">Blockhuvud</text:span></text:p>
        </draw:text-box>
      </draw:frame>
      <draw:polygon text:anchor-type="page" text:anchor-page-number="5" draw:z-index="125" draw:style-name="gr26" svg:width="0.207cm" svg:height="0.239cm" svg:x="9.892cm" svg:y="9.114cm" svg:viewBox="0 0 208 240" draw:points="208,0 127,240 0,145">
        <text:p/>
      </draw:polygon>
      <draw:line text:anchor-type="page" text:anchor-page-number="5" draw:z-index="126" draw:style-name="gr25" svg:x1="9.497cm" svg:y1="9.914cm" svg:x2="9.983cm" svg:y2="9.268cm">
        <text:p/>
      </draw:line>
      <draw:polygon text:anchor-type="page" text:anchor-page-number="5" draw:z-index="127" draw:style-name="gr26" svg:width="0.207cm" svg:height="0.239cm" svg:x="10.901cm" svg:y="9.114cm" svg:viewBox="0 0 208 240" draw:points="0,0 208,145 81,240">
        <text:p/>
      </draw:polygon>
      <draw:line text:anchor-type="page" text:anchor-page-number="5" draw:z-index="128" draw:style-name="gr25" svg:x1="11.504cm" svg:y1="9.914cm" svg:x2="11.017cm" svg:y2="9.268cm">
        <text:p/>
      </draw:line>
      <draw:polygon text:anchor-type="page" text:anchor-page-number="5" draw:z-index="129" draw:style-name="gr15" svg:width="1.601cm" svg:height="0.398cm" svg:x="9.299cm" svg:y="8.112cm" svg:viewBox="0 0 1602 399" draw:points="801,399 0,399 0,0 1602,0 1602,399">
        <text:p/>
      </draw:polygon>
      <draw:polygon text:anchor-type="page" text:anchor-page-number="5" draw:z-index="130" draw:style-name="gr16" svg:width="1.601cm" svg:height="0.398cm" svg:x="9.299cm" svg:y="8.112cm" svg:viewBox="0 0 1602 399" draw:points="801,399 0,399 0,0 1602,0 1602,399">
        <text:p/>
      </draw:polygon>
      <draw:frame text:anchor-type="page" text:anchor-page-number="5" draw:z-index="131" draw:style-name="gr40" draw:text-style-name="P22" svg:width="1.283cm" svg:height="0.292cm" svg:x="9.786cm" svg:y="8.784cm">
        <draw:text-box>
          <text:p text:style-name="P21"><text:span text:style-name="T16">Merkle-rot</text:span></text:p>
        </draw:text-box>
      </draw:frame>
      <draw:polygon text:anchor-type="page" text:anchor-page-number="5" draw:z-index="132" draw:style-name="gr15" svg:width="1.202cm" svg:height="0.398cm" svg:x="11.102cm" svg:y="8.112cm" svg:viewBox="0 0 1203 399" draw:points="603,399 0,399 0,0 1203,0 1203,399">
        <text:p/>
      </draw:polygon>
      <draw:polygon text:anchor-type="page" text:anchor-page-number="5" draw:z-index="133" draw:style-name="gr16" svg:width="1.202cm" svg:height="0.398cm" svg:x="11.102cm" svg:y="8.112cm" svg:viewBox="0 0 1203 399" draw:points="603,399 0,399 0,0 1203,0 1203,399">
        <text:p/>
      </draw:polygon>
      <draw:frame text:anchor-type="page" text:anchor-page-number="5" draw:z-index="134" draw:style-name="gr41" draw:text-style-name="P24" svg:width="1.497cm" svg:height="0.272cm" svg:x="9.299cm" svg:y="8.181cm">
        <draw:text-box>
          <text:p text:style-name="P21"><text:span text:style-name="T14"><text:s/></text:span><text:span text:style-name="T14">Föreg. hashv.</text:span></text:p>
        </draw:text-box>
      </draw:frame>
      <draw:polygon text:anchor-type="page" text:anchor-page-number="5" draw:z-index="135" draw:style-name="gr13" svg:width="3.608cm" svg:height="1.805cm" svg:x="4.685cm" svg:y="7.508cm" svg:viewBox="0 0 3609 1806" draw:points="1806,1806 0,1806 0,0 3609,0 3609,1806">
        <text:p/>
      </draw:polygon>
      <draw:frame text:anchor-type="page" text:anchor-page-number="5" draw:z-index="136" draw:style-name="gr37" draw:text-style-name="P22" svg:width="0.729cm" svg:height="0.292cm" svg:x="11.331cm" svg:y="8.181cm">
        <draw:text-box>
          <text:p text:style-name="P21"><text:span text:style-name="T16">Nonce</text:span></text:p>
        </draw:text-box>
      </draw:frame>
      <draw:polygon text:anchor-type="page" text:anchor-page-number="5" draw:z-index="137" draw:style-name="gr15" svg:width="1.604cm" svg:height="0.401cm" svg:x="5.415cm" svg:y="8.711cm" svg:viewBox="0 0 1605 402" draw:points="804,402 0,402 0,0 1605,0 1605,402">
        <text:p/>
      </draw:polygon>
      <draw:polygon text:anchor-type="page" text:anchor-page-number="5" draw:z-index="138" draw:style-name="gr16" svg:width="1.604cm" svg:height="0.401cm" svg:x="5.415cm" svg:y="8.711cm" svg:viewBox="0 0 1605 402" draw:points="804,402 0,402 0,0 1605,0 1605,402">
        <text:p/>
      </draw:polygon>
      <draw:frame text:anchor-type="page" text:anchor-page-number="5" draw:z-index="139" draw:style-name="gr39" draw:text-style-name="P23" svg:width="1.43cm" svg:height="0.292cm" svg:x="4.879cm" svg:y="7.659cm">
        <draw:text-box>
          <text:p text:style-name="P21"><text:span text:style-name="T16">Blockhuvud</text:span></text:p>
        </draw:text-box>
      </draw:frame>
      <draw:polygon text:anchor-type="page" text:anchor-page-number="5" draw:z-index="140" draw:style-name="gr15" svg:width="1.604cm" svg:height="0.398cm" svg:x="5.052cm" svg:y="8.112cm" svg:viewBox="0 0 1605 399" draw:points="800,399 0,399 0,0 1605,0 1605,399">
        <text:p/>
      </draw:polygon>
      <draw:polygon text:anchor-type="page" text:anchor-page-number="5" draw:z-index="141" draw:style-name="gr16" svg:width="1.604cm" svg:height="0.398cm" svg:x="5.052cm" svg:y="8.112cm" svg:viewBox="0 0 1605 399" draw:points="800,399 0,399 0,0 1605,0 1605,399">
        <text:p/>
      </draw:polygon>
      <draw:frame text:anchor-type="page" text:anchor-page-number="5" draw:z-index="142" draw:style-name="gr40" draw:text-style-name="P22" svg:width="1.283cm" svg:height="0.292cm" svg:x="5.546cm" svg:y="8.784cm">
        <draw:text-box>
          <text:p text:style-name="P21"><text:span text:style-name="T16">Merkle-rot</text:span></text:p>
        </draw:text-box>
      </draw:frame>
      <draw:polygon text:anchor-type="page" text:anchor-page-number="5" draw:z-index="143" draw:style-name="gr15" svg:width="1.202cm" svg:height="0.398cm" svg:x="6.854cm" svg:y="8.112cm" svg:viewBox="0 0 1203 399" draw:points="603,399 0,399 0,0 1203,0 1203,399">
        <text:p/>
      </draw:polygon>
      <draw:polygon text:anchor-type="page" text:anchor-page-number="5" draw:z-index="144" draw:style-name="gr16" svg:width="1.202cm" svg:height="0.398cm" svg:x="6.854cm" svg:y="8.112cm" svg:viewBox="0 0 1203 399" draw:points="603,399 0,399 0,0 1203,0 1203,399">
        <text:p/>
      </draw:polygon>
      <draw:frame text:anchor-type="page" text:anchor-page-number="5" draw:z-index="145" draw:style-name="gr41" draw:text-style-name="P24" svg:width="1.431cm" svg:height="0.272cm" svg:x="5.23cm" svg:y="8.22cm">
        <draw:text-box>
          <text:p text:style-name="P21"><text:span text:style-name="T14">Föreg. hashv.</text:span></text:p>
        </draw:text-box>
      </draw:frame>
      <draw:polygon text:anchor-type="page" text:anchor-page-number="5" draw:z-index="146" draw:style-name="gr13" svg:width="3.608cm" svg:height="1.805cm" svg:x="13.105cm" svg:y="7.508cm" svg:viewBox="0 0 3609 1806" draw:points="1807,1806 0,1806 0,0 3609,0 3609,1806">
        <text:p/>
      </draw:polygon>
      <draw:frame text:anchor-type="page" text:anchor-page-number="5" draw:z-index="147" draw:style-name="gr42" draw:text-style-name="P22" svg:width="0.729cm" svg:height="0.292cm" svg:x="7.091cm" svg:y="8.181cm">
        <draw:text-box>
          <text:p text:style-name="P21"><text:span text:style-name="T16">Nonce</text:span></text:p>
        </draw:text-box>
      </draw:frame>
      <draw:polygon text:anchor-type="page" text:anchor-page-number="5" draw:z-index="148" draw:style-name="gr15" svg:width="1.6cm" svg:height="0.401cm" svg:x="13.875cm" svg:y="8.711cm" svg:viewBox="0 0 1601 402" draw:points="800,402 0,402 0,0 1601,0 1601,402">
        <text:p/>
      </draw:polygon>
      <draw:polygon text:anchor-type="page" text:anchor-page-number="5" draw:z-index="149" draw:style-name="gr16" svg:width="1.6cm" svg:height="0.401cm" svg:x="13.875cm" svg:y="8.711cm" svg:viewBox="0 0 1601 402" draw:points="800,402 0,402 0,0 1601,0 1601,402">
        <text:p/>
      </draw:polygon>
      <draw:frame text:anchor-type="page" text:anchor-page-number="5" draw:z-index="150" draw:style-name="gr39" draw:text-style-name="P22" svg:width="1.43cm" svg:height="0.292cm" svg:x="13.296cm" svg:y="7.659cm">
        <draw:text-box>
          <text:p text:style-name="P21"><text:span text:style-name="T16">Blockhuvud</text:span></text:p>
        </draw:text-box>
      </draw:frame>
      <draw:polygon text:anchor-type="page" text:anchor-page-number="5" draw:z-index="151" draw:style-name="gr15" svg:width="1.604cm" svg:height="0.398cm" svg:x="13.508cm" svg:y="8.112cm" svg:viewBox="0 0 1605 399" draw:points="800,399 0,399 0,0 1605,0 1605,399">
        <text:p/>
      </draw:polygon>
      <draw:polygon text:anchor-type="page" text:anchor-page-number="5" draw:z-index="152" draw:style-name="gr16" svg:width="1.604cm" svg:height="0.398cm" svg:x="13.508cm" svg:y="8.112cm" svg:viewBox="0 0 1605 399" draw:points="800,399 0,399 0,0 1605,0 1605,399">
        <text:p/>
      </draw:polygon>
      <draw:frame text:anchor-type="page" text:anchor-page-number="5" draw:z-index="153" draw:style-name="gr40" draw:text-style-name="P22" svg:width="1.283cm" svg:height="0.292cm" svg:x="14.005cm" svg:y="8.784cm">
        <draw:text-box>
          <text:p text:style-name="P21"><text:span text:style-name="T16">Merkle-rot</text:span></text:p>
        </draw:text-box>
      </draw:frame>
      <draw:polygon text:anchor-type="page" text:anchor-page-number="5" draw:z-index="154" draw:style-name="gr15" svg:width="1.202cm" svg:height="0.398cm" svg:x="15.314cm" svg:y="8.112cm" svg:viewBox="0 0 1203 399" draw:points="600,399 0,399 0,0 1203,0 1203,399">
        <text:p/>
      </draw:polygon>
      <draw:polygon text:anchor-type="page" text:anchor-page-number="5" draw:z-index="155" draw:style-name="gr16" svg:width="1.202cm" svg:height="0.398cm" svg:x="15.314cm" svg:y="8.112cm" svg:viewBox="0 0 1203 399" draw:points="600,399 0,399 0,0 1203,0 1203,399">
        <text:p/>
      </draw:polygon>
      <draw:frame text:anchor-type="page" text:anchor-page-number="5" draw:z-index="156" draw:style-name="gr41" draw:text-style-name="P24" svg:width="1.497cm" svg:height="0.272cm" svg:x="13.508cm" svg:y="8.181cm">
        <draw:text-box>
          <text:p text:style-name="P21"><text:span text:style-name="T14"><text:s/></text:span><text:span text:style-name="T14">Föreg. hashv.</text:span></text:p>
        </draw:text-box>
      </draw:frame>
      <draw:polygon text:anchor-type="page" text:anchor-page-number="5" draw:z-index="157" draw:style-name="gr26" svg:width="0.239cm" svg:height="0.158cm" svg:x="13.268cm" svg:y="8.232cm" svg:viewBox="0 0 240 159" draw:points="240,81 0,159 0,0">
        <text:p/>
      </draw:polygon>
      <draw:line text:anchor-type="page" text:anchor-page-number="5" draw:z-index="158" draw:style-name="gr25" svg:x1="12.506cm" svg:y1="8.312cm" svg:x2="13.317cm" svg:y2="8.312cm">
        <text:p/>
      </draw:line>
      <draw:polygon text:anchor-type="page" text:anchor-page-number="5" draw:z-index="159" draw:style-name="gr26" svg:width="0.239cm" svg:height="0.158cm" svg:x="9.059cm" svg:y="8.232cm" svg:viewBox="0 0 240 159" draw:points="240,81 0,159 0,0">
        <text:p/>
      </draw:polygon>
      <draw:line text:anchor-type="page" text:anchor-page-number="5" draw:z-index="160" draw:style-name="gr25" svg:x1="8.294cm" svg:y1="8.312cm" svg:x2="9.105cm" svg:y2="8.312cm">
        <text:p/>
      </draw:line>
      <draw:polygon text:anchor-type="page" text:anchor-page-number="5" draw:z-index="161" draw:style-name="gr26" svg:width="0.239cm" svg:height="0.158cm" svg:x="17.078cm" svg:y="8.232cm" svg:viewBox="0 0 240 159" draw:points="240,81 0,159 0,0">
        <text:p/>
      </draw:polygon>
      <draw:line text:anchor-type="page" text:anchor-page-number="5" draw:z-index="162" draw:style-name="gr25" svg:x1="16.714cm" svg:y1="8.312cm" svg:x2="17.124cm" svg:y2="8.312cm">
        <text:p/>
      </draw:line>
      <draw:polygon text:anchor-type="page" text:anchor-page-number="5" draw:z-index="163" draw:style-name="gr26" svg:width="0.239cm" svg:height="0.158cm" svg:x="4.847cm" svg:y="8.232cm" svg:viewBox="0 0 240 159" draw:points="240,81 0,159 0,0">
        <text:p/>
      </draw:polygon>
      <draw:line text:anchor-type="page" text:anchor-page-number="5" draw:z-index="164" draw:style-name="gr25" svg:x1="4.286cm" svg:y1="8.312cm" svg:x2="4.896cm" svg:y2="8.312cm">
        <text:p/>
      </draw:line>
      <draw:frame text:anchor-type="page" text:anchor-page-number="5" draw:z-index="165" draw:style-name="gr43" draw:text-style-name="P22" svg:width="0.729cm" svg:height="0.292cm" svg:x="15.55cm" svg:y="8.181cm">
        <draw:text-box>
          <text:p text:style-name="P21"><text:span text:style-name="T16">Nonce</text:span></text:p>
        </draw:text-box>
      </draw:frame>
      <draw:frame text:anchor-type="page" text:anchor-page-number="5" draw:z-index="166" draw:style-name="gr44" draw:text-style-name="P22" svg:width="2.322cm" svg:height="0.292cm" svg:x="12.689cm" svg:y="10.537cm">
        <draw:text-box>
          <text:p text:style-name="P21"><text:span text:style-name="T16">Merkle-gren för Tx3</text:span></text:p>
        </draw:text-box>
      </draw:frame>
      <draw:polygon text:anchor-type="page" text:anchor-page-number="5" draw:z-index="167" draw:style-name="gr15" svg:width="0.803cm" svg:height="0.401cm" svg:x="12.104cm" svg:y="12.119cm" svg:viewBox="0 0 804 402" draw:points="402,402 0,402 0,0 804,0 804,402">
        <text:p/>
      </draw:polygon>
      <draw:polygon text:anchor-type="page" text:anchor-page-number="5" draw:z-index="168" draw:style-name="gr16" svg:width="0.803cm" svg:height="0.401cm" svg:x="12.104cm" svg:y="12.119cm" svg:viewBox="0 0 804 402" draw:points="402,402 0,402 0,0 804,0 804,402">
        <text:p/>
      </draw:polygon>
      <draw:frame text:anchor-type="page" text:anchor-page-number="5" draw:z-index="169" draw:style-name="gr45" draw:text-style-name="P22" svg:width="3.137cm" svg:height="0.292cm" svg:x="4.272cm" svg:y="7.01cm">
        <draw:text-box>
          <text:p text:style-name="P21"><text:span text:style-name="T16">Längsta proof-of-work kedja</text:span></text:p>
        </draw:text-box>
      </draw:frame>
      <draw:polygon text:anchor-type="page" text:anchor-page-number="5" draw:z-index="170" draw:style-name="gr26" svg:width="0.161cm" svg:height="0.239cm" svg:x="12.425cm" svg:y="11.52cm" svg:viewBox="0 0 162 240" draw:points="81,0 162,240 0,240">
        <text:p/>
      </draw:polygon>
      <draw:line text:anchor-type="page" text:anchor-page-number="5" draw:z-index="171" draw:style-name="gr25" svg:x1="12.506cm" svg:y1="12.119cm" svg:x2="12.506cm" svg:y2="11.71cm">
        <text:p/>
      </draw:line>
      <draw:frame text:anchor-type="page" text:anchor-page-number="5" draw:z-index="172" draw:style-name="gr46" draw:text-style-name="P22" svg:width="0.422cm" svg:height="0.292cm" svg:x="12.294cm" svg:y="12.21cm">
        <draw:text-box>
          <text:p text:style-name="P21"><text:span text:style-name="T16">Tx3</text:span></text:p>
        </draw:text-box>
      </draw:frame>
      <draw:g text:anchor-type="page" text:anchor-page-number="5" draw:z-index="173" draw:style-name="gr1">
        <draw:polygon draw:style-name="gr2" svg:width="2.151cm" svg:height="2.338cm" svg:x="9.474cm" svg:y="20.294cm" svg:viewBox="0 0 2152 2339" draw:points="1076,2339 0,2339 0,0 2152,0 2152,2339">
          <text:p/>
        </draw:polygon>
        <draw:polygon draw:style-name="gr3" svg:width="0.584cm" svg:height="0.39cm" svg:x="9.869cm" svg:y="21.463cm" svg:viewBox="0 0 585 391" draw:points="293,391 0,391 0,0 585,0 585,391">
          <text:p/>
        </draw:polygon>
        <draw:polygon draw:style-name="gr4" svg:width="0.584cm" svg:height="0.39cm" svg:x="9.869cm" svg:y="21.463cm" svg:viewBox="0 0 585 391" draw:points="293,391 0,391 0,0 585,0 585,391">
          <text:p/>
        </draw:polygon>
        <draw:frame draw:style-name="gr47" draw:text-style-name="P22" svg:width="1.267cm" svg:height="0.283cm" svg:x="9.668cm" svg:y="20.393cm">
          <draw:text-box>
            <text:p text:style-name="P21"><text:span text:style-name="T13">Transaktion</text:span></text:p>
          </draw:text-box>
        </draw:frame>
        <draw:polygon draw:style-name="gr3" svg:width="0.584cm" svg:height="0.391cm" svg:x="9.869cm" svg:y="22.048cm" svg:viewBox="0 0 585 392" draw:points="293,392 0,392 0,0 585,0 585,392">
          <text:p/>
        </draw:polygon>
        <draw:polygon draw:style-name="gr4" svg:width="0.584cm" svg:height="0.391cm" svg:x="9.869cm" svg:y="22.048cm" svg:viewBox="0 0 585 392" draw:points="293,392 0,392 0,0 585,0 585,392">
          <text:p/>
        </draw:polygon>
        <draw:frame draw:style-name="gr48" draw:text-style-name="P22" svg:width="0.207cm" svg:height="0.283cm" svg:x="10.056cm" svg:y="21.532cm">
          <draw:text-box>
            <text:p text:style-name="P21"><text:span text:style-name="T13">In</text:span></text:p>
          </draw:text-box>
        </draw:frame>
        <draw:polygon draw:style-name="gr3" svg:width="0.584cm" svg:height="0.387cm" svg:x="9.869cm" svg:y="20.881cm" svg:viewBox="0 0 585 388" draw:points="293,388 0,388 0,0 585,0 585,388">
          <text:p/>
        </draw:polygon>
        <draw:polygon draw:style-name="gr4" svg:width="0.584cm" svg:height="0.387cm" svg:x="9.869cm" svg:y="20.881cm" svg:viewBox="0 0 585 388" draw:points="293,388 0,388 0,0 585,0 585,388">
          <text:p/>
        </draw:polygon>
        <draw:frame draw:style-name="gr48" draw:text-style-name="P22" svg:width="0.207cm" svg:height="0.283cm" svg:x="10.056cm" svg:y="22.118cm">
          <draw:text-box>
            <text:p text:style-name="P21"><text:span text:style-name="T13">...</text:span></text:p>
          </draw:text-box>
        </draw:frame>
        <draw:polygon draw:style-name="gr3" svg:width="0.588cm" svg:height="0.387cm" svg:x="10.843cm" svg:y="20.881cm" svg:viewBox="0 0 589 388" draw:points="296,388 0,388 0,0 589,0 589,388">
          <text:p/>
        </draw:polygon>
        <draw:polygon draw:style-name="gr4" svg:width="0.588cm" svg:height="0.387cm" svg:x="10.843cm" svg:y="20.881cm" svg:viewBox="0 0 589 388" draw:points="296,388 0,388 0,0 589,0 589,388">
          <text:p/>
        </draw:polygon>
        <draw:frame draw:style-name="gr48" draw:text-style-name="P22" svg:width="0.207cm" svg:height="0.283cm" svg:x="10.056cm" svg:y="20.943cm">
          <draw:text-box>
            <text:p text:style-name="P21"><text:span text:style-name="T13">In</text:span></text:p>
          </draw:text-box>
        </draw:frame>
        <draw:polygon draw:style-name="gr3" svg:width="0.588cm" svg:height="0.39cm" svg:x="10.843cm" svg:y="21.463cm" svg:viewBox="0 0 589 391" draw:points="296,391 0,391 0,0 589,0 589,391">
          <text:p/>
        </draw:polygon>
        <draw:polygon draw:style-name="gr4" svg:width="0.588cm" svg:height="0.39cm" svg:x="10.843cm" svg:y="21.463cm" svg:viewBox="0 0 589 391" draw:points="296,391 0,391 0,0 589,0 589,391">
          <text:p/>
        </draw:polygon>
        <draw:frame draw:style-name="gr49" draw:text-style-name="P22" svg:width="0.384cm" svg:height="0.283cm" svg:x="10.935cm" svg:y="20.943cm">
          <draw:text-box>
            <text:p text:style-name="P21"><text:span text:style-name="T13">Ut</text:span></text:p>
          </draw:text-box>
        </draw:frame>
        <draw:polygon draw:style-name="gr9" svg:width="0.235cm" svg:height="0.154cm" svg:x="9.63cm" svg:y="20.996cm" svg:viewBox="0 0 236 155" draw:points="236,78 0,155 0,0">
          <text:p/>
        </draw:polygon>
        <draw:line draw:style-name="gr10" svg:x1="8.691cm" svg:y1="21.075cm" svg:x2="9.679cm" svg:y2="21.075cm">
          <text:p/>
        </draw:line>
        <draw:polygon draw:style-name="gr9" svg:width="0.235cm" svg:height="0.154cm" svg:x="9.63cm" svg:y="21.583cm" svg:viewBox="0 0 236 155" draw:points="236,77 0,155 0,0">
          <text:p/>
        </draw:polygon>
        <draw:line draw:style-name="gr10" svg:x1="8.691cm" svg:y1="21.659cm" svg:x2="9.679cm" svg:y2="21.659cm">
          <text:p/>
        </draw:line>
        <draw:polygon draw:style-name="gr9" svg:width="0.235cm" svg:height="0.154cm" svg:x="9.63cm" svg:y="22.165cm" svg:viewBox="0 0 236 155" draw:points="236,77 0,155 0,0">
          <text:p/>
        </draw:polygon>
        <draw:line draw:style-name="gr10" svg:x1="8.691cm" svg:y1="22.242cm" svg:x2="9.679cm" svg:y2="22.242cm">
          <text:p/>
        </draw:line>
        <draw:polygon draw:style-name="gr9" svg:width="0.235cm" svg:height="0.154cm" svg:x="12.371cm" svg:y="20.996cm" svg:viewBox="0 0 236 155" draw:points="236,78 0,155 0,0">
          <text:p/>
        </draw:polygon>
        <draw:line draw:style-name="gr10" svg:x1="11.432cm" svg:y1="21.075cm" svg:x2="12.416cm" svg:y2="21.075cm">
          <text:p/>
        </draw:line>
        <draw:polygon draw:style-name="gr9" svg:width="0.235cm" svg:height="0.154cm" svg:x="12.371cm" svg:y="21.583cm" svg:viewBox="0 0 236 155" draw:points="236,77 0,155 0,0">
          <text:p/>
        </draw:polygon>
        <draw:line draw:style-name="gr10" svg:x1="11.432cm" svg:y1="21.659cm" svg:x2="12.416cm" svg:y2="21.659cm">
          <text:p/>
        </draw:line>
        <draw:frame draw:style-name="gr48" draw:text-style-name="P22" svg:width="0.207cm" svg:height="0.283cm" svg:x="11.037cm" svg:y="21.532cm">
          <draw:text-box>
            <text:p text:style-name="P21"><text:span text:style-name="T13">...</text:span></text:p>
          </draw:text-box>
        </draw:frame>
      </draw:g>
      <draw:polygon text:anchor-type="page" text:anchor-page-number="6" draw:z-index="174" draw:style-name="gr13" svg:width="1.558cm" svg:height="0.514cm" svg:x="5.621cm" svg:y="7.99cm" svg:viewBox="0 0 1559 515" draw:points="780,515 0,515 0,0 1559,0 1559,515">
        <text:p/>
      </draw:polygon>
      <draw:polygon text:anchor-type="page" text:anchor-page-number="6" draw:z-index="175" draw:style-name="gr13" svg:width="1.559cm" svg:height="0.514cm" svg:x="7.702cm" svg:y="7.99cm" svg:viewBox="0 0 1560 515" draw:points="780,515 0,515 0,0 1560,0 1560,515">
        <text:p/>
      </draw:polygon>
      <draw:frame text:anchor-type="page" text:anchor-page-number="6" draw:z-index="176" draw:style-name="gr50" draw:text-style-name="P22" svg:width="1.01cm" svg:height="0.251cm" svg:x="5.96cm" svg:y="8.14cm">
        <draw:text-box>
          <text:p text:style-name="P21"><text:span text:style-name="T17">Identitieter</text:span></text:p>
        </draw:text-box>
      </draw:frame>
      <draw:polygon text:anchor-type="page" text:anchor-page-number="6" draw:z-index="177" draw:style-name="gr13" svg:width="1.558cm" svg:height="0.859cm" svg:x="9.953cm" svg:y="7.817cm" svg:viewBox="0 0 1559 860" draw:points="780,860 0,860 0,0 1559,0 1559,860">
        <text:p/>
      </draw:polygon>
      <draw:frame text:anchor-type="page" text:anchor-page-number="6" draw:z-index="178" draw:style-name="gr51" draw:text-style-name="P22" svg:width="1.311cm" svg:height="0.251cm" svg:x="7.858cm" svg:y="8.14cm">
        <draw:text-box>
          <text:p text:style-name="P21"><text:span text:style-name="T17">Transaktioner</text:span></text:p>
        </draw:text-box>
      </draw:frame>
      <draw:frame text:anchor-type="page" text:anchor-page-number="6" draw:z-index="179" draw:style-name="gr52" draw:text-style-name="P22" svg:width="1.01cm" svg:height="0.251cm" svg:x="10.271cm" svg:y="8.035cm">
        <draw:text-box>
          <text:p text:style-name="P21"><text:span text:style-name="T17">Anförtrodd</text:span></text:p>
        </draw:text-box>
      </draw:frame>
      <draw:polygon text:anchor-type="page" text:anchor-page-number="6" draw:z-index="180" draw:style-name="gr13" svg:width="1.559cm" svg:height="0.859cm" svg:x="12.207cm" svg:y="7.817cm" svg:viewBox="0 0 1560 860" draw:points="780,860 0,860 0,0 1560,0 1560,860">
        <text:p/>
      </draw:polygon>
      <draw:frame text:anchor-type="page" text:anchor-page-number="6" draw:z-index="181" draw:style-name="gr53" draw:text-style-name="P22" svg:width="1.061cm" svg:height="0.251cm" svg:x="10.271cm" svg:y="8.285cm">
        <draw:text-box>
          <text:p text:style-name="P21"><text:span text:style-name="T17">Tredje Part</text:span></text:p>
        </draw:text-box>
      </draw:frame>
      <draw:polygon text:anchor-type="page" text:anchor-page-number="6" draw:z-index="182" draw:style-name="gr13" svg:width="1.562cm" svg:height="0.859cm" svg:x="14.458cm" svg:y="7.817cm" svg:viewBox="0 0 1563 860" draw:points="783,860 0,860 0,0 1563,0 1563,860">
        <text:p/>
      </draw:polygon>
      <draw:frame text:anchor-type="page" text:anchor-page-number="6" draw:z-index="183" draw:style-name="gr54" draw:text-style-name="P22" svg:width="1.151cm" svg:height="0.251cm" svg:x="12.617cm" svg:y="8.14cm">
        <draw:text-box>
          <text:p text:style-name="P21"><text:span text:style-name="T17">Motpart</text:span></text:p>
        </draw:text-box>
      </draw:frame>
      <draw:line text:anchor-type="page" text:anchor-page-number="6" draw:z-index="184" draw:style-name="gr16" svg:x1="14.112cm" svg:y1="7.64cm" svg:x2="14.112cm" svg:y2="8.846cm">
        <text:p/>
      </draw:line>
      <draw:polygon text:anchor-type="page" text:anchor-page-number="6" draw:z-index="185" draw:style-name="gr13" svg:width="1.558cm" svg:height="0.518cm" svg:x="5.621cm" svg:y="9.887cm" svg:viewBox="0 0 1559 519" draw:points="780,519 0,519 0,0 1559,0 1559,519">
        <text:p/>
      </draw:polygon>
      <draw:frame text:anchor-type="page" text:anchor-page-number="6" draw:z-index="186" draw:style-name="gr55" draw:text-style-name="P22" svg:width="1.2cm" svg:height="0.251cm" svg:x="14.688cm" svg:y="8.14cm">
        <draw:text-box>
          <text:p text:style-name="P21"><text:span text:style-name="T17">Allmänheten</text:span></text:p>
        </draw:text-box>
      </draw:frame>
      <draw:polygon text:anchor-type="page" text:anchor-page-number="6" draw:z-index="187" draw:style-name="gr13" svg:width="1.558cm" svg:height="0.518cm" svg:x="7.875cm" svg:y="9.887cm" svg:viewBox="0 0 1559 519" draw:points="780,519 0,519 0,0 1559,0 1559,519">
        <text:p/>
      </draw:polygon>
      <draw:frame text:anchor-type="page" text:anchor-page-number="6" draw:z-index="188" draw:style-name="gr50" draw:text-style-name="P22" svg:width="0.96cm" svg:height="0.251cm" svg:x="5.96cm" svg:y="10.045cm">
        <draw:text-box>
          <text:p text:style-name="P21"><text:span text:style-name="T17">Identiteter</text:span></text:p>
        </draw:text-box>
      </draw:frame>
      <draw:polygon text:anchor-type="page" text:anchor-page-number="6" draw:z-index="189" draw:style-name="gr13" svg:width="1.562cm" svg:height="0.863cm" svg:x="10.126cm" svg:y="9.715cm" svg:viewBox="0 0 1563 864" draw:points="780,864 0,864 0,0 1563,0 1563,864">
        <text:p/>
      </draw:polygon>
      <draw:frame text:anchor-type="page" text:anchor-page-number="6" draw:z-index="190" draw:style-name="gr51" draw:text-style-name="P22" svg:width="1.311cm" svg:height="0.251cm" svg:x="8.036cm" svg:y="10.045cm">
        <draw:text-box>
          <text:p text:style-name="P21"><text:span text:style-name="T17">Transaktioner</text:span></text:p>
        </draw:text-box>
      </draw:frame>
      <draw:line text:anchor-type="page" text:anchor-page-number="6" draw:z-index="191" draw:style-name="gr16" svg:x1="7.529cm" svg:y1="9.715cm" svg:x2="7.529cm" svg:y2="10.579cm">
        <text:p/>
      </draw:line>
      <draw:polygon text:anchor-type="page" text:anchor-page-number="6" draw:z-index="192" draw:style-name="gr26" svg:width="0.257cm" svg:height="0.172cm" svg:x="9.868cm" svg:y="10.06cm" svg:viewBox="0 0 258 173" draw:points="258,85 0,173 0,0">
        <text:p/>
      </draw:polygon>
      <draw:line text:anchor-type="page" text:anchor-page-number="6" draw:z-index="193" draw:style-name="gr25" svg:x1="9.434cm" svg:y1="10.143cm" svg:x2="9.918cm" svg:y2="10.143cm">
        <text:p/>
      </draw:line>
      <draw:frame text:anchor-type="page" text:anchor-page-number="6" draw:z-index="194" draw:style-name="gr55" draw:text-style-name="P22" svg:width="1.2cm" svg:height="0.251cm" svg:x="10.379cm" svg:y="10.045cm">
        <draw:text-box>
          <text:p text:style-name="P21"><text:span text:style-name="T17">Allmänheten</text:span></text:p>
        </draw:text-box>
      </draw:frame>
      <draw:frame text:anchor-type="page" text:anchor-page-number="6" draw:z-index="195" draw:style-name="gr56" draw:text-style-name="P22" svg:width="1.906cm" svg:height="0.251cm" svg:x="5.438cm" svg:y="9.308cm">
        <draw:text-box>
          <text:p text:style-name="P21"><text:span text:style-name="T17">Ny Integritetsmodell</text:span></text:p>
        </draw:text-box>
      </draw:frame>
      <draw:polygon text:anchor-type="page" text:anchor-page-number="6" draw:z-index="196" draw:style-name="gr26" svg:width="0.256cm" svg:height="0.172cm" svg:x="9.696cm" svg:y="8.162cm" svg:viewBox="0 0 257 173" draw:points="257,85 0,173 0,0">
        <text:p/>
      </draw:polygon>
      <draw:line text:anchor-type="page" text:anchor-page-number="6" draw:z-index="197" draw:style-name="gr25" svg:x1="9.262cm" svg:y1="8.247cm" svg:x2="9.745cm" svg:y2="8.247cm">
        <text:p/>
      </draw:line>
      <draw:polygon text:anchor-type="page" text:anchor-page-number="6" draw:z-index="198" draw:style-name="gr26" svg:width="0.26cm" svg:height="0.172cm" svg:x="11.946cm" svg:y="8.162cm" svg:viewBox="0 0 261 173" draw:points="261,85 0,173 0,0">
        <text:p/>
      </draw:polygon>
      <draw:line text:anchor-type="page" text:anchor-page-number="6" draw:z-index="199" draw:style-name="gr25" svg:x1="11.512cm" svg:y1="8.247cm" svg:x2="11.999cm" svg:y2="8.247cm">
        <text:p/>
      </draw:line>
      <draw:line text:anchor-type="page" text:anchor-page-number="6" draw:z-index="200" draw:style-name="gr16" svg:x1="7.18cm" svg:y1="8.247cm" svg:x2="7.702cm" svg:y2="8.247cm">
        <text:p/>
      </draw:line>
      <draw:frame text:anchor-type="page" text:anchor-page-number="6" draw:z-index="201" draw:style-name="gr57" draw:text-style-name="P22" svg:width="2.64cm" svg:height="0.251cm" svg:x="5.456cm" svg:y="7.421cm">
        <draw:text-box>
          <text:p text:style-name="P21"><text:span text:style-name="T17">Traditionell Integritetsmodel</text:span></text:p>
        </draw:text-box>
      </draw:frame>
      <draw:polygon text:anchor-type="page" text:anchor-page-number="2" draw:z-index="208" draw:style-name="gr13" svg:width="2.161cm" svg:height="3.933cm" svg:x="6.863cm" svg:y="5.777cm" svg:viewBox="0 0 2162 3934" draw:points="1083,3934 0,3934 0,0 2162,0 2162,3934">
        <text:p/>
      </draw:polygon>
      <draw:polygon text:anchor-type="page" text:anchor-page-number="2" draw:z-index="209" draw:style-name="gr13" svg:width="1.767cm" svg:height="0.786cm" svg:x="7.06cm" svg:y="6.366cm" svg:viewBox="0 0 1768 787" draw:points="886,787 0,787 0,0 1768,0 1768,787">
        <text:p/>
      </draw:polygon>
      <draw:frame text:anchor-type="page" text:anchor-page-number="2" draw:z-index="210" draw:style-name="gr78" draw:text-style-name="P22" svg:width="1.285cm" svg:height="0.288cm" svg:x="7.25cm" svg:y="5.918cm">
        <draw:text-box>
          <text:p text:style-name="P21"><text:span text:style-name="T28">Transaktion</text:span></text:p>
        </draw:text-box>
      </draw:frame>
      <draw:frame text:anchor-type="page" text:anchor-page-number="2" draw:z-index="211" draw:style-name="gr79" draw:text-style-name="P23" svg:width="1.05cm" svg:height="0.267cm" svg:x="7.392cm" svg:y="6.514cm">
        <draw:text-box>
          <text:p text:style-name="P21"><text:span text:style-name="T12">Ägare 1 :s</text:span></text:p>
        </draw:text-box>
      </draw:frame>
      <draw:polygon text:anchor-type="page" text:anchor-page-number="2" draw:z-index="212" draw:style-name="gr13" svg:width="1.375cm" svg:height="0.785cm" svg:x="7.258cm" svg:y="8.723cm" svg:viewBox="0 0 1376 786" draw:points="688,786 0,786 0,0 1376,0 1376,786">
        <text:p/>
      </draw:polygon>
      <draw:frame text:anchor-type="page" text:anchor-page-number="2" draw:z-index="213" draw:style-name="gr80" draw:text-style-name="P23" svg:width="1.509cm" svg:height="0.267cm" svg:x="7.228cm" svg:y="6.786cm">
        <draw:text-box>
          <text:p text:style-name="P21"><text:span text:style-name="T12">Publika Nyckel</text:span></text:p>
        </draw:text-box>
      </draw:frame>
      <draw:frame text:anchor-type="page" text:anchor-page-number="2" draw:z-index="214" draw:style-name="gr79" draw:text-style-name="P22" svg:width="1.05cm" svg:height="0.267cm" svg:x="7.4cm" svg:y="8.867cm">
        <draw:text-box>
          <text:p text:style-name="P21"><text:span text:style-name="T12">Ägare 0 :s</text:span></text:p>
        </draw:text-box>
      </draw:frame>
      <draw:polygon text:anchor-type="page" text:anchor-page-number="2" draw:z-index="215" draw:style-name="gr15" svg:width="0.785cm" svg:height="0.394cm" svg:x="7.452cm" svg:y="7.742cm" svg:viewBox="0 0 786 395" draw:points="395,395 0,395 0,0 786,0 786,395">
        <text:p/>
      </draw:polygon>
      <draw:polygon text:anchor-type="page" text:anchor-page-number="2" draw:z-index="216" draw:style-name="gr16" svg:width="0.785cm" svg:height="0.394cm" svg:x="7.452cm" svg:y="7.742cm" svg:viewBox="0 0 786 395" draw:points="395,395 0,395 0,0 786,0 786,395">
        <text:p/>
      </draw:polygon>
      <draw:frame text:anchor-type="page" text:anchor-page-number="2" draw:z-index="217" draw:style-name="gr81" draw:text-style-name="P23" svg:width="0.922cm" svg:height="0.267cm" svg:x="7.421cm" svg:y="9.139cm">
        <draw:text-box>
          <text:p text:style-name="P21"><text:span text:style-name="T12">Signatur</text:span></text:p>
        </draw:text-box>
      </draw:frame>
      <draw:polygon text:anchor-type="page" text:anchor-page-number="2" draw:z-index="218" draw:style-name="gr26" svg:width="0.158cm" svg:height="0.232cm" svg:x="7.963cm" svg:y="7.509cm" svg:viewBox="0 0 159 233" draw:points="78,233 0,0 159,0">
        <text:p/>
      </draw:polygon>
      <draw:line text:anchor-type="page" text:anchor-page-number="2" draw:z-index="219" draw:style-name="gr25" svg:x1="8.04cm" svg:y1="7.154cm" svg:x2="8.04cm" svg:y2="7.556cm">
        <text:p/>
      </draw:line>
      <draw:polygon text:anchor-type="page" text:anchor-page-number="2" draw:z-index="220" draw:style-name="gr26" svg:width="0.154cm" svg:height="0.236cm" svg:x="7.769cm" svg:y="8.491cm" svg:viewBox="0 0 155 237" draw:points="78,237 0,0 155,0">
        <text:p/>
      </draw:polygon>
      <draw:line text:anchor-type="page" text:anchor-page-number="2" draw:z-index="221" draw:style-name="gr25" svg:x1="7.846cm" svg:y1="8.137cm" svg:x2="7.846cm" svg:y2="8.54cm">
        <text:p/>
      </draw:line>
      <draw:line text:anchor-type="page" text:anchor-page-number="2" draw:z-index="222" draw:style-name="gr82" svg:x1="8.634cm" svg:y1="7.154cm" svg:x2="8.634cm" svg:y2="8.138cm">
        <text:p/>
      </draw:line>
      <draw:polygon text:anchor-type="page" text:anchor-page-number="2" draw:z-index="223" draw:style-name="gr13" svg:width="2.162cm" svg:height="3.933cm" svg:x="10.009cm" svg:y="5.777cm" svg:viewBox="0 0 2163 3934" draw:points="1080,3934 0,3934 0,0 2163,0 2163,3934">
        <text:p/>
      </draw:polygon>
      <draw:frame text:anchor-type="page" text:anchor-page-number="2" draw:z-index="224" draw:style-name="gr83" draw:text-style-name="P23" svg:width="0.701cm" svg:height="0.267cm" svg:x="7.565cm" svg:y="7.823cm">
        <draw:text-box>
          <text:p text:style-name="P21"><text:span text:style-name="T12">Hashv.</text:span></text:p>
        </draw:text-box>
      </draw:frame>
      <draw:polygon text:anchor-type="page" text:anchor-page-number="2" draw:z-index="225" draw:style-name="gr13" svg:width="1.77cm" svg:height="0.786cm" svg:x="10.203cm" svg:y="6.366cm" svg:viewBox="0 0 1771 787" draw:points="886,787 0,787 0,0 1771,0 1771,787">
        <text:p/>
      </draw:polygon>
      <draw:frame text:anchor-type="page" text:anchor-page-number="2" draw:z-index="226" draw:style-name="gr78" draw:text-style-name="P22" svg:width="1.285cm" svg:height="0.288cm" svg:x="10.469cm" svg:y="5.918cm">
        <draw:text-box>
          <text:p text:style-name="P21"><text:span text:style-name="T28">Transaktion</text:span></text:p>
        </draw:text-box>
      </draw:frame>
      <draw:frame text:anchor-type="page" text:anchor-page-number="2" draw:z-index="227" draw:style-name="gr79" draw:text-style-name="P22" svg:width="1.05cm" svg:height="0.267cm" svg:x="10.546cm" svg:y="6.514cm">
        <draw:text-box>
          <text:p text:style-name="P21"><text:span text:style-name="T12">Ägare 2 :s</text:span></text:p>
        </draw:text-box>
      </draw:frame>
      <draw:polygon text:anchor-type="page" text:anchor-page-number="2" draw:z-index="228" draw:style-name="gr13" svg:width="1.375cm" svg:height="0.785cm" svg:x="10.401cm" svg:y="8.723cm" svg:viewBox="0 0 1376 786" draw:points="688,786 0,786 0,0 1376,0 1376,786">
        <text:p/>
      </draw:polygon>
      <draw:frame text:anchor-type="page" text:anchor-page-number="2" draw:z-index="229" draw:style-name="gr84" draw:text-style-name="P22" svg:width="1.509cm" svg:height="0.267cm" svg:x="10.358cm" svg:y="6.786cm">
        <draw:text-box>
          <text:p text:style-name="P21"><text:span text:style-name="T12">Publika Nyckel</text:span></text:p>
        </draw:text-box>
      </draw:frame>
      <draw:frame text:anchor-type="page" text:anchor-page-number="2" draw:z-index="230" draw:style-name="gr79" draw:text-style-name="P22" svg:width="1.05cm" svg:height="0.267cm" svg:x="10.532cm" svg:y="8.867cm">
        <draw:text-box>
          <text:p text:style-name="P21"><text:span text:style-name="T12">Ägare 1 :s</text:span></text:p>
        </draw:text-box>
      </draw:frame>
      <draw:polygon text:anchor-type="page" text:anchor-page-number="2" draw:z-index="231" draw:style-name="gr15" svg:width="0.786cm" svg:height="0.394cm" svg:x="10.598cm" svg:y="7.742cm" svg:viewBox="0 0 787 395" draw:points="392,395 0,395 0,0 787,0 787,395">
        <text:p/>
      </draw:polygon>
      <draw:polygon text:anchor-type="page" text:anchor-page-number="2" draw:z-index="232" draw:style-name="gr16" svg:width="0.786cm" svg:height="0.394cm" svg:x="10.598cm" svg:y="7.742cm" svg:viewBox="0 0 787 395" draw:points="392,395 0,395 0,0 787,0 787,395">
        <text:p/>
      </draw:polygon>
      <draw:frame text:anchor-type="page" text:anchor-page-number="2" draw:z-index="233" draw:style-name="gr81" draw:text-style-name="P23" svg:width="0.922cm" svg:height="0.267cm" svg:x="10.553cm" svg:y="9.139cm">
        <draw:text-box>
          <text:p text:style-name="P21"><text:span text:style-name="T12">Signatur</text:span></text:p>
        </draw:text-box>
      </draw:frame>
      <draw:polygon text:anchor-type="page" text:anchor-page-number="2" draw:z-index="234" draw:style-name="gr26" svg:width="0.154cm" svg:height="0.232cm" svg:x="11.11cm" svg:y="7.509cm" svg:viewBox="0 0 155 233" draw:points="78,233 0,0 155,0">
        <text:p/>
      </draw:polygon>
      <draw:line text:anchor-type="page" text:anchor-page-number="2" draw:z-index="235" draw:style-name="gr25" svg:x1="11.188cm" svg:y1="7.154cm" svg:x2="11.188cm" svg:y2="7.556cm">
        <text:p/>
      </draw:line>
      <draw:polygon text:anchor-type="page" text:anchor-page-number="2" draw:z-index="236" draw:style-name="gr26" svg:width="0.158cm" svg:height="0.236cm" svg:x="10.912cm" svg:y="8.491cm" svg:viewBox="0 0 159 237" draw:points="78,237 0,0 159,0">
        <text:p/>
      </draw:polygon>
      <draw:line text:anchor-type="page" text:anchor-page-number="2" draw:z-index="237" draw:style-name="gr25" svg:x1="10.99cm" svg:y1="8.137cm" svg:x2="10.99cm" svg:y2="8.54cm">
        <text:p/>
      </draw:line>
      <draw:polygon text:anchor-type="page" text:anchor-page-number="2" draw:z-index="238" draw:style-name="gr26" svg:width="0.246cm" svg:height="0.165cm" svg:x="10.154cm" svg:y="8.758cm" svg:viewBox="0 0 247 166" draw:points="247,166 0,141 63,0">
        <text:p/>
      </draw:polygon>
      <draw:line text:anchor-type="page" text:anchor-page-number="2" draw:z-index="239" draw:style-name="gr25" svg:x1="8.634cm" svg:y1="8.137cm" svg:x2="8.669cm" svg:y2="8.155cm">
        <text:p/>
      </draw:line>
      <draw:line text:anchor-type="page" text:anchor-page-number="2" draw:z-index="240" draw:style-name="gr25" svg:x1="8.704cm" svg:y1="8.17cm" svg:x2="8.739cm" svg:y2="8.188cm">
        <text:p/>
      </draw:line>
      <draw:line text:anchor-type="page" text:anchor-page-number="2" draw:z-index="241" draw:style-name="gr25" svg:x1="8.775cm" svg:y1="8.201cm" svg:x2="8.813cm" svg:y2="8.219cm">
        <text:p/>
      </draw:line>
      <draw:line text:anchor-type="page" text:anchor-page-number="2" draw:z-index="242" draw:style-name="gr25" svg:x1="8.849cm" svg:y1="8.231cm" svg:x2="8.884cm" svg:y2="8.248cm">
        <text:p/>
      </draw:line>
      <draw:line text:anchor-type="page" text:anchor-page-number="2" draw:z-index="243" draw:style-name="gr25" svg:x1="8.919cm" svg:y1="8.264cm" svg:x2="8.958cm" svg:y2="8.282cm">
        <text:p/>
      </draw:line>
      <draw:line text:anchor-type="page" text:anchor-page-number="2" draw:z-index="244" draw:style-name="gr25" svg:x1="8.993cm" svg:y1="8.297cm" svg:x2="9.029cm" svg:y2="8.315cm">
        <text:p/>
      </draw:line>
      <draw:line text:anchor-type="page" text:anchor-page-number="2" draw:z-index="245" draw:style-name="gr25" svg:x1="9.063cm" svg:y1="8.331cm" svg:x2="9.102cm" svg:y2="8.346cm">
        <text:p/>
      </draw:line>
      <draw:line text:anchor-type="page" text:anchor-page-number="2" draw:z-index="246" draw:style-name="gr25" svg:x1="9.138cm" svg:y1="8.364cm" svg:x2="9.173cm" svg:y2="8.378cm">
        <text:p/>
      </draw:line>
      <draw:line text:anchor-type="page" text:anchor-page-number="2" draw:z-index="247" draw:style-name="gr25" svg:x1="9.209cm" svg:y1="8.395cm" svg:x2="9.244cm" svg:y2="8.409cm">
        <text:p/>
      </draw:line>
      <draw:line text:anchor-type="page" text:anchor-page-number="2" draw:z-index="248" draw:style-name="gr25" svg:x1="9.283cm" svg:y1="8.425cm" svg:x2="9.318cm" svg:y2="8.439cm">
        <text:p/>
      </draw:line>
      <draw:line text:anchor-type="page" text:anchor-page-number="2" draw:z-index="249" draw:style-name="gr25" svg:x1="9.353cm" svg:y1="8.458cm" svg:x2="9.388cm" svg:y2="8.473cm">
        <text:p/>
      </draw:line>
      <draw:line text:anchor-type="page" text:anchor-page-number="2" draw:z-index="250" draw:style-name="gr25" svg:x1="9.423cm" svg:y1="8.491cm" svg:x2="9.462cm" svg:y2="8.505cm">
        <text:p/>
      </draw:line>
      <draw:line text:anchor-type="page" text:anchor-page-number="2" draw:z-index="251" draw:style-name="gr25" svg:x1="9.497cm" svg:y1="8.522cm" svg:x2="9.532cm" svg:y2="8.54cm">
        <text:p/>
      </draw:line>
      <draw:line text:anchor-type="page" text:anchor-page-number="2" draw:z-index="252" draw:style-name="gr25" svg:x1="9.568cm" svg:y1="8.552cm" svg:x2="9.607cm" svg:y2="8.569cm">
        <text:p/>
      </draw:line>
      <draw:line text:anchor-type="page" text:anchor-page-number="2" draw:z-index="253" draw:style-name="gr25" svg:x1="9.642cm" svg:y1="8.585cm" svg:x2="9.678cm" svg:y2="8.603cm">
        <text:p/>
      </draw:line>
      <draw:line text:anchor-type="page" text:anchor-page-number="2" draw:z-index="254" draw:style-name="gr25" svg:x1="9.713cm" svg:y1="8.618cm" svg:x2="9.752cm" svg:y2="8.636cm">
        <text:p/>
      </draw:line>
      <draw:line text:anchor-type="page" text:anchor-page-number="2" draw:z-index="255" draw:style-name="gr25" svg:x1="9.787cm" svg:y1="8.649cm" svg:x2="9.822cm" svg:y2="8.667cm">
        <text:p/>
      </draw:line>
      <draw:line text:anchor-type="page" text:anchor-page-number="2" draw:z-index="256" draw:style-name="gr25" svg:x1="9.858cm" svg:y1="8.679cm" svg:x2="9.893cm" svg:y2="8.696cm">
        <text:p/>
      </draw:line>
      <draw:line text:anchor-type="page" text:anchor-page-number="2" draw:z-index="257" draw:style-name="gr25" svg:x1="9.931cm" svg:y1="8.716cm" svg:x2="9.966cm" svg:y2="8.73cm">
        <text:p/>
      </draw:line>
      <draw:line text:anchor-type="page" text:anchor-page-number="2" draw:z-index="258" draw:style-name="gr25" svg:x1="10.002cm" svg:y1="8.746cm" svg:x2="10.038cm" svg:y2="8.76cm">
        <text:p/>
      </draw:line>
      <draw:line text:anchor-type="page" text:anchor-page-number="2" draw:z-index="259" draw:style-name="gr25" svg:x1="10.076cm" svg:y1="8.779cm" svg:x2="10.112cm" svg:y2="8.794cm">
        <text:p/>
      </draw:line>
      <draw:line text:anchor-type="page" text:anchor-page-number="2" draw:z-index="260" draw:style-name="gr25" svg:x1="10.147cm" svg:y1="8.812cm" svg:x2="10.182cm" svg:y2="8.826cm">
        <text:p/>
      </draw:line>
      <draw:line text:anchor-type="page" text:anchor-page-number="2" draw:z-index="261" draw:style-name="gr25" svg:x1="10.221cm" svg:y1="8.843cm" svg:x2="10.228cm" svg:y2="8.847cm">
        <text:p/>
      </draw:line>
      <draw:frame text:anchor-type="page" text:anchor-page-number="2" draw:z-index="262" draw:style-name="gr83" draw:text-style-name="P22" svg:width="0.701cm" svg:height="0.267cm" svg:x="10.698cm" svg:y="7.823cm">
        <draw:text-box>
          <text:p text:style-name="P21"><text:span text:style-name="T12">Hashv,</text:span></text:p>
        </draw:text-box>
      </draw:frame>
      <draw:frame text:anchor-type="page" text:anchor-page-number="2" draw:z-index="263" draw:style-name="gr85" draw:text-style-name="P22" svg:width="0.073cm" svg:height="0.288cm" draw:transform="rotate (-0.404916386463795) translate (9.25159722222222cm 8.25852777777778cm)">
        <draw:text-box>
          <text:p text:style-name="P21"><text:span text:style-name="T28"><text:s/></text:span></text:p>
        </draw:text-box>
      </draw:frame>
      <draw:line text:anchor-type="page" text:anchor-page-number="2" draw:z-index="264" draw:style-name="gr82" svg:x1="11.776cm" svg:y1="7.154cm" svg:x2="11.776cm" svg:y2="8.138cm">
        <text:p/>
      </draw:line>
      <draw:polygon text:anchor-type="page" text:anchor-page-number="2" draw:z-index="265" draw:style-name="gr13" svg:width="2.161cm" svg:height="3.933cm" svg:x="13.153cm" svg:y="5.777cm" svg:viewBox="0 0 2162 3934" draw:points="1083,3934 0,3934 0,0 2162,0 2162,3934">
        <text:p/>
      </draw:polygon>
      <draw:polygon text:anchor-type="page" text:anchor-page-number="2" draw:z-index="266" draw:style-name="gr13" svg:width="1.767cm" svg:height="0.786cm" svg:x="13.35cm" svg:y="6.366cm" svg:viewBox="0 0 1768 787" draw:points="886,787 0,787 0,0 1768,0 1768,787">
        <text:p/>
      </draw:polygon>
      <draw:frame text:anchor-type="page" text:anchor-page-number="2" draw:z-index="267" draw:style-name="gr78" draw:text-style-name="P22" svg:width="1.285cm" svg:height="0.288cm" svg:x="13.601cm" svg:y="5.918cm">
        <draw:text-box>
          <text:p text:style-name="P21"><text:span text:style-name="T28">Transaktion</text:span></text:p>
        </draw:text-box>
      </draw:frame>
      <draw:frame text:anchor-type="page" text:anchor-page-number="2" draw:z-index="268" draw:style-name="gr79" draw:text-style-name="P22" svg:width="1.05cm" svg:height="0.267cm" svg:x="13.679cm" svg:y="6.514cm">
        <draw:text-box>
          <text:p text:style-name="P21"><text:span text:style-name="T12">Ägare 3 :s</text:span></text:p>
        </draw:text-box>
      </draw:frame>
      <draw:polygon text:anchor-type="page" text:anchor-page-number="2" draw:z-index="269" draw:style-name="gr13" svg:width="1.375cm" svg:height="0.785cm" svg:x="13.548cm" svg:y="8.723cm" svg:viewBox="0 0 1376 786" draw:points="688,786 0,786 0,0 1376,0 1376,786">
        <text:p/>
      </draw:polygon>
      <draw:frame text:anchor-type="page" text:anchor-page-number="2" draw:z-index="270" draw:style-name="gr84" draw:text-style-name="P22" svg:width="1.509cm" svg:height="0.267cm" svg:x="13.511cm" svg:y="6.786cm">
        <draw:text-box>
          <text:p text:style-name="P21"><text:span text:style-name="T12">Publika Nyckel</text:span></text:p>
        </draw:text-box>
      </draw:frame>
      <draw:frame text:anchor-type="page" text:anchor-page-number="2" draw:z-index="271" draw:style-name="gr79" draw:text-style-name="P22" svg:width="0.987cm" svg:height="0.267cm" svg:x="13.686cm" svg:y="8.867cm">
        <draw:text-box>
          <text:p text:style-name="P21"><text:span text:style-name="T12">Ägare 2:s</text:span></text:p>
        </draw:text-box>
      </draw:frame>
      <draw:polygon text:anchor-type="page" text:anchor-page-number="2" draw:z-index="272" draw:style-name="gr15" svg:width="0.785cm" svg:height="0.394cm" svg:x="13.741cm" svg:y="7.742cm" svg:viewBox="0 0 786 395" draw:points="395,395 0,395 0,0 786,0 786,395">
        <text:p/>
      </draw:polygon>
      <draw:polygon text:anchor-type="page" text:anchor-page-number="2" draw:z-index="273" draw:style-name="gr16" svg:width="0.785cm" svg:height="0.394cm" svg:x="13.741cm" svg:y="7.742cm" svg:viewBox="0 0 786 395" draw:points="395,395 0,395 0,0 786,0 786,395">
        <text:p/>
      </draw:polygon>
      <draw:frame text:anchor-type="page" text:anchor-page-number="2" draw:z-index="274" draw:style-name="gr81" draw:text-style-name="P23" svg:width="0.922cm" svg:height="0.267cm" svg:x="13.707cm" svg:y="9.139cm">
        <draw:text-box>
          <text:p text:style-name="P21"><text:span text:style-name="T12">Signatur</text:span></text:p>
        </draw:text-box>
      </draw:frame>
      <draw:polygon text:anchor-type="page" text:anchor-page-number="2" draw:z-index="275" draw:style-name="gr26" svg:width="0.158cm" svg:height="0.232cm" svg:x="14.253cm" svg:y="7.509cm" svg:viewBox="0 0 159 233" draw:points="78,233 0,0 159,0">
        <text:p/>
      </draw:polygon>
      <draw:line text:anchor-type="page" text:anchor-page-number="2" draw:z-index="276" draw:style-name="gr25" svg:x1="14.33cm" svg:y1="7.154cm" svg:x2="14.33cm" svg:y2="7.556cm">
        <text:p/>
      </draw:line>
      <draw:polygon text:anchor-type="page" text:anchor-page-number="2" draw:z-index="277" draw:style-name="gr26" svg:width="0.154cm" svg:height="0.236cm" svg:x="14.059cm" svg:y="8.491cm" svg:viewBox="0 0 155 237" draw:points="78,237 0,0 155,0">
        <text:p/>
      </draw:polygon>
      <draw:line text:anchor-type="page" text:anchor-page-number="2" draw:z-index="278" draw:style-name="gr25" svg:x1="14.136cm" svg:y1="8.137cm" svg:x2="14.136cm" svg:y2="8.54cm">
        <text:p/>
      </draw:line>
      <draw:polygon text:anchor-type="page" text:anchor-page-number="2" draw:z-index="279" draw:style-name="gr26" svg:width="0.154cm" svg:height="0.232cm" svg:x="13.862cm" svg:y="7.509cm" svg:viewBox="0 0 155 233" draw:points="77,233 0,0 155,0">
        <text:p/>
      </draw:polygon>
      <draw:line text:anchor-type="page" text:anchor-page-number="2" draw:z-index="280" draw:style-name="gr25" svg:x1="13.939cm" svg:y1="7.349cm" svg:x2="13.939cm" svg:y2="7.553cm">
        <text:p/>
      </draw:line>
      <draw:polygon text:anchor-type="page" text:anchor-page-number="2" draw:z-index="281" draw:style-name="gr26" svg:width="0.246cm" svg:height="0.165cm" svg:x="13.3cm" svg:y="8.758cm" svg:viewBox="0 0 247 166" draw:points="247,166 0,141 63,0">
        <text:p/>
      </draw:polygon>
      <draw:line text:anchor-type="page" text:anchor-page-number="2" draw:z-index="282" draw:style-name="gr25" svg:x1="11.776cm" svg:y1="8.137cm" svg:x2="11.811cm" svg:y2="8.155cm">
        <text:p/>
      </draw:line>
      <draw:line text:anchor-type="page" text:anchor-page-number="2" draw:z-index="283" draw:style-name="gr25" svg:x1="11.847cm" svg:y1="8.17cm" svg:x2="11.886cm" svg:y2="8.188cm">
        <text:p/>
      </draw:line>
      <draw:line text:anchor-type="page" text:anchor-page-number="2" draw:z-index="284" draw:style-name="gr25" svg:x1="11.921cm" svg:y1="8.201cm" svg:x2="11.957cm" svg:y2="8.219cm">
        <text:p/>
      </draw:line>
      <draw:line text:anchor-type="page" text:anchor-page-number="2" draw:z-index="285" draw:style-name="gr25" svg:x1="11.995cm" svg:y1="8.231cm" svg:x2="12.031cm" svg:y2="8.248cm">
        <text:p/>
      </draw:line>
      <draw:line text:anchor-type="page" text:anchor-page-number="2" draw:z-index="286" draw:style-name="gr25" svg:x1="12.066cm" svg:y1="8.264cm" svg:x2="12.101cm" svg:y2="8.282cm">
        <text:p/>
      </draw:line>
      <draw:line text:anchor-type="page" text:anchor-page-number="2" draw:z-index="287" draw:style-name="gr25" svg:x1="12.137cm" svg:y1="8.297cm" svg:x2="12.175cm" svg:y2="8.315cm">
        <text:p/>
      </draw:line>
      <draw:line text:anchor-type="page" text:anchor-page-number="2" draw:z-index="288" draw:style-name="gr25" svg:x1="12.211cm" svg:y1="8.331cm" svg:x2="12.246cm" svg:y2="8.346cm">
        <text:p/>
      </draw:line>
      <draw:line text:anchor-type="page" text:anchor-page-number="2" draw:z-index="289" draw:style-name="gr25" svg:x1="12.281cm" svg:y1="8.364cm" svg:x2="12.317cm" svg:y2="8.378cm">
        <text:p/>
      </draw:line>
      <draw:line text:anchor-type="page" text:anchor-page-number="2" draw:z-index="290" draw:style-name="gr25" svg:x1="12.355cm" svg:y1="8.395cm" svg:x2="12.391cm" svg:y2="8.409cm">
        <text:p/>
      </draw:line>
      <draw:line text:anchor-type="page" text:anchor-page-number="2" draw:z-index="291" draw:style-name="gr25" svg:x1="12.425cm" svg:y1="8.425cm" svg:x2="12.46cm" svg:y2="8.439cm">
        <text:p/>
      </draw:line>
      <draw:line text:anchor-type="page" text:anchor-page-number="2" draw:z-index="292" draw:style-name="gr25" svg:x1="12.5cm" svg:y1="8.458cm" svg:x2="12.535cm" svg:y2="8.473cm">
        <text:p/>
      </draw:line>
      <draw:line text:anchor-type="page" text:anchor-page-number="2" draw:z-index="293" draw:style-name="gr25" svg:x1="12.571cm" svg:y1="8.491cm" svg:x2="12.606cm" svg:y2="8.505cm">
        <text:p/>
      </draw:line>
      <draw:line text:anchor-type="page" text:anchor-page-number="2" draw:z-index="294" draw:style-name="gr25" svg:x1="12.645cm" svg:y1="8.522cm" svg:x2="12.68cm" svg:y2="8.54cm">
        <text:p/>
      </draw:line>
      <draw:line text:anchor-type="page" text:anchor-page-number="2" draw:z-index="295" draw:style-name="gr25" svg:x1="12.715cm" svg:y1="8.552cm" svg:x2="12.75cm" svg:y2="8.569cm">
        <text:p/>
      </draw:line>
      <draw:line text:anchor-type="page" text:anchor-page-number="2" draw:z-index="296" draw:style-name="gr25" svg:x1="12.786cm" svg:y1="8.585cm" svg:x2="12.825cm" svg:y2="8.603cm">
        <text:p/>
      </draw:line>
      <draw:line text:anchor-type="page" text:anchor-page-number="2" draw:z-index="297" draw:style-name="gr25" svg:x1="12.859cm" svg:y1="8.618cm" svg:x2="12.894cm" svg:y2="8.636cm">
        <text:p/>
      </draw:line>
      <draw:line text:anchor-type="page" text:anchor-page-number="2" draw:z-index="298" draw:style-name="gr25" svg:x1="12.93cm" svg:y1="8.649cm" svg:x2="12.966cm" svg:y2="8.667cm">
        <text:p/>
      </draw:line>
      <draw:line text:anchor-type="page" text:anchor-page-number="2" draw:z-index="299" draw:style-name="gr25" svg:x1="13.004cm" svg:y1="8.679cm" svg:x2="13.04cm" svg:y2="8.696cm">
        <text:p/>
      </draw:line>
      <draw:line text:anchor-type="page" text:anchor-page-number="2" draw:z-index="300" draw:style-name="gr25" svg:x1="13.075cm" svg:y1="8.716cm" svg:x2="13.11cm" svg:y2="8.73cm">
        <text:p/>
      </draw:line>
      <draw:line text:anchor-type="page" text:anchor-page-number="2" draw:z-index="301" draw:style-name="gr25" svg:x1="13.149cm" svg:y1="8.746cm" svg:x2="13.184cm" svg:y2="8.76cm">
        <text:p/>
      </draw:line>
      <draw:line text:anchor-type="page" text:anchor-page-number="2" draw:z-index="302" draw:style-name="gr25" svg:x1="13.22cm" svg:y1="8.779cm" svg:x2="13.255cm" svg:y2="8.794cm">
        <text:p/>
      </draw:line>
      <draw:line text:anchor-type="page" text:anchor-page-number="2" draw:z-index="303" draw:style-name="gr25" svg:x1="13.29cm" svg:y1="8.812cm" svg:x2="13.329cm" svg:y2="8.826cm">
        <text:p/>
      </draw:line>
      <draw:line text:anchor-type="page" text:anchor-page-number="2" draw:z-index="304" draw:style-name="gr25" svg:x1="13.364cm" svg:y1="8.843cm" svg:x2="13.375cm" svg:y2="8.847cm">
        <text:p/>
      </draw:line>
      <draw:frame text:anchor-type="page" text:anchor-page-number="2" draw:z-index="305" draw:style-name="gr83" draw:text-style-name="P22" svg:width="0.701cm" svg:height="0.267cm" svg:x="13.852cm" svg:y="7.823cm">
        <draw:text-box>
          <text:p text:style-name="P21"><text:span text:style-name="T12">Hashv.</text:span></text:p>
        </draw:text-box>
      </draw:frame>
      <draw:frame text:anchor-type="page" text:anchor-page-number="2" draw:z-index="306" draw:style-name="gr85" draw:text-style-name="P22" svg:width="0.073cm" svg:height="0.288cm" draw:transform="rotate (-0.404916386463795) translate (12.3966111111111cm 8.25852777777778cm)">
        <draw:text-box>
          <text:p text:style-name="P21"><text:span text:style-name="T28"><text:s/></text:span></text:p>
        </draw:text-box>
      </draw:frame>
      <draw:frame text:anchor-type="page" text:anchor-page-number="2" draw:z-index="307" draw:style-name="gr86" draw:text-style-name="P22" svg:width="0.911cm" svg:height="0.288cm" draw:transform="rotate (-0.409279709593779) translate (12.2766666666667cm 8.05215277777778cm)">
        <draw:text-box>
          <text:p text:style-name="P21"><text:span text:style-name="T28">Verifiera</text:span></text:p>
        </draw:text-box>
      </draw:frame>
      <draw:polygon text:anchor-type="page" text:anchor-page-number="2" draw:z-index="308" draw:style-name="gr13" svg:width="1.77cm" svg:height="0.786cm" svg:x="10.203cm" svg:y="10.3cm" svg:viewBox="0 0 1771 787" draw:points="886,787 0,787 0,0 1771,0 1771,787">
        <text:p/>
      </draw:polygon>
      <draw:frame text:anchor-type="page" text:anchor-page-number="2" draw:z-index="309" draw:style-name="gr79" draw:text-style-name="P22" svg:width="1.05cm" svg:height="0.267cm" svg:x="10.532cm" svg:y="10.444cm">
        <draw:text-box>
          <text:p text:style-name="P21"><text:span text:style-name="T12">Ägare 2 :s</text:span></text:p>
        </draw:text-box>
      </draw:frame>
      <draw:polygon text:anchor-type="page" text:anchor-page-number="2" draw:z-index="310" draw:style-name="gr13" svg:width="1.767cm" svg:height="0.786cm" svg:x="7.06cm" svg:y="10.3cm" svg:viewBox="0 0 1768 787" draw:points="886,787 0,787 0,0 1768,0 1768,787">
        <text:p/>
      </draw:polygon>
      <draw:frame text:anchor-type="page" text:anchor-page-number="2" draw:z-index="311" draw:style-name="gr87" draw:text-style-name="P22" svg:width="1.47cm" svg:height="0.267cm" svg:x="10.319cm" svg:y="10.719cm">
        <draw:text-box>
          <text:p text:style-name="P21"><text:span text:style-name="T12">Privata Nyckel</text:span></text:p>
        </draw:text-box>
      </draw:frame>
      <draw:frame text:anchor-type="page" text:anchor-page-number="2" draw:z-index="312" draw:style-name="gr88" draw:text-style-name="P22" svg:width="1.05cm" svg:height="0.267cm" svg:x="7.4cm" svg:y="10.444cm">
        <draw:text-box>
          <text:p text:style-name="P21"><text:span text:style-name="T12">Ägare 1 :s</text:span></text:p>
        </draw:text-box>
      </draw:frame>
      <draw:polygon text:anchor-type="page" text:anchor-page-number="2" draw:z-index="313" draw:style-name="gr26" svg:width="0.236cm" svg:height="0.203cm" svg:x="13.311cm" svg:y="9.314cm" svg:viewBox="0 0 237 204" draw:points="237,0 92,204 0,81">
        <text:p/>
      </draw:polygon>
      <draw:line text:anchor-type="page" text:anchor-page-number="2" draw:z-index="314" draw:style-name="gr25" svg:x1="11.974cm" svg:y1="10.496cm" svg:x2="12.006cm" svg:y2="10.471cm">
        <text:p/>
      </draw:line>
      <draw:line text:anchor-type="page" text:anchor-page-number="2" draw:z-index="315" draw:style-name="gr25" svg:x1="12.037cm" svg:y1="10.448cm" svg:x2="12.069cm" svg:y2="10.427cm">
        <text:p/>
      </draw:line>
      <draw:line text:anchor-type="page" text:anchor-page-number="2" draw:z-index="316" draw:style-name="gr25" svg:x1="12.101cm" svg:y1="10.398cm" svg:x2="12.133cm" svg:y2="10.374cm">
        <text:p/>
      </draw:line>
      <draw:line text:anchor-type="page" text:anchor-page-number="2" draw:z-index="317" draw:style-name="gr25" svg:x1="12.164cm" svg:y1="10.351cm" svg:x2="12.196cm" svg:y2="10.33cm">
        <text:p/>
      </draw:line>
      <draw:line text:anchor-type="page" text:anchor-page-number="2" draw:z-index="318" draw:style-name="gr25" svg:x1="12.224cm" svg:y1="10.307cm" svg:x2="12.256cm" svg:y2="10.282cm">
        <text:p/>
      </draw:line>
      <draw:line text:anchor-type="page" text:anchor-page-number="2" draw:z-index="319" draw:style-name="gr25" svg:x1="12.288cm" svg:y1="10.261cm" svg:x2="12.32cm" svg:y2="10.236cm">
        <text:p/>
      </draw:line>
      <draw:line text:anchor-type="page" text:anchor-page-number="2" draw:z-index="320" draw:style-name="gr25" svg:x1="12.351cm" svg:y1="10.208cm" svg:x2="12.383cm" svg:y2="10.187cm">
        <text:p/>
      </draw:line>
      <draw:line text:anchor-type="page" text:anchor-page-number="2" draw:z-index="321" draw:style-name="gr25" svg:x1="12.415cm" svg:y1="10.167cm" svg:x2="12.447cm" svg:y2="10.142cm">
        <text:p/>
      </draw:line>
      <draw:line text:anchor-type="page" text:anchor-page-number="2" draw:z-index="322" draw:style-name="gr25" svg:x1="12.478cm" svg:y1="10.117cm" svg:x2="12.51cm" svg:y2="10.095cm">
        <text:p/>
      </draw:line>
      <draw:line text:anchor-type="page" text:anchor-page-number="2" draw:z-index="323" draw:style-name="gr25" svg:x1="12.542cm" svg:y1="10.071cm" svg:x2="12.574cm" svg:y2="10.046cm">
        <text:p/>
      </draw:line>
      <draw:line text:anchor-type="page" text:anchor-page-number="2" draw:z-index="324" draw:style-name="gr25" svg:x1="12.605cm" svg:y1="10.026cm" svg:x2="12.637cm" svg:y2="10.001cm">
        <text:p/>
      </draw:line>
      <draw:line text:anchor-type="page" text:anchor-page-number="2" draw:z-index="325" draw:style-name="gr25" svg:x1="12.669cm" svg:y1="9.973cm" svg:x2="12.701cm" svg:y2="9.949cm">
        <text:p/>
      </draw:line>
      <draw:line text:anchor-type="page" text:anchor-page-number="2" draw:z-index="326" draw:style-name="gr25" svg:x1="12.732cm" svg:y1="9.93cm" svg:x2="12.764cm" svg:y2="9.905cm">
        <text:p/>
      </draw:line>
      <draw:line text:anchor-type="page" text:anchor-page-number="2" draw:z-index="327" draw:style-name="gr25" svg:x1="12.796cm" svg:y1="9.88cm" svg:x2="12.828cm" svg:y2="9.859cm">
        <text:p/>
      </draw:line>
      <draw:line text:anchor-type="page" text:anchor-page-number="2" draw:z-index="328" draw:style-name="gr25" svg:x1="12.856cm" svg:y1="9.83cm" svg:x2="12.888cm" svg:y2="9.806cm">
        <text:p/>
      </draw:line>
      <draw:line text:anchor-type="page" text:anchor-page-number="2" draw:z-index="329" draw:style-name="gr25" svg:x1="12.919cm" svg:y1="9.783cm" svg:x2="12.951cm" svg:y2="9.762cm">
        <text:p/>
      </draw:line>
      <draw:line text:anchor-type="page" text:anchor-page-number="2" draw:z-index="330" draw:style-name="gr25" svg:x1="12.983cm" svg:y1="9.739cm" svg:x2="13.015cm" svg:y2="9.714cm">
        <text:p/>
      </draw:line>
      <draw:line text:anchor-type="page" text:anchor-page-number="2" draw:z-index="331" draw:style-name="gr25" svg:x1="13.046cm" svg:y1="9.693cm" svg:x2="13.078cm" svg:y2="9.668cm">
        <text:p/>
      </draw:line>
      <draw:line text:anchor-type="page" text:anchor-page-number="2" draw:z-index="332" draw:style-name="gr25" svg:x1="13.11cm" svg:y1="9.645cm" svg:x2="13.142cm" svg:y2="9.62cm">
        <text:p/>
      </draw:line>
      <draw:line text:anchor-type="page" text:anchor-page-number="2" draw:z-index="333" draw:style-name="gr25" svg:x1="13.173cm" svg:y1="9.599cm" svg:x2="13.205cm" svg:y2="9.574cm">
        <text:p/>
      </draw:line>
      <draw:line text:anchor-type="page" text:anchor-page-number="2" draw:z-index="334" draw:style-name="gr25" svg:x1="13.237cm" svg:y1="9.549cm" svg:x2="13.269cm" svg:y2="9.524cm">
        <text:p/>
      </draw:line>
      <draw:line text:anchor-type="page" text:anchor-page-number="2" draw:z-index="335" draw:style-name="gr25" svg:x1="13.3cm" svg:y1="9.503cm" svg:x2="13.332cm" svg:y2="9.478cm">
        <text:p/>
      </draw:line>
      <draw:line text:anchor-type="page" text:anchor-page-number="2" draw:z-index="336" draw:style-name="gr25" svg:x1="13.364cm" svg:y1="9.454cm" svg:x2="13.396cm" svg:y2="9.433cm">
        <text:p/>
      </draw:line>
      <draw:frame text:anchor-type="page" text:anchor-page-number="2" draw:z-index="337" draw:style-name="gr87" draw:text-style-name="P23" svg:width="1.47cm" svg:height="0.267cm" svg:x="7.186cm" svg:y="10.719cm">
        <draw:text-box>
          <text:p text:style-name="P21"><text:span text:style-name="T12">Privata Nyckel</text:span></text:p>
        </draw:text-box>
      </draw:frame>
      <draw:frame text:anchor-type="page" text:anchor-page-number="2" draw:z-index="338" draw:style-name="gr89" draw:text-style-name="P22" svg:width="0.073cm" svg:height="0.288cm" draw:transform="rotate (0.647866218340173) translate (12.8358194444444cm 9.67140277777778cm)">
        <draw:text-box>
          <text:p text:style-name="P21"><text:span text:style-name="T28"><text:s/></text:span></text:p>
        </draw:text-box>
      </draw:frame>
      <draw:polygon text:anchor-type="page" text:anchor-page-number="2" draw:z-index="339" draw:style-name="gr26" svg:width="0.235cm" svg:height="0.203cm" svg:x="10.165cm" svg:y="9.314cm" svg:viewBox="0 0 236 204" draw:points="236,0 95,204 0,81">
        <text:p/>
      </draw:polygon>
      <draw:line text:anchor-type="page" text:anchor-page-number="2" draw:z-index="340" draw:style-name="gr25" svg:x1="8.828cm" svg:y1="10.496cm" svg:x2="8.859cm" svg:y2="10.471cm">
        <text:p/>
      </draw:line>
      <draw:line text:anchor-type="page" text:anchor-page-number="2" draw:z-index="341" draw:style-name="gr25" svg:x1="8.891cm" svg:y1="10.448cm" svg:x2="8.923cm" svg:y2="10.427cm">
        <text:p/>
      </draw:line>
      <draw:line text:anchor-type="page" text:anchor-page-number="2" draw:z-index="342" draw:style-name="gr25" svg:x1="8.955cm" svg:y1="10.398cm" svg:x2="8.986cm" svg:y2="10.374cm">
        <text:p/>
      </draw:line>
      <draw:line text:anchor-type="page" text:anchor-page-number="2" draw:z-index="343" draw:style-name="gr25" svg:x1="9.018cm" svg:y1="10.351cm" svg:x2="9.05cm" svg:y2="10.33cm">
        <text:p/>
      </draw:line>
      <draw:line text:anchor-type="page" text:anchor-page-number="2" draw:z-index="344" draw:style-name="gr25" svg:x1="9.082cm" svg:y1="10.307cm" svg:x2="9.113cm" svg:y2="10.282cm">
        <text:p/>
      </draw:line>
      <draw:line text:anchor-type="page" text:anchor-page-number="2" draw:z-index="345" draw:style-name="gr25" svg:x1="9.145cm" svg:y1="10.261cm" svg:x2="9.177cm" svg:y2="10.236cm">
        <text:p/>
      </draw:line>
      <draw:line text:anchor-type="page" text:anchor-page-number="2" draw:z-index="346" draw:style-name="gr25" svg:x1="9.209cm" svg:y1="10.208cm" svg:x2="9.24cm" svg:y2="10.187cm">
        <text:p/>
      </draw:line>
      <draw:line text:anchor-type="page" text:anchor-page-number="2" draw:z-index="347" draw:style-name="gr25" svg:x1="9.272cm" svg:y1="10.167cm" svg:x2="9.304cm" svg:y2="10.142cm">
        <text:p/>
      </draw:line>
      <draw:line text:anchor-type="page" text:anchor-page-number="2" draw:z-index="348" draw:style-name="gr25" svg:x1="9.336cm" svg:y1="10.117cm" svg:x2="9.367cm" svg:y2="10.095cm">
        <text:p/>
      </draw:line>
      <draw:line text:anchor-type="page" text:anchor-page-number="2" draw:z-index="349" draw:style-name="gr25" svg:x1="9.396cm" svg:y1="10.071cm" svg:x2="9.427cm" svg:y2="10.046cm">
        <text:p/>
      </draw:line>
      <draw:line text:anchor-type="page" text:anchor-page-number="2" draw:z-index="350" draw:style-name="gr25" svg:x1="9.459cm" svg:y1="10.026cm" svg:x2="9.491cm" svg:y2="10.001cm">
        <text:p/>
      </draw:line>
      <draw:line text:anchor-type="page" text:anchor-page-number="2" draw:z-index="351" draw:style-name="gr25" svg:x1="9.523cm" svg:y1="9.973cm" svg:x2="9.554cm" svg:y2="9.949cm">
        <text:p/>
      </draw:line>
      <draw:line text:anchor-type="page" text:anchor-page-number="2" draw:z-index="352" draw:style-name="gr25" svg:x1="9.586cm" svg:y1="9.93cm" svg:x2="9.618cm" svg:y2="9.905cm">
        <text:p/>
      </draw:line>
      <draw:line text:anchor-type="page" text:anchor-page-number="2" draw:z-index="353" draw:style-name="gr25" svg:x1="9.65cm" svg:y1="9.88cm" svg:x2="9.681cm" svg:y2="9.859cm">
        <text:p/>
      </draw:line>
      <draw:line text:anchor-type="page" text:anchor-page-number="2" draw:z-index="354" draw:style-name="gr25" svg:x1="9.713cm" svg:y1="9.83cm" svg:x2="9.745cm" svg:y2="9.806cm">
        <text:p/>
      </draw:line>
      <draw:line text:anchor-type="page" text:anchor-page-number="2" draw:z-index="355" draw:style-name="gr25" svg:x1="9.777cm" svg:y1="9.783cm" svg:x2="9.808cm" svg:y2="9.762cm">
        <text:p/>
      </draw:line>
      <draw:line text:anchor-type="page" text:anchor-page-number="2" draw:z-index="356" draw:style-name="gr25" svg:x1="9.84cm" svg:y1="9.739cm" svg:x2="9.872cm" svg:y2="9.714cm">
        <text:p/>
      </draw:line>
      <draw:line text:anchor-type="page" text:anchor-page-number="2" draw:z-index="357" draw:style-name="gr25" svg:x1="9.904cm" svg:y1="9.693cm" svg:x2="9.935cm" svg:y2="9.668cm">
        <text:p/>
      </draw:line>
      <draw:line text:anchor-type="page" text:anchor-page-number="2" draw:z-index="358" draw:style-name="gr25" svg:x1="9.967cm" svg:y1="9.645cm" svg:x2="9.999cm" svg:y2="9.62cm">
        <text:p/>
      </draw:line>
      <draw:line text:anchor-type="page" text:anchor-page-number="2" draw:z-index="359" draw:style-name="gr25" svg:x1="10.027cm" svg:y1="9.599cm" svg:x2="10.059cm" svg:y2="9.574cm">
        <text:p/>
      </draw:line>
      <draw:line text:anchor-type="page" text:anchor-page-number="2" draw:z-index="360" draw:style-name="gr25" svg:x1="10.09cm" svg:y1="9.549cm" svg:x2="10.122cm" svg:y2="9.524cm">
        <text:p/>
      </draw:line>
      <draw:line text:anchor-type="page" text:anchor-page-number="2" draw:z-index="361" draw:style-name="gr25" svg:x1="10.154cm" svg:y1="9.503cm" svg:x2="10.186cm" svg:y2="9.478cm">
        <text:p/>
      </draw:line>
      <draw:line text:anchor-type="page" text:anchor-page-number="2" draw:z-index="362" draw:style-name="gr25" svg:x1="10.217cm" svg:y1="9.454cm" svg:x2="10.249cm" svg:y2="9.433cm">
        <text:p/>
      </draw:line>
      <draw:frame text:anchor-type="page" text:anchor-page-number="2" draw:z-index="363" draw:style-name="gr89" draw:text-style-name="P22" svg:width="0.073cm" svg:height="0.288cm" draw:transform="rotate (0.647866218340173) translate (12.8887361111111cm 9.63083333333333cm)">
        <draw:text-box>
          <text:p text:style-name="P21"><text:span text:style-name="T28"><text:s/></text:span></text:p>
        </draw:text-box>
      </draw:frame>
      <draw:frame text:anchor-type="page" text:anchor-page-number="2" draw:z-index="364" draw:style-name="gr90" draw:text-style-name="P23" svg:width="0.795cm" svg:height="0.267cm" draw:transform="rotate (0.636870644052611) translate (9.02581944444444cm 9.93245833333334cm)">
        <draw:text-box>
          <text:p text:style-name="P21"><text:span text:style-name="T12">Signera</text:span></text:p>
        </draw:text-box>
      </draw:frame>
      <draw:frame text:anchor-type="page" text:anchor-page-number="2" draw:z-index="365" draw:style-name="gr89" draw:text-style-name="P22" svg:width="0.073cm" svg:height="0.288cm" draw:transform="rotate (0.630412925820233) translate (9.68375cm 9.67316666666667cm)">
        <draw:text-box>
          <text:p text:style-name="P21"><text:span text:style-name="T28"><text:s/></text:span></text:p>
        </draw:text-box>
      </draw:frame>
      <draw:polygon text:anchor-type="page" text:anchor-page-number="2" draw:z-index="366" draw:style-name="gr13" svg:width="1.767cm" svg:height="0.786cm" svg:x="13.35cm" svg:y="10.3cm" svg:viewBox="0 0 1768 787" draw:points="886,787 0,787 0,0 1768,0 1768,787">
        <text:p/>
      </draw:polygon>
      <draw:frame text:anchor-type="page" text:anchor-page-number="2" draw:z-index="367" draw:style-name="gr89" draw:text-style-name="P22" svg:width="0.073cm" svg:height="0.288cm" draw:transform="rotate (0.647866218340173) translate (9.74195833333333cm 9.63083333333333cm)">
        <draw:text-box>
          <text:p text:style-name="P21"><text:span text:style-name="T28"><text:s/></text:span></text:p>
        </draw:text-box>
      </draw:frame>
      <draw:frame text:anchor-type="page" text:anchor-page-number="2" draw:z-index="368" draw:style-name="gr88" draw:text-style-name="P22" svg:width="1.05cm" svg:height="0.267cm" svg:x="13.686cm" svg:y="10.444cm">
        <draw:text-box>
          <text:p text:style-name="P21"><text:span text:style-name="T12">Ägare 3 :s</text:span></text:p>
        </draw:text-box>
      </draw:frame>
      <draw:line text:anchor-type="page" text:anchor-page-number="2" draw:z-index="369" draw:style-name="gr16" svg:x1="12.171cm" svg:y1="7.349cm" svg:x2="13.938cm" svg:y2="7.349cm">
        <text:p/>
      </draw:line>
      <draw:polygon text:anchor-type="page" text:anchor-page-number="2" draw:z-index="370" draw:style-name="gr26" svg:width="0.158cm" svg:height="0.232cm" svg:x="10.714cm" svg:y="7.509cm" svg:viewBox="0 0 159 233" draw:points="81,233 0,0 159,0">
        <text:p/>
      </draw:polygon>
      <draw:line text:anchor-type="page" text:anchor-page-number="2" draw:z-index="371" draw:style-name="gr25" svg:x1="10.796cm" svg:y1="7.349cm" svg:x2="10.796cm" svg:y2="7.553cm">
        <text:p/>
      </draw:line>
      <draw:line text:anchor-type="page" text:anchor-page-number="2" draw:z-index="372" draw:style-name="gr16" svg:x1="9.025cm" svg:y1="7.349cm" svg:x2="10.796cm" svg:y2="7.349cm">
        <text:p/>
      </draw:line>
      <draw:polygon text:anchor-type="page" text:anchor-page-number="2" draw:z-index="373" draw:style-name="gr26" svg:width="0.154cm" svg:height="0.232cm" svg:x="7.572cm" svg:y="7.509cm" svg:viewBox="0 0 155 233" draw:points="77,233 0,0 155,0">
        <text:p/>
      </draw:polygon>
      <draw:line text:anchor-type="page" text:anchor-page-number="2" draw:z-index="374" draw:style-name="gr25" svg:x1="7.649cm" svg:y1="7.349cm" svg:x2="7.649cm" svg:y2="7.553cm">
        <text:p/>
      </draw:line>
      <draw:line text:anchor-type="page" text:anchor-page-number="2" draw:z-index="375" draw:style-name="gr16" svg:x1="6.273cm" svg:y1="7.349cm" svg:x2="7.649cm" svg:y2="7.349cm">
        <text:p/>
      </draw:line>
      <draw:frame text:anchor-type="page" text:anchor-page-number="2" draw:z-index="376" draw:style-name="gr87" draw:text-style-name="P22" svg:width="1.47cm" svg:height="0.267cm" svg:x="13.451cm" svg:y="10.71cm">
        <draw:text-box>
          <text:p text:style-name="P21"><text:span text:style-name="T12">Privata Nyckel</text:span></text:p>
        </draw:text-box>
      </draw:frame>
      <draw:frame text:anchor-type="page" text:anchor-page-number="2" draw:z-index="377" draw:style-name="gr86" draw:text-style-name="P22" svg:width="0.911cm" svg:height="0.288cm" draw:transform="rotate (-0.409279709593779) translate (9.14047222222222cm 8.05215277777778cm)">
        <draw:text-box>
          <text:p text:style-name="P21"><text:span text:style-name="T28">Verifiera</text:span></text:p>
        </draw:text-box>
      </draw:frame>
      <draw:frame text:anchor-type="page" text:anchor-page-number="2" draw:z-index="378" draw:style-name="gr90" draw:text-style-name="P22" svg:width="0.795cm" svg:height="0.267cm" draw:transform="rotate (0.636870644052611) translate (12.1725972222222cm 9.91305555555556cm)">
        <draw:text-box>
          <text:p text:style-name="P21"><text:span text:style-name="T12">Signera</text:span></text:p>
        </draw:text-box>
      </draw:frame>
      <draw:polygon text:anchor-type="page" text:anchor-page-number="2" draw:z-index="379" draw:style-name="gr26" svg:width="0.239cm" svg:height="0.161cm" svg:x="7.855cm" svg:y="22.252cm" svg:viewBox="0 0 240 162" draw:points="240,81 0,162 0,0">
        <text:p/>
      </draw:polygon>
      <draw:line text:anchor-type="page" text:anchor-page-number="2" draw:z-index="380" draw:style-name="gr25" svg:x1="6.694cm" svg:y1="22.333cm" svg:x2="7.901cm" svg:y2="22.333cm">
        <text:p/>
      </draw:line>
      <draw:polygon text:anchor-type="page" text:anchor-page-number="2" draw:z-index="381" draw:style-name="gr26" svg:width="0.239cm" svg:height="0.161cm" svg:x="11.654cm" svg:y="22.453cm" svg:viewBox="0 0 240 162" draw:points="240,81 0,162 0,0">
        <text:p/>
      </draw:polygon>
      <draw:line text:anchor-type="page" text:anchor-page-number="2" draw:z-index="382" draw:style-name="gr25" svg:x1="11.294cm" svg:y1="22.534cm" svg:x2="11.704cm" svg:y2="22.534cm">
        <text:p/>
      </draw:line>
      <draw:polygon text:anchor-type="page" text:anchor-page-number="2" draw:z-index="383" draw:style-name="gr26" svg:width="0.239cm" svg:height="0.161cm" svg:x="14.656cm" svg:y="22.252cm" svg:viewBox="0 0 240 162" draw:points="240,81 0,162 0,0">
        <text:p/>
      </draw:polygon>
      <draw:line text:anchor-type="page" text:anchor-page-number="2" draw:z-index="384" draw:style-name="gr25" svg:x1="12.494cm" svg:y1="22.333cm" svg:x2="14.702cm" svg:y2="22.333cm">
        <text:p/>
      </draw:line>
      <draw:polygon text:anchor-type="page" text:anchor-page-number="2" draw:z-index="385" draw:style-name="gr13" svg:width="3.199cm" svg:height="1.22cm" svg:x="7.294cm" svg:y="22.94cm" svg:viewBox="0 0 3200 1221" draw:points="1602,1221 0,1221 0,0 3200,0 3200,1221">
        <text:p/>
      </draw:polygon>
      <draw:polygon text:anchor-type="page" text:anchor-page-number="2" draw:z-index="386" draw:style-name="gr15" svg:width="0.8cm" svg:height="0.405cm" svg:x="7.495cm" svg:y="23.55cm" svg:viewBox="0 0 801 406" draw:points="399,406 0,406 0,0 801,0 801,406">
        <text:p/>
      </draw:polygon>
      <draw:polygon text:anchor-type="page" text:anchor-page-number="2" draw:z-index="387" draw:style-name="gr16" svg:width="0.8cm" svg:height="0.405cm" svg:x="7.495cm" svg:y="23.55cm" svg:viewBox="0 0 801 406" draw:points="399,406 0,406 0,0 801,0 801,406">
        <text:p/>
      </draw:polygon>
      <draw:frame text:anchor-type="page" text:anchor-page-number="2" draw:z-index="388" draw:style-name="gr91" draw:text-style-name="P22" svg:width="0.625cm" svg:height="0.295cm" svg:x="7.484cm" svg:y="23.077cm">
        <draw:text-box>
          <text:p text:style-name="P21"><text:span text:style-name="T11">Block</text:span></text:p>
        </draw:text-box>
      </draw:frame>
      <draw:polygon text:anchor-type="page" text:anchor-page-number="2" draw:z-index="389" draw:style-name="gr15" svg:width="0.8cm" svg:height="0.405cm" svg:x="8.493cm" svg:y="23.55cm" svg:viewBox="0 0 801 406" draw:points="403,406 0,406 0,0 801,0 801,406">
        <text:p/>
      </draw:polygon>
      <draw:polygon text:anchor-type="page" text:anchor-page-number="2" draw:z-index="390" draw:style-name="gr16" svg:width="0.8cm" svg:height="0.405cm" svg:x="8.493cm" svg:y="23.55cm" svg:viewBox="0 0 801 406" draw:points="403,406 0,406 0,0 801,0 801,406">
        <text:p/>
      </draw:polygon>
      <draw:frame text:anchor-type="page" text:anchor-page-number="2" draw:z-index="391" draw:style-name="gr92" draw:text-style-name="P22" svg:width="0.399cm" svg:height="0.295cm" svg:x="7.654cm" svg:y="23.627cm">
        <draw:text-box>
          <text:p text:style-name="P21"><text:span text:style-name="T11">Art.</text:span></text:p>
        </draw:text-box>
      </draw:frame>
      <draw:polygon text:anchor-type="page" text:anchor-page-number="2" draw:z-index="392" draw:style-name="gr15" svg:width="0.8cm" svg:height="0.405cm" svg:x="9.495cm" svg:y="23.55cm" svg:viewBox="0 0 801 406" draw:points="399,406 0,406 0,0 801,0 801,406">
        <text:p/>
      </draw:polygon>
      <draw:polygon text:anchor-type="page" text:anchor-page-number="2" draw:z-index="393" draw:style-name="gr16" svg:width="0.8cm" svg:height="0.405cm" svg:x="9.495cm" svg:y="23.55cm" svg:viewBox="0 0 801 406" draw:points="399,406 0,406 0,0 801,0 801,406">
        <text:p/>
      </draw:polygon>
      <draw:frame text:anchor-type="page" text:anchor-page-number="2" draw:z-index="394" draw:style-name="gr93" draw:text-style-name="P22" svg:width="0.399cm" svg:height="0.295cm" svg:x="8.652cm" svg:y="23.627cm">
        <draw:text-box>
          <text:p text:style-name="P21"><text:span text:style-name="T11">Art.</text:span></text:p>
        </draw:text-box>
      </draw:frame>
      <draw:polygon text:anchor-type="page" text:anchor-page-number="2" draw:z-index="395" draw:style-name="gr13" svg:width="0.8cm" svg:height="0.609cm" svg:x="11.894cm" svg:y="22.129cm" svg:viewBox="0 0 801 610" draw:points="402,610 0,610 0,0 801,0 801,610">
        <text:p/>
      </draw:polygon>
      <draw:frame text:anchor-type="page" text:anchor-page-number="2" draw:z-index="396" draw:style-name="gr94" draw:text-style-name="P22" svg:width="0.216cm" svg:height="0.295cm" svg:x="9.798cm" svg:y="23.627cm">
        <draw:text-box>
          <text:p text:style-name="P21"><text:span text:style-name="T11">...</text:span></text:p>
        </draw:text-box>
      </draw:frame>
      <draw:polygon text:anchor-type="page" text:anchor-page-number="2" draw:z-index="397" draw:style-name="gr13" svg:width="3.203cm" svg:height="1.22cm" svg:x="11.093cm" svg:y="22.94cm" svg:viewBox="0 0 3204 1221" draw:points="1602,1221 0,1221 0,0 3204,0 3204,1221">
        <text:p/>
      </draw:polygon>
      <draw:frame text:anchor-type="page" text:anchor-page-number="2" draw:z-index="398" draw:style-name="gr95" draw:text-style-name="P23" svg:width="0.616cm" svg:height="0.532cm" svg:x="12.007cm" svg:y="22.207cm">
        <draw:text-box>
          <text:p text:style-name="P21"><text:span text:style-name="T12">Hash-</text:span><text:span text:style-name="T12"><text:line-break/></text:span><text:span text:style-name="T12">värde</text:span></text:p>
        </draw:text-box>
      </draw:frame>
      <draw:polygon text:anchor-type="page" text:anchor-page-number="2" draw:z-index="399" draw:style-name="gr15" svg:width="0.8cm" svg:height="0.405cm" svg:x="11.294cm" svg:y="23.55cm" svg:viewBox="0 0 801 406" draw:points="403,406 0,406 0,0 801,0 801,406">
        <text:p/>
      </draw:polygon>
      <draw:polygon text:anchor-type="page" text:anchor-page-number="2" draw:z-index="400" draw:style-name="gr16" svg:width="0.8cm" svg:height="0.405cm" svg:x="11.294cm" svg:y="23.55cm" svg:viewBox="0 0 801 406" draw:points="403,406 0,406 0,0 801,0 801,406">
        <text:p/>
      </draw:polygon>
      <draw:frame text:anchor-type="page" text:anchor-page-number="2" draw:z-index="401" draw:style-name="gr91" draw:text-style-name="P22" svg:width="0.625cm" svg:height="0.295cm" svg:x="11.298cm" svg:y="23.077cm">
        <draw:text-box>
          <text:p text:style-name="P21"><text:span text:style-name="T11">Block</text:span></text:p>
        </draw:text-box>
      </draw:frame>
      <draw:polygon text:anchor-type="page" text:anchor-page-number="2" draw:z-index="402" draw:style-name="gr15" svg:width="0.8cm" svg:height="0.405cm" svg:x="12.296cm" svg:y="23.55cm" svg:viewBox="0 0 801 406" draw:points="399,406 0,406 0,0 801,0 801,406">
        <text:p/>
      </draw:polygon>
      <draw:polygon text:anchor-type="page" text:anchor-page-number="2" draw:z-index="403" draw:style-name="gr16" svg:width="0.8cm" svg:height="0.405cm" svg:x="12.296cm" svg:y="23.55cm" svg:viewBox="0 0 801 406" draw:points="399,406 0,406 0,0 801,0 801,406">
        <text:p/>
      </draw:polygon>
      <draw:frame text:anchor-type="page" text:anchor-page-number="2" draw:z-index="404" draw:style-name="gr92" draw:text-style-name="P22" svg:width="0.399cm" svg:height="0.295cm" svg:x="11.446cm" svg:y="23.627cm">
        <draw:text-box>
          <text:p text:style-name="P21"><text:span text:style-name="T11">Art.</text:span></text:p>
        </draw:text-box>
      </draw:frame>
      <draw:polygon text:anchor-type="page" text:anchor-page-number="2" draw:z-index="405" draw:style-name="gr15" svg:width="0.8cm" svg:height="0.405cm" svg:x="13.294cm" svg:y="23.55cm" svg:viewBox="0 0 801 406" draw:points="402,406 0,406 0,0 801,0 801,406">
        <text:p/>
      </draw:polygon>
      <draw:polygon text:anchor-type="page" text:anchor-page-number="2" draw:z-index="406" draw:style-name="gr16" svg:width="0.8cm" svg:height="0.405cm" svg:x="13.294cm" svg:y="23.55cm" svg:viewBox="0 0 801 406" draw:points="402,406 0,406 0,0 801,0 801,406">
        <text:p/>
      </draw:polygon>
      <draw:frame text:anchor-type="page" text:anchor-page-number="2" draw:z-index="407" draw:style-name="gr93" draw:text-style-name="P22" svg:width="0.399cm" svg:height="0.295cm" svg:x="12.446cm" svg:y="23.627cm">
        <draw:text-box>
          <text:p text:style-name="P21"><text:span text:style-name="T11">Art.</text:span></text:p>
        </draw:text-box>
      </draw:frame>
      <draw:line text:anchor-type="page" text:anchor-page-number="2" draw:z-index="408" draw:style-name="gr16" svg:x1="11.294cm" svg:y1="22.94cm" svg:x2="11.294cm" svg:y2="22.534cm">
        <text:p/>
      </draw:line>
      <draw:polygon text:anchor-type="page" text:anchor-page-number="2" draw:z-index="409" draw:style-name="gr26" svg:width="0.239cm" svg:height="0.161cm" svg:x="7.855cm" svg:y="22.453cm" svg:viewBox="0 0 240 162" draw:points="240,81 0,162 0,0">
        <text:p/>
      </draw:polygon>
      <draw:line text:anchor-type="page" text:anchor-page-number="2" draw:z-index="410" draw:style-name="gr25" svg:x1="7.495cm" svg:y1="22.534cm" svg:x2="7.901cm" svg:y2="22.534cm">
        <text:p/>
      </draw:line>
      <draw:polygon text:anchor-type="page" text:anchor-page-number="2" draw:z-index="411" draw:style-name="gr26" svg:width="0.239cm" svg:height="0.161cm" svg:x="11.654cm" svg:y="22.252cm" svg:viewBox="0 0 240 162" draw:points="240,81 0,162 0,0">
        <text:p/>
      </draw:polygon>
      <draw:line text:anchor-type="page" text:anchor-page-number="2" draw:z-index="412" draw:style-name="gr25" svg:x1="8.896cm" svg:y1="22.333cm" svg:x2="11.704cm" svg:y2="22.333cm">
        <text:p/>
      </draw:line>
      <draw:polygon text:anchor-type="page" text:anchor-page-number="2" draw:z-index="413" draw:style-name="gr13" svg:width="0.8cm" svg:height="0.609cm" svg:x="8.095cm" svg:y="22.129cm" svg:viewBox="0 0 801 610" draw:points="398,610 0,610 0,0 801,0 801,610">
        <text:p/>
      </draw:polygon>
      <draw:frame text:anchor-type="page" text:anchor-page-number="2" draw:z-index="414" draw:style-name="gr94" draw:text-style-name="P22" svg:width="0.216cm" svg:height="0.295cm" svg:x="13.591cm" svg:y="23.627cm">
        <draw:text-box>
          <text:p text:style-name="P21"><text:span text:style-name="T11">...</text:span></text:p>
        </draw:text-box>
      </draw:frame>
      <draw:line text:anchor-type="page" text:anchor-page-number="2" draw:z-index="415" draw:style-name="gr16" svg:x1="7.495cm" svg:y1="22.94cm" svg:x2="7.495cm" svg:y2="22.534cm">
        <text:p/>
      </draw:line>
      <draw:frame text:anchor-type="page" text:anchor-page-number="2" draw:z-index="417" draw:style-name="gr95" draw:text-style-name="P23" svg:width="0.616cm" svg:height="0.532cm" svg:x="8.204cm" svg:y="22.195cm">
        <draw:text-box>
          <text:p text:style-name="P21"><text:span text:style-name="T12">Hash-</text:span><text:span text:style-name="T12"><text:line-break/></text:span><text:span text:style-name="T12">värde</text:span></text:p>
        </draw:text-box>
      </draw:frame>
      <text:h text:style-name="P18" text:outline-level="1">Bitcoin: Ett peer-to-peer elektroniskt kontantsystem</text:h>
      <text:p text:style-name="P2"/>
      <text:p text:style-name="P2">Satoshi Nakamoto</text:p>
      <text:p text:style-name="P2">satoshin@gmx.com</text:p>
      <text:p text:style-name="P2">www.bitcoin.org</text:p>
      <text:p text:style-name="P2"/>
      <text:p text:style-name="P2">Translated into Swedish from bitcoin.org/bitcoin.pdf</text:p>
      <text:p text:style-name="P2">by @hanspandeya</text:p>
      <text:p text:style-name="P2"/>
      <text:p text:style-name="P11"><text:span text:style-name="T4">Sammanfattning. <text:s/></text:span>En renodlad peer-to-peer version av ett elektroniskt kontant-system skulle möjliggöra direktbetalning från en part till en annan utan att passera en finansiell institution. Digitala signaturer utgör en del av lösningen, men de huvudsakliga fördelarna med direktbetalning går förlorade om <text:s/>betrodd tredje part alltjämt behövs för att förhindra dubbelbetalning. Vi föreslår en lösning på dubbelbetalningsproblemet som utnyttjar ett P2P-nätverk. Nätverket tidsstämplar transaktioner genom<text:span text:style-name="T8"> hashberäkning <text:s/></text:span>i en löpande kedja av hash-baserad proof-of-work, som formar en journal som inte kan ändras utan att proof-of-work beräkningar upprepas om <text:span text:style-name="T8">igen</text:span>. Den längsta kedjan tjänar inte enbart som bevis på ordningsföljden av iakttagna händelser, utan även som <text:span text:style-name="T8">bevis</text:span> på att kedjan kommer från den största samlingen av CPU-kraft på nätverket. Så länge majoriteten av CPU-kraft behärskas av noder som inte samarbetar för att angripa nätverket, kommer den att generera den längsta kedjan och utklassa angripare. Nätverket självt behöver minimal uppbyggnad. Meddelanden är utsända efter bästa förmåga, och noder kan lämna och återansluta till nätverket som de önskar, och accepterar den längsta proof-of-work kedjan som bevis för händelser som inträffar när de är bortkopplade. </text:p>
      <text:h text:style-name="P19" text:outline-level="2"><text:span text:style-name="T3">1. <text:s text:c="3"/>Introduktion</text:span> </text:h>
      <text:p text:style-name="P3">Handel på internet har kommit att förlita sig nästan uteslutande på finansiella institutioner som agerar betrodd tredje part vid processande av elektroniska betalningar. Medan systemet fungerar <text:span text:style-name="T8">tillräckligt</text:span> bra för de flesta transaktioner, lider det av inneboende svagheter hos den tillitbaserade betalningsmodellen. Helt oåterkalleliga transaktioner är inte möjligt, <text:span text:style-name="T8">eftersom</text:span> finansiella institutioner inte kan komma ifrån medling i tvister. Medlingskostnaden ökar transaktions-kostnader, begränsar den minsta möjliga transaktionen och klipper av möjligheten att göra små tillfälliga transaktioner. Därtill finns en större kostnad<text:span text:style-name="T8"> till följd av </text:span>förlusten av möjligheten att göra irreversibla betalningar för tjänster som ej är uppsägningsbara. Med möjligheten att återkalla transaktioner, sprider sig behovet av tillit. Handlare måste vara försiktiga och besvära sina kunder för mer information än vad de annars skulle behöva. En viss procent av bedrägeri accepteras som oundviklig. Dessa kostnader och osäkerheter kan undvikas genom att betalning görs personligen med en fysisk valuta, men någon mekanism existerar inte för att göra betalningar över en kommunikationskanal utan inblandning från en betrodd part.</text:p>
      <text:p text:style-name="P3"><text:s text:c="5"/>Vad som behövs är ett elektroniskt betalsystem som är grundad på kryptografiska bevis i stället för på tillit, som tillåter två villiga parter att genomföra en transaktion direkt med varandra utan behovet av en betrodd tredje part. Transaktioner som är beräkningsmässigt opraktiska att återkalla skulle skydda säljare mot bedrägeri, och rutinmässiga depositionsmekanismer kunde enkelt <text:s/>införas för att skydda köpare. I föreliggande artikel, föreslår vi en lösning på dubbel-betalningsproblemet som utnyttjar en P2P-distribuerad tidserver för att generera beräkningsbevis på transaktioners kronologiska ordning. Systemet är säkert så länge tillförlitliga noder tillsammans har kontrollen över mer CPU-kraft än någon grupp av samarbetande angripare.</text:p>
      <text:h text:style-name="P20" text:outline-level="2"><text:soft-page-break/>2. <text:s text:c="3"/>Transaktioner </text:h>
      <text:p text:style-name="P3">Vi definierar ett elektronisk mynt som en kedja av digitala signaturer. Varje ägare överför ett mynt till nästa ägare genom att digitalt signera föregående transaktions hashvärde och nästa ägares publika nyckel samt lägger till dessa i slutet av myntet. En betalningsmottagare kan verifiera signaturer och verifiera kedjan av ägare.</text:p>
      <text:p text:style-name="P3"/>
      <text:p text:style-name="P4"/>
      <text:list xml:id="list7845786060348158583" text:style-name="L1">
        <text:list-item>
          <text:p text:style-name="P13"/>
        </text:list-item>
        <text:list-item>
          <text:p text:style-name="P13"/>
        </text:list-item>
        <text:list-item>
          <text:p text:style-name="P13"/>
        </text:list-item>
        <text:list-item>
          <text:p text:style-name="P13"/>
        </text:list-item>
        <text:list-item>
          <text:p text:style-name="P13"/>
        </text:list-item>
        <text:list-item>
          <text:p text:style-name="P13"/>
        </text:list-item>
        <text:list-item>
          <text:p text:style-name="P13"/>
        </text:list-item>
        <text:list-item>
          <text:p text:style-name="P13"/>
        </text:list-item>
        <text:list-item>
          <text:p text:style-name="P13"/>
        </text:list-item>
        <text:list-item>
          <text:p text:style-name="P13"/>
        </text:list-item>
        <text:list-item>
          <text:p text:style-name="P13"/>
        </text:list-item>
        <text:list-item>
          <text:p text:style-name="P13"><text:line-break/><text:line-break/>Problemet är givetvis att betalningsmottagaren inte kan verifiera att en av ägarna inte dubbelbetalt med myntet. En vanlig lösning är att införa en betrodd central myndighet eller <text:s/>utgivare, som granskar varje transaktion för förekomsten av dubbelbetalning. Efter varje transaktion måste således myntet lämnas tilllbaka till utgivaren som <text:span text:style-name="T8">utger</text:span> ett nytt mynt, och endast mynt som kommer direkt från utgivaren kan förlitas på att inte ha dubbelbetalts. Problemet med denna lösning är att hela penningsystemets öde hänger på företaget som utger mynt, som varje transaktion måste<text:span text:style-name="T8"> passera </text:span>genom, <text:s/>precis som en bank.</text:p>
        </text:list-item>
        <text:list-item>
          <text:p text:style-name="P13"><text:s text:c="5"/>Vi behöver en metod för att betalningsmottagaren ska veta med säkerhet att föregående <text:span text:style-name="T8">ägare</text:span> inte signerade några transaktioner innan. För våra ändamål, är det den tidigaste transaktionen som räknas, vi bryr oss inte om senare försök att dubbelbetala. Det enda sättet att verifiera att en transaktion uteblivit är att ha kännedom om samtliga transaktioner som har förekommit. I myntmodellen med en central utgivare, hade utgivaren kännedom om <text:span text:style-name="T8">samtliga</text:span> transaktioner och kunde avgöra vilken anlänt först. För att åstadkomma ett motsvarande avgörande utan inblandning från en betrodd part måste transaktioner offentligöras [1], och vi behöver utforma ett system för deltagarna att vara överens om en gemensam historia om ordningsföljden som de mottagits. Betalningsmottagaren behöver bevis på att vid tidpunkten för varje transaktion, var majoriteten av noderna överens om att den var den första.</text:p>
        </text:list-item>
      </text:list>
      <text:h text:style-name="P20" text:outline-level="2">3. <text:s text:c="3"/>Tidserver</text:h>
      <text:p text:style-name="P3">Lösningen vi föreslår börjar med en tidserver. En tidserver fungerar genom att beräkna hashvärdet av ett block av artiklar som ska tidstämplas och publicera det <text:span text:style-name="T8">utbrett,</text:span> såsom i en tidning ett eller Usenet inlägg [2-5]. Tidsstämpeln bevisar att datan måste ha existerat vid tidpunkten, uppenbart nödvändigt, för att komma med i hashberäkningen. Varje tidsstämpel inkluderar föregående tidsstämpeln i sin hashberäkning, och bildar således en kedja, där varje tillkommande tidsstämpel befäster tidsstämplarna innan.</text:p>
      <text:p text:style-name="P3"/>
      <text:p text:style-name="P3"/>
      <text:p text:style-name="P4"/>
      <text:h text:style-name="P20" text:outline-level="2"><text:soft-page-break/>4. <text:s text:c="3"/>Proof-of-Work</text:h>
      <text:p text:style-name="P3">För att implementera en distribuerad tidserver i ett P2P-nätverk, kommer vi att behöva använda ett proof-of-work system liknande Adam Backs Hashcash [6], snarare än tidnings- eller Usenet-inlägg. Proof-of-work innefattar avsökning efter ett värde som vid hashberäkning, ​​såsom med SHA-256, ger ett hashvärde med en insekvens på ett visst antal nollbitar. Genomsnittsarbetet ökar exponentiellt med antalet nollbitar som erfordras, och kan verifieras genom exekvering av en enda hashberäkning. <text:s text:c="79"/></text:p>
      <text:p text:style-name="P9">För vårt tidsstämpelnätverk, utför vi proof-of-work genom att stegvis öka nonce-värdet i blocket tills ett värde hittas som ger blockets hashvärde antalet nollbitar som behövs. När väl <text:s/>CPU-insatsen<text:span text:style-name="T9"> </text:span><text:span text:style-name="T8">för</text:span><text:span text:style-name="T9"> </text:span>att uppfylla proof-of-work investerats, kan blocket inte ändras utan att arbetet upprepas om igen. Då efterkommande block länkas efter ett block, kommer arbetet för att ändra ett block innefatta att göra om alla block efter det. <text:s/></text:p>
      <text:p text:style-name="P9"/>
      <text:p text:style-name="P9"/>
      <text:p text:style-name="P9"/>
      <text:p text:style-name="P9"/>
      <text:p text:style-name="P9"/>
      <text:p text:style-name="P9">Proof-of-work löser också problemet med att välja principen för representation som majoritetsbeslut ska grundas på. Om majoriteten vore grundad på principen, en IP-adress - en röst skulle den kunna <text:span text:style-name="T8">överröstas</text:span> av någon som lyckas samla ihop många IP-adresser. Proof-of-work bygger huvudsakligen på en CPU - en röst. Majoritetsbeslutet är representerad av den längsta kedjan, som har den <text:span text:style-name="T8">största arbetsinsatsen för </text:span>proof-of-work investerad i sig. Om en majoritet av CPU-kraft är styrd av tillförlitliga noder, kommer den tillförlitliga kedjan att växa snabbast och utklassa varje annan konkurrerande kedja. För att modifiera ett <text:span text:style-name="T8">avslutat</text:span> block, skulle en angripare bli <text:span text:style-name="T8">tvungen</text:span> att upprepa om igen proof-of-work för blocket och alla block efter det och sedan komma ikapp samt överträffa de tillförlitliga nodernas arbete. Vi kommer senare att visa att sannolikheten för att en långsammare angripare kommer ikapp avtar<text:span text:style-name="T9"> </text:span>exponentiellt allteftersom <text:s/>block tilläggs.</text:p>
      <text:p text:style-name="P9">För att kompensera för allt snabbare hårdvara och variationer i intresset för drift av noder över tid, regleras proof-of-work:s svårighetsgrad av ett rörligt medelvärde, så att antalet nyskapade block per timme är konstant. Om de genereras för snabbt, ökas svårighetsgraden.</text:p>
      <text:h text:style-name="P20" text:outline-level="2">5. <text:s text:c="3"/>Nätverk</text:h>
      <text:p text:style-name="P3">Stegen vid körning av <text:span text:style-name="T8">nätverket</text:span><text:span text:style-name="T9"> </text:span>är som följer:</text:p>
      <text:p text:style-name="P3"/>
      <text:list xml:id="list3888431828503018659" text:style-name="Numbering_20_1">
        <text:list-item>
          <text:p text:style-name="P14">Nya transaktioner sänds ut till alla noder.</text:p>
        </text:list-item>
        <text:list-item>
          <text:p text:style-name="P14">Varje nod samlar ihop nya transaktioner i ett block.</text:p>
        </text:list-item>
        <text:list-item>
          <text:p text:style-name="P14">Varje nod arbetar på en svår uppgift att hitta ett proof-of-work för sitt block.</text:p>
        </text:list-item>
        <text:list-item>
          <text:p text:style-name="P14">När en nod lyckas hitta ett proof-of-work, utsänder den <text:s/>blocket till alla noder.</text:p>
        </text:list-item>
        <text:list-item>
          <text:p text:style-name="P14">Noder godkänner blocket endast om alla transaktioner i det är giltiga och inte redan <text:s/>utförts.</text:p>
        </text:list-item>
        <text:list-item>
          <text:p text:style-name="P14">Noder uttrycker sitt godkännande av blocket genom att arbeta på att skapa nästa block i kedjan med det godkända blockets hashvärde som föregående hashvärde.</text:p>
        </text:list-item>
      </text:list>
      <text:p text:style-name="P9"/>
      <text:p text:style-name="P9">Noder <text:span text:style-name="T8">betraktar</text:span> alltid den längsta kedjan som den rätta och kommer att fortsätta att arbeta på att förlänga den. Om två noder utsänder olika versioner av nästa blocket samtidigt, kan några noder få den ena eller den andra först. I så fall, arbetar de på den första de fick, men sparar den andra grenen <text:span text:style-name="T8">utifall </text:span>den skulle bli längre.  Det oavgjorda läget kommer att brytas när nästa proof-of-work hittas och en gren blir längre; noder som arbetar på den andra grenen kommer då att <text:span text:style-name="T8">byta</text:span> till den längre. </text:p>
      <text:p text:style-name="P9"><text:soft-page-break/>Sändningar av nya transaktioner behöver inte nödvändigtvis nå alla noder. Så länge de når många noder, kommer transaktionerna in i ett block inom kort. Block-utsändningar är likaså toleranta mot förlorade meddelanden. Om en nod inte mottar ett utsänt block, kommer noden att begära det när den mottar nästa block och inser att den missat ett.</text:p>
      <text:h text:style-name="P20" text:outline-level="2">6. <text:s text:c="3"/>Incitament</text:h>
      <text:p text:style-name="P3">Konventionen är att den första transaktionen i ett block är en speciell transaktion som initierar ett nytt mynt som ägs av skaparen av blocket. Härigenom tilläggs ett incitament för noder att stödja nätverket, och en kanal tillhandahålls för att initialt distribuera mynt till cirkulationen, eftersom det inte finns någon central utgivare som utger mynt. Den stadiga tillförseln av ett konstant antal nya mynt är analogt med guldgrävares förbrukning av resurser för att tillföra guld till cirkulationen. I vårt fall är det CPU-tid och el som är resurserna som förbrukas.</text:p>
      <text:p text:style-name="P9">Incitamentet kan också finansieras av transaktionsavgifter. Om utdatavärdet av en transaktion är lägre än dess indatavärdet, är mellanskillnaden en transaktionsavgift som utgör ett tillägg till incitamentvärdet för blocket som innehåller den. När ett förutbestämt antal mynt har trätt en in i cirkulation, kan incitamentet övergå till att utgöras helt av transaktionsavgifter och vara fullständigt inflationsfri. </text:p>
      <text:p text:style-name="P9">Incitamentet kan bidra med att uppmuntra noder att förbli hederliga. Om en girig angripare <text:s/>lyckas samla ihop mer CPU-kraft än samtliga tillförlitliga noder, blir han tvungen att välja mellan att använda CPU-kraften för att bedra människor genom att stjäla tillbaka sina utbetalningar, eller använda CPU-kraften för att generera nya mynt. Han borde finna det mer lönsamt att spela enligt reglerna, sådana regler som gynnar honom med fler nya mynt än alla andra tillsammans, istället för att underminera systemet och giltigheten av sin egen förmögenhet. <text:s text:c="52"/></text:p>
      <text:h text:style-name="P20" text:outline-level="2">7. <text:s text:c="3"/>Återvinning av diskutrymme</text:h>
      <text:p text:style-name="P3">När väl den senaste transaktionen med ett mynt är begravd under tillräckligt många block, kan <text:s/>transaktioner som genomförts innan den, raderas för att frigöra diskutrymme. För att underlätta detta utan att förstöra blockets hashvärde, hashberäknas transaktioner i ett Merkle-träd [7] [2] [5] med endast roten inkluderad i beräkningen. Gamla block kan därefter göras kompakta genom borttagning av grenar från trädet. Hashvärdena inuti behöver inte lagra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3"/>
      <text:p text:style-name="P9">Ett blockhuvud med inga transaktioner är på ca. 80 bytes. Om vi antar att block genereras var tionde minut, krävs 80 bytes * 6 * 24 * 365 = 4.2MB per år. Då datorsystem vanligtvis säljs med 2 GB RAM i 2008, och Moores lag förutsäger att nuvarande tillväxt är 1,2 GB per år, bör lagring inte vara ett problem även om blockhuvudena måste lagras i RAM-minnet. </text:p>
      <text:h text:style-name="P20" text:outline-level="2"><text:soft-page-break/>8. <text:s text:c="3"/>Förenklad betalningsverifikation</text:h>
      <text:p text:style-name="P3">Det är möjligt att verifiera betalningar utan att köra en fullständig nätverksnod. En användare behöver endast behålla en kopia av blockhuvudena från den längsta proof-of-work kedjan, som han kan erhålla genom förfrågningar till nätverksnoder tills han är övertygad om att han har den längsta kedjan och få åtkomst till Merkle-grenen som länkar transaktionen till blocket den är <text:s/>tidsstämplad i. Han kan inte kontrollera transaktionen för sig själv, men genom att länka den till en plats i kedjan, kan han se att en nätverksnod har accepterat transaktionen, och block som tillfogats efter den, befäster ytterligare att nätverket har godkänt transaktionen. </text:p>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3"/>
      <text:p text:style-name="P3"/>
      <text:p text:style-name="P3"/>
      <text:p text:style-name="P9">Som sådan, är verifikationen tillförlitlig så länge som tillförlitliga noder har kontroll över nätverket, men är mer sårbara om nätverket tas över av en angripare. Medan nätverksnoder kan verifiera betalningar för sig själva, kan den förenklade metoden bli lurad av en angripares fabricerade transaktioner så länge<text:span text:style-name="T8"> angriparen övermannar nätverket. </text:span>En strategi för att skydda mot detta skulle vara att acceptera varningsmeddelanden från nätverksnoder när de detekterar ett ogiltigt block, vilket skulle igångsätta användarens programvarans nedladddning av det fullständiga blocket samt transaktioner som varnats för, för att bekräfta inkonsistensen. Företag som mottar frekventa betalningar kommer förmodligen att ändå vilja driva sina egna noder för <text:span text:style-name="T8">mer</text:span><text:span text:style-name="T10"> </text:span>säkerhetsoberoende och snabbare verifikation. </text:p>
      <text:h text:style-name="P20" text:outline-level="2">9. <text:s text:c="3"/>Kombinering och delning <text:s/>av värden</text:h>
      <text:p text:style-name="P6">Trots att det skulle vara möjligt att behandla mynt var för sig, skulle det vara kostsamt och ohanterligt att utföra en <text:span text:style-name="T8">separat</text:span> transaktion för varenda cent i en överföring. För att möjliggöra delning och kombinering av värden, innehåller transaktioner flertal in- och utdata. Normalt kommer det att finnas antingen en enkel indata från en större föregående transaktion eller flertal indata som kombinerar mindre värden, och som högst två utdata: en för betalningen, och en för att lämna växel, om något eventuellt blir över, tillbaka till avsändaren.</text:p>
      <text:p text:style-name="P6"/>
      <text:p text:style-name="P5"/>
      <text:p text:style-name="P5"/>
      <text:p text:style-name="P5"/>
      <text:p text:style-name="P5"/>
      <text:p text:style-name="P5"/>
      <text:p text:style-name="P5"><text:s/></text:p>
      <text:p text:style-name="P10">Det bör noteras att fan-out, där en transaktion beror på många transaktioner, vilka i sin tur beror på många andra, inte är ett problem här. Det finns aldrig behov av att dra ut en fullständig fristående kopia av en transaktions historia. </text:p>
      <text:h text:style-name="P20" text:outline-level="2"><text:soft-page-break/>10. <text:s text:c="3"/>Integritet</text:h>
      <text:p text:style-name="P3">Den traditionella bankmodellen uppnår en viss nivå på integritetsskydd<text:span text:style-name="T8"> genom begränsning av tillgång till information till inblandade </text:span>parter samt betrodd tredje part. Nödvändigheten av att offentliggöra alla transaktioner utesluter emellertid denna metod, men integritetsskydd kan ändå upprätthållas genom avbrott i informationsflödet på ett annat ställe : nämligen genom att hålla publika nycklar anonyma. Allmänheten kan se att någon skickar en summa till någon annan, men inte personliga uppgifter som sammankopplar transaktionen med någon. Detta är jämförbart med skyddsnivån på information som släpps av börser, där tid och storlek på enskilda avslut, det s.k. "bandet", offentliggörs, men inte vilka parterna är. </text:p>
      <text:p text:style-name="P3"/>
      <text:p text:style-name="P3"/>
      <text:p text:style-name="P3"/>
      <text:p text:style-name="P3"/>
      <text:p text:style-name="P3"/>
      <text:p text:style-name="P3"/>
      <text:p text:style-name="P3"/>
      <text:p text:style-name="P3"/>
      <text:p text:style-name="P4"/>
      <text:p text:style-name="P3"/>
      <text:p text:style-name="P9">Som en ytterligare brandvägg, bör ett nytt nyckelpar användas för varje transaktion för att förhindra att de förknippas med en gemensam ägare. Viss koppling är emellertid ofrånkomlig med flerindata-transaktioner som av nödvändighet avslöjar att deras indata tillhört en och samma ägare. Risken är att om innehavare av en nyckel avslöjas, skulle kopplingen kunna avslöja andra transaktioner som tillhörde samma ägaren. </text:p>
      <text:h text:style-name="P20" text:outline-level="2">11. <text:s text:c="3"/>Beräkningar</text:h>
      <text:p text:style-name="P3">Vi betraktar scenariot med en angripare som försöker att generera en alternativ kedja snabbare än den tillförlitliga kedjan. Även om detta uppnås, bryter det inte upp systemet och blottar det för <text:s/>godtyckliga ändringar, såsom värdeskapande ur tomma luften eller uttagande av pengar som aldrig tillhört angriparen. Noder kommer inte att godkänna en ogiltig transaktion som betalning, och tillförlitliga noder kommer aldrig att godkänna ett block som innehåller sådana transaktioner. En angripare kan endast försöka ändra en av sina egna transaktioner för att ta tillbaka pengar han nyligen använt.</text:p>
      <text:p text:style-name="P9">Tävlingen mellan den tillförlitliga kedjan och en angripares kedja kan beskrivas med en <text:s text:c="2"/><text:span text:style-name="T6">Binomial slumpvandring</text:span>.  <text:s/>Den lyckade händelsen är att den tillförlitliga kedjan blir förlängd med ett block, som ökar dess försprång med +1, och den misslyckade är att angriparens kedja blir förlängd med ett block, vilket minskar gapet med -1.</text:p>
      <text:p text:style-name="P9">Sannolikheten att en angripare kommer ikapp från ett givet underläge är analogt med <text:s/><text:span text:style-name="T6">Spelarens ruinproblemet</text:span>. Antag att en spelare med obegränsad kredit startar med ett underskott och spelar potentiellt ett oändligt antal spelomgånger för att försöka nå break-even. Vi kan beräkna sannolikheten att han någonsin når break-even, eller att en angripare kommer ikapp den tillförlitliga kedjan, enligt följande [8]:</text:p>
      <text:p text:style-name="P3"/>
      <text:p text:style-name="P8"><text:span text:style-name="T7">p</text:span> = sannolikheten att en ärlig nod hittar nästa block</text:p>
      <text:p text:style-name="P8"><text:span text:style-name="T6">q </text:span>= sannolikheten att angriparen hittar nästa block</text:p>
      <text:p text:style-name="P8"><text:span text:style-name="T6">q</text:span><text:span text:style-name="T5">z</text:span> = sannolikheten att angriparen någonsin kommer ikapp från att ligga z block efter. </text:p>
      <text:p text:style-name="P3"/>
      <text:p text:style-name="P8"><draw:g text:anchor-type="as-char" draw:z-index="202" draw:style-name="gr58"><draw:frame draw:style-name="gr59" draw:text-style-name="P22" svg:width="0.198cm" svg:height="0.449cm" svg:x="0cm" svg:y="0.43cm"><draw:text-box><text:p text:style-name="P21"><text:span text:style-name="T18">q</text:span></text:p></draw:text-box></draw:frame><draw:frame draw:style-name="gr60" draw:text-style-name="P22" svg:width="0.094cm" svg:height="0.272cm" svg:x="0.24cm" svg:y="0.651cm"><draw:text-box><text:p text:style-name="P21"><text:span text:style-name="T19">z</text:span></text:p></draw:text-box></draw:frame><draw:frame draw:style-name="gr59" draw:text-style-name="P22" svg:width="0.313cm" svg:height="0.481cm" svg:x="0.346cm" svg:y="0.467cm"><draw:text-box><text:p text:style-name="P21"><text:span text:style-name="T20">=</text:span></text:p></draw:text-box></draw:frame><draw:frame draw:style-name="gr61" draw:text-style-name="P22" svg:width="0.406cm" svg:height="1.301cm" svg:x="0.635cm" svg:y="0cm"><draw:text-box><text:p text:style-name="P21"><text:span text:style-name="T21">{</text:span></text:p></draw:text-box></draw:frame><draw:frame draw:style-name="gr59" draw:text-style-name="P22" svg:width="0.198cm" svg:height="0.449cm" svg:x="1.304cm" svg:y="0.307cm"><draw:text-box><text:p text:style-name="P21"><text:span text:style-name="T22">1</text:span></text:p></draw:text-box></draw:frame><draw:frame draw:style-name="gr62" draw:text-style-name="P22" svg:width="0.219cm" svg:height="0.449cm" svg:x="2.26cm" svg:y="0.27cm"><draw:text-box><text:p text:style-name="P21"><text:span text:style-name="T18">if</text:span></text:p></draw:text-box></draw:frame><draw:frame draw:style-name="gr59" draw:text-style-name="P22" svg:width="0.198cm" svg:height="0.449cm" svg:x="2.655cm" svg:y="0.27cm"><draw:text-box><text:p text:style-name="P21"><text:span text:style-name="T18">p</text:span></text:p></draw:text-box></draw:frame><draw:frame draw:style-name="gr59" draw:text-style-name="P22" svg:width="0.313cm" svg:height="0.481cm" svg:x="2.866cm" svg:y="0.226cm"><draw:text-box><text:p text:style-name="P21"><text:span text:style-name="T20">≤</text:span></text:p></draw:text-box></draw:frame><draw:frame draw:style-name="gr59" draw:text-style-name="P22" svg:width="0.198cm" svg:height="0.449cm" svg:x="3.209cm" svg:y="0.27cm"><draw:text-box><text:p text:style-name="P21"><text:span text:style-name="T18">q</text:span></text:p></draw:text-box></draw:frame><draw:frame draw:style-name="gr59" draw:text-style-name="P22" svg:width="0.126cm" svg:height="0.481cm" svg:x="0.88cm" svg:y="0.755cm"><draw:text-box><text:p text:style-name="P21"><text:span text:style-name="T20"></text:span></text:p></draw:text-box></draw:frame><draw:frame draw:style-name="gr59" draw:text-style-name="P22" svg:width="0.198cm" svg:height="0.449cm" svg:x="1.014cm" svg:y="0.787cm"><draw:text-box><text:p text:style-name="P21"><text:span text:style-name="T18">q</text:span></text:p></draw:text-box></draw:frame><draw:frame draw:style-name="gr59" draw:text-style-name="P22" svg:width="0.112cm" svg:height="0.481cm" svg:x="1.251cm" svg:y="0.755cm"><draw:text-box><text:p text:style-name="P21"><text:span text:style-name="T20">/</text:span></text:p></draw:text-box></draw:frame><draw:frame draw:style-name="gr59" draw:text-style-name="P22" svg:width="0.198cm" svg:height="0.449cm" svg:x="1.462cm" svg:y="0.787cm"><draw:text-box><text:p text:style-name="P21"><text:span text:style-name="T18">p</text:span></text:p></draw:text-box></draw:frame><draw:frame draw:style-name="gr59" draw:text-style-name="P22" svg:width="0.126cm" svg:height="0.481cm" svg:x="1.677cm" svg:y="0.755cm"><draw:text-box><text:p text:style-name="P21"><text:span text:style-name="T20"></text:span></text:p></draw:text-box></draw:frame><draw:frame draw:style-name="gr60" draw:text-style-name="P22" svg:width="0.094cm" svg:height="0.272cm" svg:x="1.808cm" svg:y="0.693cm"><draw:text-box><text:p text:style-name="P21"><text:span text:style-name="T19">z</text:span></text:p></draw:text-box></draw:frame><draw:frame draw:style-name="gr62" draw:text-style-name="P22" svg:width="0.219cm" svg:height="0.449cm" svg:x="2.26cm" svg:y="0.799cm"><draw:text-box><text:p text:style-name="P21"><text:span text:style-name="T18">if</text:span></text:p></draw:text-box></draw:frame><draw:frame draw:style-name="gr59" draw:text-style-name="P22" svg:width="0.198cm" svg:height="0.449cm" svg:x="2.655cm" svg:y="0.799cm"><draw:text-box><text:p text:style-name="P21"><text:span text:style-name="T18">p</text:span></text:p></draw:text-box></draw:frame><draw:frame draw:style-name="gr59" draw:text-style-name="P22" svg:width="0.313cm" svg:height="0.481cm" svg:x="2.866cm" svg:y="0.755cm"><draw:text-box><text:p text:style-name="P21"><text:span text:style-name="T20"></text:span></text:p></draw:text-box></draw:frame><draw:frame draw:style-name="gr59" draw:text-style-name="P22" svg:width="0.198cm" svg:height="0.449cm" svg:x="3.209cm" svg:y="0.799cm"><draw:text-box><text:p text:style-name="P21"><text:span text:style-name="T18">q</text:span></text:p></draw:text-box></draw:frame><draw:frame draw:style-name="gr61" draw:text-style-name="P22" svg:width="0.406cm" svg:height="1.301cm" svg:x="3.358cm" svg:y="0cm"><draw:text-box><text:p text:style-name="P21"><text:span text:style-name="T21">}</text:span></text:p></draw:text-box></draw:frame></draw:g></text:p>
      <text:p text:style-name="P3"><text:soft-page-break/>Givet vårt antagande att p &gt; q, faller sannolikheten exponentiellt när antalet block som angriparen måste komma ikapp ökar. Med oddsen mot sig, om inte han har tur och gör ett lyckat språng framåt i ett tidigt skede, blir hans chanser försvinnande små när han hamnar alltmer på efterkälken. Vi betraktar nu hur länge mottagaren av en betalning måste vänta innan han är tillräckligt säker på att avsändaren inte kan ändra betalningen. Vi antar att avsändaren är en angripare som vill få mottagaren att tro att han betalt honom ett tag, kastar sedan om betalningen efter en stund för att betala tillbaka till sig själv. Mottagaren kommer att varnas när detta sker, men avsändaren hoppas att det kommer att vara för sent.</text:p>
      <text:p text:style-name="P3"><text:s text:c="5"/>Mottagaren genererar ett nytt nyckelpar och ger den publika nyckeln till avsändaren strax innan signering. Härigenom förhindras avsändaren från att förbereda en kedja av block i förväg genom att arbeta oavbrutet på det tills han har tur nog att få ett tillräckligt försprång, och utför sedan transaktionen i det ögonblicket. När betalningen väl skickats, påbörjar den ohederliga avsändaren <text:span text:style-name="T8">arbeta </text:span>i hemlighet på en parallell kedja innehållande en alternativ version av <text:s/>transaktionen. </text:p>
      <text:p text:style-name="P3"><text:s text:c="5"/>Mottagaren väntar tills transaktionen har blivit inkluderat i ett block och z block har blivit länkade efter det.  Han vet inte exakt hur stora framsteg angriparen har gjort, men<text:span text:style-name="T10"> </text:span>antagande att de hederliga blocken tagit den förväntade genomsnittstiden per block, kommer angriparens möjliga framsteg att vara en Poissonfördelning med väntevärde: </text:p>
      <text:p text:style-name="P3"/>
      <text:p text:style-name="P8"><draw:g text:anchor-type="as-char" svg:y="-1.139cm" draw:z-index="203" draw:style-name="gr63"><draw:frame draw:style-name="gr64" draw:text-style-name="P22" svg:width="0.521cm" svg:height="0.481cm" svg:x="0cm" svg:y="0.247cm"><draw:text-box><text:p text:style-name="P21"><text:span text:style-name="T20"></text:span><text:span text:style-name="T20">=</text:span></text:p></draw:text-box></draw:frame><draw:frame draw:style-name="gr59" draw:text-style-name="P22" svg:width="0.156cm" svg:height="0.449cm" svg:x="0.554cm" svg:y="0.28cm"><draw:text-box><text:p text:style-name="P21"><text:span text:style-name="T18">z</text:span></text:p></draw:text-box></draw:frame><draw:polygon draw:style-name="gr9" svg:width="0.302cm" svg:height="0.017cm" svg:x="0.794cm" svg:y="0.499cm" svg:viewBox="0 0 303 18" draw:points="0,18 303,18 303,0 0,0"><text:p/></draw:polygon><draw:frame draw:style-name="gr59" draw:text-style-name="P22" svg:width="0.198cm" svg:height="0.449cm" svg:x="0.847cm" svg:y="0cm"><draw:text-box><text:p text:style-name="P21"><text:span text:style-name="T18">q</text:span></text:p></draw:text-box></draw:frame><draw:frame draw:style-name="gr59" draw:text-style-name="P22" svg:width="0.198cm" svg:height="0.449cm" svg:x="0.875cm" svg:y="0.476cm"><draw:text-box><text:p text:style-name="P21"><text:span text:style-name="T18">p</text:span></text:p></draw:text-box></draw:frame></draw:g></text:p>
      <text:p text:style-name="P3"/>
      <text:p text:style-name="P3">För att erhålla sannolikheten att angriparen fortfarande kan komma ikapp nu, multiplicerar vi Poissonfördelningens täthetsfunktion med varje framsteg han kan ha gjort med sannolikheten att han kan komma ikapp från den punkten:</text:p>
      <text:p text:style-name="P3"/>
      <text:p text:style-name="P8"><draw:g text:anchor-type="as-char" draw:z-index="204" draw:style-name="gr58"><draw:frame draw:style-name="gr65" draw:text-style-name="P22" svg:width="0.452cm" svg:height="0.698cm" svg:x="0cm" svg:y="0.358cm"><draw:text-box><text:p text:style-name="P21"><text:span text:style-name="T23">∑</text:span></text:p></draw:text-box></draw:frame><draw:frame draw:style-name="gr60" draw:text-style-name="P22" svg:width="0.108cm" svg:height="0.272cm" svg:x="0cm" svg:y="0.984cm"><draw:text-box><text:p text:style-name="P21"><text:span text:style-name="T19">k</text:span></text:p></draw:text-box></draw:frame><draw:frame draw:style-name="gr60" draw:text-style-name="P22" svg:width="0.19cm" svg:height="0.29cm" svg:x="0.131cm" svg:y="0.967cm"><draw:text-box><text:p text:style-name="P21"><text:span text:style-name="T24">=</text:span></text:p></draw:text-box></draw:frame><draw:frame draw:style-name="gr60" draw:text-style-name="P22" svg:width="0.121cm" svg:height="0.272cm" svg:x="0.318cm" svg:y="0.984cm"><draw:text-box><text:p text:style-name="P21"><text:span text:style-name="T25">0</text:span></text:p></draw:text-box></draw:frame><draw:frame draw:style-name="gr60" draw:text-style-name="P22" svg:width="0.179cm" svg:height="0.29cm" svg:x="0.131cm" svg:y="0.247cm"><draw:text-box><text:p text:style-name="P21"><text:span text:style-name="T24">∞</text:span></text:p></draw:text-box></draw:frame><draw:frame draw:style-name="gr59" draw:text-style-name="P22" svg:width="0.212cm" svg:height="0.481cm" svg:x="0.554cm" svg:y="0.272cm"><draw:text-box><text:p text:style-name="P21"><text:span text:style-name="T20"></text:span></text:p></draw:text-box></draw:frame><draw:frame draw:style-name="gr60" draw:text-style-name="P22" svg:width="0.108cm" svg:height="0.272cm" svg:x="0.794cm" svg:y="0.235cm"><draw:text-box><text:p text:style-name="P21"><text:span text:style-name="T19">k</text:span></text:p></draw:text-box></draw:frame><draw:frame draw:style-name="gr59" draw:text-style-name="P22" svg:width="0.177cm" svg:height="0.449cm" svg:x="0.953cm" svg:y="0.307cm"><draw:text-box><text:p text:style-name="P21"><text:span text:style-name="T18">e</text:span></text:p></draw:text-box></draw:frame><draw:polygon draw:style-name="gr9" svg:width="0.923cm" svg:height="0.017cm" svg:x="0.555cm" svg:y="0.75cm" svg:viewBox="0 0 924 18" draw:points="0,18 924,18 924,0 0,0"><text:p/></draw:polygon><draw:frame draw:style-name="gr66" draw:text-style-name="P22" svg:width="0.315cm" svg:height="0.29cm" svg:x="1.139cm" svg:y="0.22cm"><draw:text-box><text:p text:style-name="P21"><text:span text:style-name="T24">−</text:span></text:p></draw:text-box></draw:frame><draw:frame draw:style-name="gr59" draw:text-style-name="P22" svg:width="0.177cm" svg:height="0.449cm" svg:x="0.847cm" svg:y="0.78cm"><draw:text-box><text:p text:style-name="P21"><text:span text:style-name="T18">k</text:span></text:p></draw:text-box></draw:frame><draw:frame draw:style-name="gr59" draw:text-style-name="P22" svg:width="0.119cm" svg:height="0.481cm" svg:x="1.058cm" svg:y="0.744cm"><draw:text-box><text:p text:style-name="P21"><text:span text:style-name="T20">!</text:span></text:p></draw:text-box></draw:frame><draw:frame draw:style-name="gr59" draw:text-style-name="P22" svg:width="0.228cm" svg:height="0.481cm" svg:x="1.453cm" svg:y="0.48cm"><draw:text-box><text:p text:style-name="P21"><text:span text:style-name="T20">⋅</text:span></text:p></draw:text-box></draw:frame><draw:frame draw:style-name="gr61" draw:text-style-name="P22" svg:width="0.406cm" svg:height="1.301cm" svg:x="1.616cm" svg:y="0cm"><draw:text-box><text:p text:style-name="P21"><text:span text:style-name="T21">{</text:span></text:p></draw:text-box></draw:frame><draw:frame draw:style-name="gr59" draw:text-style-name="P22" svg:width="0.126cm" svg:height="0.481cm" svg:x="1.834cm" svg:y="0.314cm"><draw:text-box><text:p text:style-name="P21"><text:span text:style-name="T20"></text:span></text:p></draw:text-box></draw:frame><draw:frame draw:style-name="gr59" draw:text-style-name="P22" svg:width="0.198cm" svg:height="0.449cm" svg:x="1.96cm" svg:y="0.346cm"><draw:text-box><text:p text:style-name="P21"><text:span text:style-name="T18">q</text:span></text:p></draw:text-box></draw:frame><draw:frame draw:style-name="gr59" draw:text-style-name="P22" svg:width="0.112cm" svg:height="0.481cm" svg:x="2.205cm" svg:y="0.314cm"><draw:text-box><text:p text:style-name="P21"><text:span text:style-name="T20">/</text:span></text:p></draw:text-box></draw:frame><draw:frame draw:style-name="gr59" draw:text-style-name="P22" svg:width="0.198cm" svg:height="0.449cm" svg:x="2.411cm" svg:y="0.346cm"><draw:text-box><text:p text:style-name="P21"><text:span text:style-name="T18">p</text:span></text:p></draw:text-box></draw:frame><draw:frame draw:style-name="gr59" draw:text-style-name="P22" svg:width="0.126cm" svg:height="0.481cm" svg:x="2.625cm" svg:y="0.314cm"><draw:text-box><text:p text:style-name="P21"><text:span text:style-name="T20"></text:span></text:p></draw:text-box></draw:frame><draw:frame draw:style-name="gr60" draw:text-style-name="P22" svg:width="0.077cm" svg:height="0.29cm" svg:x="2.731cm" svg:y="0.25cm"><draw:text-box><text:p text:style-name="P21"><text:span text:style-name="T24"></text:span></text:p></draw:text-box></draw:frame><draw:frame draw:style-name="gr60" draw:text-style-name="P22" svg:width="0.094cm" svg:height="0.272cm" svg:x="2.84cm" svg:y="0.265cm"><draw:text-box><text:p text:style-name="P21"><text:span text:style-name="T19">z</text:span></text:p></draw:text-box></draw:frame><draw:frame draw:style-name="gr60" draw:text-style-name="P22" svg:width="0.19cm" svg:height="0.29cm" svg:x="2.946cm" svg:y="0.25cm"><draw:text-box><text:p text:style-name="P21"><text:span text:style-name="T24">−</text:span></text:p></draw:text-box></draw:frame><draw:frame draw:style-name="gr60" draw:text-style-name="P22" svg:width="0.108cm" svg:height="0.272cm" svg:x="3.154cm" svg:y="0.265cm"><draw:text-box><text:p text:style-name="P21"><text:span text:style-name="T19">k</text:span></text:p></draw:text-box></draw:frame><draw:frame draw:style-name="gr60" draw:text-style-name="P22" svg:width="0.077cm" svg:height="0.29cm" svg:x="3.288cm" svg:y="0.25cm"><draw:text-box><text:p text:style-name="P21"><text:span text:style-name="T24"></text:span></text:p></draw:text-box></draw:frame><draw:frame draw:style-name="gr67" draw:text-style-name="P22" svg:width="0.489cm" svg:height="0.449cm" svg:x="3.711cm" svg:y="0.277cm"><draw:text-box><text:p text:style-name="P21"><text:span text:style-name="T18">if k</text:span></text:p></draw:text-box></draw:frame><draw:frame draw:style-name="gr59" draw:text-style-name="P22" svg:width="0.313cm" svg:height="0.481cm" svg:x="4.269cm" svg:y="0.242cm"><draw:text-box><text:p text:style-name="P21"><text:span text:style-name="T20">≤</text:span></text:p></draw:text-box></draw:frame><draw:frame draw:style-name="gr59" draw:text-style-name="P22" svg:width="0.156cm" svg:height="0.449cm" svg:x="4.636cm" svg:y="0.277cm"><draw:text-box><text:p text:style-name="P21"><text:span text:style-name="T18">z</text:span></text:p></draw:text-box></draw:frame><draw:frame draw:style-name="gr59" draw:text-style-name="P22" svg:width="0.198cm" svg:height="0.449cm" svg:x="2.494cm" svg:y="0.794cm"><draw:text-box><text:p text:style-name="P21"><text:span text:style-name="T22">1</text:span></text:p></draw:text-box></draw:frame><draw:frame draw:style-name="gr67" draw:text-style-name="P22" svg:width="0.489cm" svg:height="0.449cm" svg:x="3.711cm" svg:y="0.75cm"><draw:text-box><text:p text:style-name="P21"><text:span text:style-name="T18">if k</text:span></text:p></draw:text-box></draw:frame><draw:frame draw:style-name="gr59" draw:text-style-name="P22" svg:width="0.313cm" svg:height="0.481cm" svg:x="4.269cm" svg:y="0.714cm"><draw:text-box><text:p text:style-name="P21"><text:span text:style-name="T20"></text:span></text:p></draw:text-box></draw:frame><draw:frame draw:style-name="gr59" draw:text-style-name="P22" svg:width="0.156cm" svg:height="0.449cm" svg:x="4.636cm" svg:y="0.75cm"><draw:text-box><text:p text:style-name="P21"><text:span text:style-name="T18">z</text:span></text:p></draw:text-box></draw:frame><draw:frame draw:style-name="gr61" draw:text-style-name="P22" svg:width="0.406cm" svg:height="1.301cm" svg:x="4.763cm" svg:y="0cm"><draw:text-box><text:p text:style-name="P21"><text:span text:style-name="T21">}</text:span></text:p></draw:text-box></draw:frame></draw:g></text:p>
      <text:p text:style-name="P3"/>
      <text:p text:style-name="P3">Ordnar om för att undvika att summera fördelningens oändliga svans ...</text:p>
      <text:p text:style-name="P3"/>
      <text:p text:style-name="P8"><draw:g text:anchor-type="as-char" draw:z-index="205" draw:style-name="gr58"><draw:frame draw:style-name="gr59" draw:text-style-name="P22" svg:width="0.198cm" svg:height="0.449cm" svg:x="0cm" svg:y="0.268cm"><draw:text-box><text:p text:style-name="P21"><text:span text:style-name="T22">1</text:span></text:p></draw:text-box></draw:frame><draw:frame draw:style-name="gr59" draw:text-style-name="P22" svg:width="0.313cm" svg:height="0.481cm" svg:x="0.183cm" svg:y="0.236cm"><draw:text-box><text:p text:style-name="P21"><text:span text:style-name="T20">−</text:span></text:p></draw:text-box></draw:frame><draw:frame draw:style-name="gr65" draw:text-style-name="P22" svg:width="0.452cm" svg:height="0.698cm" svg:x="0.501cm" svg:y="0.148cm"><draw:text-box><text:p text:style-name="P21"><text:span text:style-name="T23">∑</text:span></text:p></draw:text-box></draw:frame><draw:frame draw:style-name="gr60" draw:text-style-name="P22" svg:width="0.108cm" svg:height="0.272cm" svg:x="0.529cm" svg:y="0.79cm"><draw:text-box><text:p text:style-name="P21"><text:span text:style-name="T19">k</text:span></text:p></draw:text-box></draw:frame><draw:frame draw:style-name="gr60" draw:text-style-name="P22" svg:width="0.19cm" svg:height="0.29cm" svg:x="0.66cm" svg:y="0.773cm"><draw:text-box><text:p text:style-name="P21"><text:span text:style-name="T24">=</text:span></text:p></draw:text-box></draw:frame><draw:frame draw:style-name="gr60" draw:text-style-name="P22" svg:width="0.121cm" svg:height="0.272cm" svg:x="0.847cm" svg:y="0.79cm"><draw:text-box><text:p text:style-name="P21"><text:span text:style-name="T25">0</text:span></text:p></draw:text-box></draw:frame><draw:frame draw:style-name="gr60" draw:text-style-name="P22" svg:width="0.094cm" svg:height="0.272cm" svg:x="0.693cm" svg:y="0cm"><draw:text-box><text:p text:style-name="P21"><text:span text:style-name="T19">z</text:span></text:p></draw:text-box></draw:frame><draw:frame draw:style-name="gr59" draw:text-style-name="P22" svg:width="0.212cm" svg:height="0.481cm" svg:x="1.076cm" svg:y="0.044cm"><draw:text-box><text:p text:style-name="P21"><text:span text:style-name="T20"></text:span></text:p></draw:text-box></draw:frame><draw:frame draw:style-name="gr60" draw:text-style-name="P22" svg:width="0.108cm" svg:height="0.272cm" svg:x="1.288cm" svg:y="0.044cm"><draw:text-box><text:p text:style-name="P21"><text:span text:style-name="T19">k</text:span></text:p></draw:text-box></draw:frame><draw:frame draw:style-name="gr59" draw:text-style-name="P22" svg:width="0.177cm" svg:height="0.449cm" svg:x="1.475cm" svg:y="0.093cm"><draw:text-box><text:p text:style-name="P21"><text:span text:style-name="T18">e</text:span></text:p></draw:text-box></draw:frame><draw:polygon draw:style-name="gr9" svg:width="0.923cm" svg:height="0.017cm" svg:x="1.052cm" svg:y="0.546cm" svg:viewBox="0 0 924 18" draw:points="0,18 924,18 924,0 0,0"><text:p/></draw:polygon><draw:frame draw:style-name="gr68" draw:text-style-name="P22" svg:width="0.315cm" svg:height="0.29cm" svg:x="1.651cm" svg:y="0.025cm"><draw:text-box><text:p text:style-name="P21"><text:span text:style-name="T24">−</text:span></text:p></draw:text-box></draw:frame><draw:frame draw:style-name="gr59" draw:text-style-name="P22" svg:width="0.177cm" svg:height="0.449cm" svg:x="1.369cm" svg:y="0.594cm"><draw:text-box><text:p text:style-name="P21"><text:span text:style-name="T18">k</text:span></text:p></draw:text-box></draw:frame><draw:frame draw:style-name="gr59" draw:text-style-name="P22" svg:width="0.119cm" svg:height="0.481cm" svg:x="1.577cm" svg:y="0.547cm"><draw:text-box><text:p text:style-name="P21"><text:span text:style-name="T20">!</text:span></text:p></draw:text-box></draw:frame><draw:frame draw:style-name="gr69" draw:text-style-name="P22" svg:width="0.165cm" svg:height="0.638cm" svg:x="2.028cm" svg:y="0.134cm"><draw:text-box><text:p text:style-name="P21"><text:span text:style-name="T26"></text:span></text:p></draw:text-box></draw:frame><draw:frame draw:style-name="gr59" draw:text-style-name="P22" svg:width="0.198cm" svg:height="0.449cm" svg:x="2.155cm" svg:y="0.268cm"><draw:text-box><text:p text:style-name="P21"><text:span text:style-name="T22">1</text:span></text:p></draw:text-box></draw:frame><draw:frame draw:style-name="gr70" draw:text-style-name="P22" svg:width="0.433cm" svg:height="0.481cm" svg:x="2.353cm" svg:y="0.236cm"><draw:text-box><text:p text:style-name="P21"><text:span text:style-name="T20">−</text:span></text:p></draw:text-box></draw:frame><draw:frame draw:style-name="gr59" draw:text-style-name="P22" svg:width="0.198cm" svg:height="0.449cm" svg:x="2.815cm" svg:y="0.268cm"><draw:text-box><text:p text:style-name="P21"><text:span text:style-name="T18">q</text:span></text:p></draw:text-box></draw:frame><draw:frame draw:style-name="gr59" draw:text-style-name="P22" svg:width="0.112cm" svg:height="0.481cm" svg:x="3.037cm" svg:y="0.236cm"><draw:text-box><text:p text:style-name="P21"><text:span text:style-name="T20">/</text:span></text:p></draw:text-box></draw:frame><draw:frame draw:style-name="gr59" draw:text-style-name="P22" svg:width="0.198cm" svg:height="0.449cm" svg:x="3.263cm" svg:y="0.268cm"><draw:text-box><text:p text:style-name="P21"><text:span text:style-name="T18">p</text:span></text:p></draw:text-box></draw:frame><draw:frame draw:style-name="gr59" draw:text-style-name="P22" svg:width="0.126cm" svg:height="0.481cm" svg:x="3.461cm" svg:y="0.236cm"><draw:text-box><text:p text:style-name="P21"><text:span text:style-name="T20"></text:span></text:p></draw:text-box></draw:frame><draw:frame draw:style-name="gr60" draw:text-style-name="P22" svg:width="0.077cm" svg:height="0.29cm" svg:x="3.567cm" svg:y="0.189cm"><draw:text-box><text:p text:style-name="P21"><text:span text:style-name="T24"></text:span></text:p></draw:text-box></draw:frame><draw:frame draw:style-name="gr60" draw:text-style-name="P22" svg:width="0.094cm" svg:height="0.272cm" svg:x="3.672cm" svg:y="0.199cm"><draw:text-box><text:p text:style-name="P21"><text:span text:style-name="T19">z</text:span></text:p></draw:text-box></draw:frame><draw:frame draw:style-name="gr60" draw:text-style-name="P22" svg:width="0.19cm" svg:height="0.29cm" svg:x="3.778cm" svg:y="0.189cm"><draw:text-box><text:p text:style-name="P21"><text:span text:style-name="T24">−</text:span></text:p></draw:text-box></draw:frame><draw:frame draw:style-name="gr60" draw:text-style-name="P22" svg:width="0.108cm" svg:height="0.272cm" svg:x="3.99cm" svg:y="0.199cm"><draw:text-box><text:p text:style-name="P21"><text:span text:style-name="T19">k</text:span></text:p></draw:text-box></draw:frame><draw:frame draw:style-name="gr60" draw:text-style-name="P22" svg:width="0.077cm" svg:height="0.29cm" svg:x="4.12cm" svg:y="0.189cm"><draw:text-box><text:p text:style-name="P21"><text:span text:style-name="T24"></text:span></text:p></draw:text-box></draw:frame><draw:frame draw:style-name="gr69" draw:text-style-name="P22" svg:width="0.165cm" svg:height="0.638cm" svg:x="4.202cm" svg:y="0.134cm"><draw:text-box><text:p text:style-name="P21"><text:span text:style-name="T26"></text:span></text:p></draw:text-box></draw:frame></draw:g></text:p>
      <text:p text:style-name="P3"/>
      <text:p text:style-name="P3">Implementerar med C-kod...</text:p>
      <text:p text:style-name="P3"/>
      <text:p text:style-name="P8"><draw:g text:anchor-type="as-char" draw:z-index="416" draw:style-name="gr71"><draw:frame draw:style-name="gr96" draw:text-style-name="P22" svg:width="2.883cm" svg:height="0.322cm" svg:x="0cm" svg:y="0cm"><draw:text-box><text:p text:style-name="P21"><text:span text:style-name="T27">#include &lt;math.h&gt;</text:span></text:p></draw:text-box></draw:frame><draw:frame draw:style-name="gr97" draw:text-style-name="P22" svg:width="8.471cm" svg:height="0.322cm" svg:x="0cm" svg:y="0.321cm"><draw:text-box><text:p text:style-name="P21"><text:span text:style-name="T27">double AttackerSuccessProbability(double q, int z)</text:span></text:p></draw:text-box></draw:frame><draw:frame draw:style-name="gr98" draw:text-style-name="P22" svg:width="0.174cm" svg:height="0.322cm" svg:x="0cm" svg:y="0.639cm"><draw:text-box><text:p text:style-name="P21"><text:span text:style-name="T27">{</text:span></text:p></draw:text-box></draw:frame><draw:frame draw:style-name="gr99" draw:text-style-name="P22" svg:width="3.899cm" svg:height="0.322cm" svg:x="0cm" svg:y="0.96cm"><draw:text-box><text:p text:style-name="P21"><text:span text:style-name="T27"><text:s text:c="4"/></text:span><text:span text:style-name="T27">double p = 1.0 - q;</text:span></text:p></draw:text-box></draw:frame><draw:frame draw:style-name="gr100" draw:text-style-name="P22" svg:width="5.423cm" svg:height="0.322cm" svg:x="0cm" svg:y="1.277cm"><draw:text-box><text:p text:style-name="P21"><text:span text:style-name="T27"><text:s text:c="4"/></text:span><text:span text:style-name="T27">double lambda = z * (q / p);</text:span></text:p></draw:text-box></draw:frame><draw:frame draw:style-name="gr101" draw:text-style-name="P22" svg:width="3.56cm" svg:height="0.322cm" svg:x="0cm" svg:y="1.598cm"><draw:text-box><text:p text:style-name="P21"><text:span text:style-name="T27"><text:s text:c="4"/></text:span><text:span text:style-name="T27">double sum = 1.0;</text:span></text:p></draw:text-box></draw:frame><draw:frame draw:style-name="gr76" draw:text-style-name="P22" svg:width="2.206cm" svg:height="0.322cm" svg:x="0cm" svg:y="1.916cm"><draw:text-box><text:p text:style-name="P21"><text:span text:style-name="T27"><text:s text:c="4"/></text:span><text:span text:style-name="T27">int i, k;</text:span></text:p></draw:text-box></draw:frame><draw:frame draw:style-name="gr102" draw:text-style-name="P22" svg:width="4.746cm" svg:height="0.322cm" svg:x="0cm" svg:y="2.237cm"><draw:text-box><text:p text:style-name="P21"><text:span text:style-name="T27"><text:s text:c="4"/></text:span><text:span text:style-name="T27">for (k = 0; k &lt;= z; k++)</text:span></text:p></draw:text-box></draw:frame><draw:frame draw:style-name="gr72" draw:text-style-name="P22" svg:width="0.851cm" svg:height="0.322cm" svg:x="0cm" svg:y="2.554cm"><draw:text-box><text:p text:style-name="P21"><text:span text:style-name="T27"><text:s text:c="4"/></text:span><text:span text:style-name="T27">{</text:span></text:p></draw:text-box></draw:frame><draw:frame draw:style-name="gr103" draw:text-style-name="P22" svg:width="6.439cm" svg:height="0.322cm" svg:x="0cm" svg:y="2.875cm"><draw:text-box><text:p text:style-name="P21"><text:span text:style-name="T27"><text:s text:c="8"/></text:span><text:span text:style-name="T27">double poisson = exp(-lambda);</text:span></text:p></draw:text-box></draw:frame><draw:frame draw:style-name="gr100" draw:text-style-name="P22" svg:width="5.423cm" svg:height="0.322cm" svg:x="0cm" svg:y="3.193cm"><draw:text-box><text:p text:style-name="P21"><text:span text:style-name="T27"><text:s text:c="8"/></text:span><text:span text:style-name="T27">for (i = 1; i &lt;= k; i++)</text:span></text:p></draw:text-box></draw:frame><draw:frame draw:style-name="gr104" draw:text-style-name="P22" svg:width="5.762cm" svg:height="0.322cm" svg:x="0cm" svg:y="3.514cm"><draw:text-box><text:p text:style-name="P21"><text:span text:style-name="T27"><text:s text:c="12"/></text:span><text:span text:style-name="T27">poisson *= lambda / i;</text:span></text:p></draw:text-box></draw:frame><draw:frame draw:style-name="gr105" draw:text-style-name="P22" svg:width="8.302cm" svg:height="0.322cm" svg:x="0cm" svg:y="3.831cm"><draw:text-box><text:p text:style-name="P21"><text:span text:style-name="T27"><text:s text:c="8"/></text:span><text:span text:style-name="T27">sum -= poisson * (1 - pow(q / p, z - k));</text:span></text:p></draw:text-box></draw:frame><draw:frame draw:style-name="gr72" draw:text-style-name="P22" svg:width="0.851cm" svg:height="0.322cm" svg:x="0cm" svg:y="4.152cm"><draw:text-box><text:p text:style-name="P21"><text:span text:style-name="T27"><text:s text:c="4"/></text:span><text:span text:style-name="T27">}</text:span></text:p></draw:text-box></draw:frame><draw:frame draw:style-name="gr106" draw:text-style-name="P22" svg:width="2.544cm" svg:height="0.322cm" svg:x="0cm" svg:y="4.47cm"><draw:text-box><text:p text:style-name="P21"><text:span text:style-name="T27"><text:s text:c="4"/></text:span><text:span text:style-name="T27">return sum;</text:span></text:p></draw:text-box></draw:frame><draw:frame draw:style-name="gr98" draw:text-style-name="P22" svg:width="0.174cm" svg:height="0.322cm" svg:x="0cm" svg:y="4.791cm"><draw:text-box><text:p text:style-name="P21"><text:span text:style-name="T27">}</text:span></text:p></draw:text-box></draw:frame></draw:g></text:p>
      <text:p text:style-name="P7">Vid testkörning av ett antal resultat, ser vi att sannolikheten faller exponentiellt med z.</text:p>
      <text:p text:style-name="P3"/>
      <text:p text:style-name="P8"><draw:g text:anchor-type="as-char" draw:z-index="206" draw:style-name="gr71"><draw:frame draw:style-name="gr72" draw:text-style-name="P22" svg:width="0.851cm" svg:height="0.322cm" svg:x="0cm" svg:y="0cm"><draw:text-box><text:p text:style-name="P21"><text:span text:style-name="T27">q=0.1</text:span></text:p></draw:text-box></draw:frame><draw:frame draw:style-name="gr73" draw:text-style-name="P22" svg:width="3.052cm" svg:height="0.322cm" svg:x="0cm" svg:y="0.318cm"><draw:text-box><text:p text:style-name="P21"><text:span text:style-name="T27">z=0 <text:s text:c="3"/>P=1.0000000</text:span></text:p></draw:text-box></draw:frame><draw:frame draw:style-name="gr73" draw:text-style-name="P22" svg:width="3.052cm" svg:height="0.322cm" svg:x="0cm" svg:y="0.639cm"><draw:text-box><text:p text:style-name="P21"><text:span text:style-name="T27">z=1 <text:s text:c="3"/>P=0.2045873</text:span></text:p></draw:text-box></draw:frame><draw:frame draw:style-name="gr73" draw:text-style-name="P22" svg:width="3.052cm" svg:height="0.322cm" svg:x="0cm" svg:y="0.956cm"><draw:text-box><text:p text:style-name="P21"><text:span text:style-name="T27">z=2 <text:s text:c="3"/>P=0.0509779</text:span></text:p></draw:text-box></draw:frame><draw:frame draw:style-name="gr73" draw:text-style-name="P22" svg:width="3.052cm" svg:height="0.322cm" svg:x="0cm" svg:y="1.277cm"><draw:text-box><text:p text:style-name="P21"><text:span text:style-name="T27">z=3 <text:s text:c="3"/>P=0.0131722</text:span></text:p></draw:text-box></draw:frame><draw:frame draw:style-name="gr73" draw:text-style-name="P22" svg:width="3.052cm" svg:height="0.322cm" svg:x="0cm" svg:y="1.595cm"><draw:text-box><text:p text:style-name="P21"><text:span text:style-name="T27">z=4 <text:s text:c="3"/>P=0.0034552</text:span></text:p></draw:text-box></draw:frame><draw:frame draw:style-name="gr73" draw:text-style-name="P22" svg:width="3.052cm" svg:height="0.322cm" svg:x="0cm" svg:y="1.916cm"><draw:text-box><text:p text:style-name="P21"><text:span text:style-name="T27">z=5 <text:s text:c="3"/>P=0.0009137</text:span></text:p></draw:text-box></draw:frame><draw:frame draw:style-name="gr73" draw:text-style-name="P22" svg:width="3.052cm" svg:height="0.322cm" svg:x="0cm" svg:y="2.233cm"><draw:text-box><text:p text:style-name="P21"><text:span text:style-name="T27">z=6 <text:s text:c="3"/>P=0.0002428</text:span></text:p></draw:text-box></draw:frame><draw:frame draw:style-name="gr73" draw:text-style-name="P22" svg:width="3.052cm" svg:height="0.322cm" svg:x="0cm" svg:y="2.554cm"><draw:text-box><text:p text:style-name="P21"><text:span text:style-name="T27">z=7 <text:s text:c="3"/>P=0.0000647</text:span></text:p></draw:text-box></draw:frame><draw:frame draw:style-name="gr73" draw:text-style-name="P22" svg:width="3.052cm" svg:height="0.322cm" svg:x="0cm" svg:y="2.872cm"><draw:text-box><text:p text:style-name="P21"><text:span text:style-name="T27">z=8 <text:s text:c="3"/>P=0.0000173</text:span></text:p></draw:text-box></draw:frame><draw:frame draw:style-name="gr73" draw:text-style-name="P22" svg:width="3.052cm" svg:height="0.322cm" svg:x="0cm" svg:y="3.193cm"><draw:text-box><text:p text:style-name="P21"><text:span text:style-name="T27">z=9 <text:s text:c="3"/>P=0.0000046</text:span></text:p></draw:text-box></draw:frame><draw:frame draw:style-name="gr73" draw:text-style-name="P22" svg:width="3.052cm" svg:height="0.322cm" svg:x="0cm" svg:y="3.51cm"><draw:text-box><text:p text:style-name="P21"><text:span text:style-name="T27">z=10 <text:s text:c="2"/>P=0.0000012</text:span></text:p></draw:text-box></draw:frame><draw:frame draw:style-name="gr72" draw:text-style-name="P22" svg:width="0.851cm" svg:height="0.322cm" svg:x="0cm" svg:y="4.187cm"><draw:text-box><text:p text:style-name="P21"><text:span text:style-name="T27">q=0.3</text:span></text:p></draw:text-box></draw:frame><draw:frame draw:style-name="gr73" draw:text-style-name="P22" svg:width="3.052cm" svg:height="0.322cm" svg:x="0cm" svg:y="4.505cm"><draw:text-box><text:p text:style-name="P21"><text:span text:style-name="T27">z=0 <text:s text:c="3"/>P=1.0000000</text:span></text:p></draw:text-box></draw:frame><draw:frame draw:style-name="gr73" draw:text-style-name="P22" svg:width="3.052cm" svg:height="0.322cm" svg:x="0cm" svg:y="4.826cm"><draw:text-box><text:p text:style-name="P21"><text:span text:style-name="T27">z=5 <text:s text:c="3"/>P=0.1773523</text:span></text:p></draw:text-box></draw:frame><draw:frame draw:style-name="gr73" draw:text-style-name="P22" svg:width="3.052cm" svg:height="0.322cm" svg:x="0cm" svg:y="5.144cm"><draw:text-box><text:p text:style-name="P21"><text:span text:style-name="T27">z=10 <text:s text:c="2"/>P=0.0416605</text:span></text:p></draw:text-box></draw:frame><draw:frame draw:style-name="gr73" draw:text-style-name="P22" svg:width="3.052cm" svg:height="0.322cm" svg:x="0cm" svg:y="5.465cm"><draw:text-box><text:p text:style-name="P21"><text:span text:style-name="T27">z=15 <text:s text:c="2"/>P=0.0101008</text:span></text:p></draw:text-box></draw:frame><draw:frame draw:style-name="gr73" draw:text-style-name="P22" svg:width="3.052cm" svg:height="0.322cm" svg:x="0cm" svg:y="5.782cm"><draw:text-box><text:p text:style-name="P21"><text:span text:style-name="T27">z=20 <text:s text:c="2"/>P=0.0024804</text:span></text:p></draw:text-box></draw:frame><draw:frame draw:style-name="gr73" draw:text-style-name="P22" svg:width="3.052cm" svg:height="0.322cm" svg:x="0cm" svg:y="6.103cm"><draw:text-box><text:p text:style-name="P21"><text:span text:style-name="T27">z=25 <text:s text:c="2"/>P=0.0006132</text:span></text:p></draw:text-box></draw:frame><draw:frame draw:style-name="gr73" draw:text-style-name="P22" svg:width="3.052cm" svg:height="0.322cm" svg:x="0cm" svg:y="6.421cm"><draw:text-box><text:p text:style-name="P21"><text:span text:style-name="T27">z=30 <text:s text:c="2"/>P=0.0001522</text:span></text:p></draw:text-box></draw:frame><draw:frame draw:style-name="gr73" draw:text-style-name="P22" svg:width="3.052cm" svg:height="0.322cm" svg:x="0cm" svg:y="6.742cm"><draw:text-box><text:p text:style-name="P21"><text:span text:style-name="T27">z=35 <text:s text:c="2"/>P=0.0000379</text:span></text:p></draw:text-box></draw:frame><draw:frame draw:style-name="gr73" draw:text-style-name="P22" svg:width="3.052cm" svg:height="0.322cm" svg:x="0cm" svg:y="7.059cm"><draw:text-box><text:p text:style-name="P21"><text:span text:style-name="T27">z=40 <text:s text:c="2"/>P=0.0000095</text:span></text:p></draw:text-box></draw:frame><draw:frame draw:style-name="gr73" draw:text-style-name="P22" svg:width="3.052cm" svg:height="0.322cm" svg:x="0cm" svg:y="7.38cm"><draw:text-box><text:p text:style-name="P21"><text:span text:style-name="T27">z=45 <text:s text:c="2"/>P=0.0000024</text:span></text:p></draw:text-box></draw:frame><draw:frame draw:style-name="gr73" draw:text-style-name="P22" svg:width="3.052cm" svg:height="0.322cm" svg:x="0cm" svg:y="7.698cm"><draw:text-box><text:p text:style-name="P21"><text:span text:style-name="T27">z=50 <text:s text:c="2"/>P=0.0000006</text:span></text:p></draw:text-box></draw:frame></draw:g></text:p>
      <text:p text:style-name="P3"/>
      <text:p text:style-name="P3">Vi löser för P mindre än 0.1%...</text:p>
      <text:p text:style-name="P3"/>
      <text:p text:style-name="P8"><draw:g text:anchor-type="as-char" draw:z-index="207" draw:style-name="gr71"><draw:frame draw:style-name="gr74" draw:text-style-name="P22" svg:width="1.528cm" svg:height="0.322cm" svg:x="0cm" svg:y="0cm"><draw:text-box><text:p text:style-name="P21"><text:span text:style-name="T27">P &lt; 0.001</text:span></text:p></draw:text-box></draw:frame><draw:frame draw:style-name="gr75" draw:text-style-name="P22" svg:width="2.036cm" svg:height="0.322cm" svg:x="0cm" svg:y="0.321cm"><draw:text-box><text:p text:style-name="P21"><text:span text:style-name="T27">q=0.10 <text:s text:c="2"/>z=5</text:span></text:p></draw:text-box></draw:frame><draw:frame draw:style-name="gr75" draw:text-style-name="P22" svg:width="2.036cm" svg:height="0.322cm" svg:x="0cm" svg:y="0.639cm"><draw:text-box><text:p text:style-name="P21"><text:span text:style-name="T27">q=0.15 <text:s text:c="2"/>z=8</text:span></text:p></draw:text-box></draw:frame><draw:frame draw:style-name="gr76" draw:text-style-name="P22" svg:width="2.206cm" svg:height="0.322cm" svg:x="0cm" svg:y="0.96cm"><draw:text-box><text:p text:style-name="P21"><text:span text:style-name="T27">q=0.20 <text:s text:c="2"/>z=11</text:span></text:p></draw:text-box></draw:frame><draw:frame draw:style-name="gr76" draw:text-style-name="P22" svg:width="2.206cm" svg:height="0.322cm" svg:x="0cm" svg:y="1.277cm"><draw:text-box><text:p text:style-name="P21"><text:span text:style-name="T27">q=0.25 <text:s text:c="2"/>z=15</text:span></text:p></draw:text-box></draw:frame><draw:frame draw:style-name="gr76" draw:text-style-name="P22" svg:width="2.206cm" svg:height="0.322cm" svg:x="0cm" svg:y="1.598cm"><draw:text-box><text:p text:style-name="P21"><text:span text:style-name="T27">q=0.30 <text:s text:c="2"/>z=24</text:span></text:p></draw:text-box></draw:frame><draw:frame draw:style-name="gr76" draw:text-style-name="P22" svg:width="2.206cm" svg:height="0.322cm" svg:x="0cm" svg:y="1.916cm"><draw:text-box><text:p text:style-name="P21"><text:span text:style-name="T27">q=0.35 <text:s text:c="2"/>z=41</text:span></text:p></draw:text-box></draw:frame><draw:frame draw:style-name="gr76" draw:text-style-name="P22" svg:width="2.206cm" svg:height="0.322cm" svg:x="0cm" svg:y="2.237cm"><draw:text-box><text:p text:style-name="P21"><text:span text:style-name="T27">q=0.40 <text:s text:c="2"/>z=89</text:span></text:p></draw:text-box></draw:frame><draw:frame draw:style-name="gr77" draw:text-style-name="P22" svg:width="2.375cm" svg:height="0.322cm" svg:x="0cm" svg:y="2.554cm"><draw:text-box><text:p text:style-name="P21"><text:span text:style-name="T27">q=0.45 <text:s text:c="2"/>z=340</text:span></text:p></draw:text-box></draw:frame></draw:g></text:p>
      <text:h text:style-name="P20" text:outline-level="2">12. <text:s text:c="3"/>Slutsats</text:h>
      <text:p text:style-name="P3">Vi har föreslagit ett system för elektroniska transaktioner som inte beror på tillit. Vi började med det vanliga ramverket för mynt som är skapade med digitala signaturer, vilket ger stark kontroll över ägandet men är alltjämnt ofullständigt, utan en metod för att förhindra dubbelbetalning. För att lösa problemet, föreslog vi ett P2P-nätverk som använder proof-of-work för att skapa en offentlig historia av transaktioner, som snabbt blir beräkningmässigt ohållbart för en angripare att ändra om tillförlitliga noder behärskar majoriteten av CPU-kraft i nätverket. Nätverket är robust i sin ostrukturerad enkelhet. Noder arbetar alla samtidigt med lite samordning. De behöver inte vara identifierade, eftersom meddelanden inte routas till någon särskild plats och endast behöver vara levererade efter bästa förmåga. Noder kan lämna och återansluta till nätverket som de önskar, och accepterar proof-of-work kedjan som bevis på händelser som inträffar när de är bortkopplade. De röstar med sin CPU-kraft, och uttrycker sitt godkännande av giltiga block genom att arbeta på att förlänga dem och sitt avvisande genom sin vägran att arbeta på dem.  Behövliga regler och incitament kan genomdrivas med denna konsensusmekanism.</text:p>
      <text:p text:style-name="P3"/>
      <text:p text:style-name="P3"/>
      <text:p text:style-name="P3"/>
      <text:h text:style-name="P20" text:outline-level="2"><text:soft-page-break/>Referenser</text:h>
      <text:list xml:id="list5356297345582453192" text:style-name="Numbering_20_2">
        <text:list-item>
          <text:p text:style-name="P15">W. Dai, "b-money," http://www.weidai.com/bmoney.txt, 1998. </text:p>
        </text:list-item>
        <text:list-item>
          <text:p text:style-name="P16"><text:span text:style-name="T1">H. Massias, X.S. Avila, and J.-J. Quisquater, "Design of a secure timestamping service with minimal trust requirements," In </text:span><text:span text:style-name="T2">20th Symposium on Information Theory in the Benelux</text:span><text:span text:style-name="T1">, May 1999. </text:span></text:p>
        </text:list-item>
        <text:list-item>
          <text:p text:style-name="P16"><text:span text:style-name="T1">S. Haber, W.S. Stornetta, "How to time-stamp a digital document," In </text:span><text:span text:style-name="T2">Journal of Cryptology</text:span><text:span text:style-name="T1">, vol 3, no 2, pages 99-111, 1991. </text:span></text:p>
        </text:list-item>
        <text:list-item>
          <text:p text:style-name="P16"><text:span text:style-name="T1">D. Bayer, S. Haber, W.S. Stornetta, "Improving the efficiency and reliability of digital time-stamping," </text:span><text:span text:style-name="T2">In Sequences II: Methods in Communication, Security and Computer Science</text:span><text:span text:style-name="T1">, pages 329-334, 1993. </text:span></text:p>
        </text:list-item>
        <text:list-item>
          <text:p text:style-name="P16"><text:span text:style-name="T1">S. Haber, W.S. Stornetta, "Secure names for bit-strings," In </text:span><text:span text:style-name="T2">Proceedings of the 4th ACM Conference on Computer and Communications Security</text:span><text:span text:style-name="T1">, pages 28-35, April 1997. </text:span></text:p>
        </text:list-item>
        <text:list-item>
          <text:p text:style-name="P15">A. Back, "Hashcash - a denial of service counter-measure," <text:line-break/>http://www.hashcash.org/papers/hashcash.pdf, 2002. </text:p>
        </text:list-item>
        <text:list-item>
          <text:p text:style-name="P16"><text:span text:style-name="T1"><text:s/>R.C. Merkle, "Protocols for public key cryptosystems," In Proc. </text:span><text:span text:style-name="T2">1980 Symposium on Security and Privacy</text:span><text:span text:style-name="T1">, IEEE Computer Society, pages 122-133, April 1980. </text:span></text:p>
        </text:list-item>
        <text:list-item>
          <text:p text:style-name="P15">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Times New RomanPSMT" svg:font-family="'Times New RomanPSMT'" style:font-family-generic="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6cm" fo:margin-right="0cm" fo:margin-top="0cm" fo:margin-bottom="0cm" fo:text-indent="0cm" style:auto-text-indent="false"/>
      <style:text-properties fo:font-size="10.1000003814697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21.59cm" fo:page-height="27.94cm" style:num-format="1" style:print-orientation="portrait" fo:margin-top="3cm" fo:margin-bottom="2.6cm" fo:margin-left="3.81cm" fo:margin-right="3.8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4-01-29T00:30:31</meta:creation-date>
    <dc:date>2015-06-30T00:09:57.85</dc:date>
    <meta:editing-duration>P8DT2H15M39S</meta:editing-duration>
    <meta:editing-cycles>429</meta:editing-cycles>
    <meta:generator>OpenOffice.org/3.4.1$Win32 OpenOffice.org_project/341m1$Build-9593</meta:generator>
    <meta:document-statistic meta:table-count="0" meta:image-count="0" meta:object-count="0" meta:page-count="9" meta:paragraph-count="82" meta:word-count="3114" meta:character-count="21338"/>
  </office:meta>
</office:document-meta>
</file>